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40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2">
          <table:table-cell office:value-type="string">
            <text:p>Nom</text:p>
          </table:table-cell>
          <table:table-cell office:value-type="string">
            <text:p>Prenom</text:p>
          </table:table-cell>
          <table:table-cell office:value-type="string">
            <text:p>Poste</text:p>
          </table:table-cell>
          <table:table-cell office:value-type="string">
            <text:p>Photo</text:p>
          </table:table-cell>
          <table:table-cell office:value-type="string">
            <text:p>Equipe</text:p>
          </table:table-cell>
          <table:table-cell office:value-type="string">
            <text:p>Selection</text:p>
          </table:table-cell>
          <table:table-cell office:value-type="string">
            <text:p>Nationalite</text:p>
          </table:table-cell>
          <table:table-cell office:value-type="string">
            <text:p>Championnat</text:p>
          </table:table-cell>
        </table:table-row>
        <table:table-row table:style-name="ro2">
          <table:table-cell office:value-type="string">
            <text:p>Rhodes</text:p>
          </table:table-cell>
          <table:table-cell office:value-type="string">
            <text:p>Jordan</text:p>
          </table:table-cell>
          <table:table-cell office:value-type="string">
            <text:p>BU</text:p>
          </table:table-cell>
          <table:table-cell office:value-type="string">
            <text:p>http://2015.sofifa.org/15/players/60/184624.png</text:p>
          </table:table-cell>
          <table:table-cell office:value-type="string">
            <text:p>Blackburn Rovers FC</text:p>
          </table:table-cell>
          <table:table-cell/>
          <table:table-cell office:value-type="string">
            <text:p>Ecoss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Kking</text:p>
          </table:table-cell>
          <table:table-cell office:value-type="string">
            <text:p>Joshua</text:p>
          </table:table-cell>
          <table:table-cell office:value-type="string">
            <text:p>MG</text:p>
          </table:table-cell>
          <table:table-cell office:value-type="string">
            <text:p>http://2015.sofifa.org/15/players/60/185422.png</text:p>
          </table:table-cell>
          <table:table-cell office:value-type="string">
            <text:p>Blackburn Rovers FC</text:p>
          </table:table-cell>
          <table:table-cell office:value-type="string">
            <text:p>Norvege</text:p>
          </table:table-cell>
          <table:table-cell office:value-type="string">
            <text:p>Norveg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Robinson</text:p>
          </table:table-cell>
          <table:table-cell office:value-type="string">
            <text:p>Paul</text:p>
          </table:table-cell>
          <table:table-cell office:value-type="string">
            <text:p>G</text:p>
          </table:table-cell>
          <table:table-cell office:value-type="string">
            <text:p>http://2015.sofifa.org/15/players/60/13914.png</text:p>
          </table:table-cell>
          <table:table-cell office:value-type="string">
            <text:p>Blackburn Rovers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Duffy</text:p>
          </table:table-cell>
          <table:table-cell office:value-type="string">
            <text:p>Shane</text:p>
          </table:table-cell>
          <table:table-cell office:value-type="string">
            <text:p>DC</text:p>
          </table:table-cell>
          <table:table-cell office:value-type="string">
            <text:p>http://2015.sofifa.org/15/players/60/192622.png</text:p>
          </table:table-cell>
          <table:table-cell office:value-type="string">
            <text:p>Blackburn Rovers FC</text:p>
          </table:table-cell>
          <table:table-cell/>
          <table:table-cell office:value-type="string">
            <text:p>Irland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Steele</text:p>
          </table:table-cell>
          <table:table-cell office:value-type="string">
            <text:p>Jason</text:p>
          </table:table-cell>
          <table:table-cell office:value-type="string">
            <text:p>G</text:p>
          </table:table-cell>
          <table:table-cell office:value-type="string">
            <text:p>http://2015.sofifa.org/15/players/60/188836.png</text:p>
          </table:table-cell>
          <table:table-cell office:value-type="string">
            <text:p>Blackburn Rovers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arshall</text:p>
          </table:table-cell>
          <table:table-cell office:value-type="string">
            <text:p>Ben</text:p>
          </table:table-cell>
          <table:table-cell office:value-type="string">
            <text:p>MDR</text:p>
          </table:table-cell>
          <table:table-cell office:value-type="string">
            <text:p>http://2015.sofifa.org/15/players/60/193172.png</text:p>
          </table:table-cell>
          <table:table-cell office:value-type="string">
            <text:p>Blackburn Rovers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Evans</text:p>
          </table:table-cell>
          <table:table-cell office:value-type="string">
            <text:p>Corry</text:p>
          </table:table-cell>
          <table:table-cell office:value-type="string">
            <text:p>MDC</text:p>
          </table:table-cell>
          <table:table-cell office:value-type="string">
            <text:p>http://2015.sofifa.org/15/players/60/186135.png</text:p>
          </table:table-cell>
          <table:table-cell office:value-type="string">
            <text:p>Blackburn Rovers FC</text:p>
          </table:table-cell>
          <table:table-cell table:number-columns-repeated="2" office:value-type="string">
            <text:p>Irlande du Nord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Hanley</text:p>
          </table:table-cell>
          <table:table-cell office:value-type="string">
            <text:p>Grant</text:p>
          </table:table-cell>
          <table:table-cell office:value-type="string">
            <text:p>DC</text:p>
          </table:table-cell>
          <table:table-cell office:value-type="string">
            <text:p>http://2015.sofifa.org/15/players/60/198904.png</text:p>
          </table:table-cell>
          <table:table-cell office:value-type="string">
            <text:p>Blackburn Rovers FC</text:p>
          </table:table-cell>
          <table:table-cell/>
          <table:table-cell office:value-type="string">
            <text:p>Ecoss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Dunn</text:p>
          </table:table-cell>
          <table:table-cell office:value-type="string">
            <text:p>David</text:p>
          </table:table-cell>
          <table:table-cell office:value-type="string">
            <text:p>MOC</text:p>
          </table:table-cell>
          <table:table-cell office:value-type="string">
            <text:p>http://2015.sofifa.org/15/players/60/51373.png</text:p>
          </table:table-cell>
          <table:table-cell office:value-type="string">
            <text:p>Blackburn Rovers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Conway</text:p>
          </table:table-cell>
          <table:table-cell office:value-type="string">
            <text:p>Craig</text:p>
          </table:table-cell>
          <table:table-cell office:value-type="string">
            <text:p>MG</text:p>
          </table:table-cell>
          <table:table-cell office:value-type="string">
            <text:p>http://2015.sofifa.org/15/players/60/139609.png</text:p>
          </table:table-cell>
          <table:table-cell office:value-type="string">
            <text:p>Blackburn Rovers FC</text:p>
          </table:table-cell>
          <table:table-cell/>
          <table:table-cell office:value-type="string">
            <text:p>Ecoss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Cairney</text:p>
          </table:table-cell>
          <table:table-cell office:value-type="string">
            <text:p>Tom</text:p>
          </table:table-cell>
          <table:table-cell office:value-type="string">
            <text:p>MC</text:p>
          </table:table-cell>
          <table:table-cell office:value-type="string">
            <text:p>http://2015.sofifa.org/15/players/60/195202.png</text:p>
          </table:table-cell>
          <table:table-cell office:value-type="string">
            <text:p>Blackburn Rovers FC</text:p>
          </table:table-cell>
          <table:table-cell/>
          <table:table-cell office:value-type="string">
            <text:p>Ecoss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Tunnicliffe</text:p>
          </table:table-cell>
          <table:table-cell office:value-type="string">
            <text:p>Ryan</text:p>
          </table:table-cell>
          <table:table-cell office:value-type="string">
            <text:p>MC</text:p>
          </table:table-cell>
          <table:table-cell office:value-type="string">
            <text:p>http://2015.sofifa.org/15/players/60/203069.png</text:p>
          </table:table-cell>
          <table:table-cell office:value-type="string">
            <text:p>Blackburn Rovers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Henley</text:p>
          </table:table-cell>
          <table:table-cell office:value-type="string">
            <text:p>Adam</text:p>
          </table:table-cell>
          <table:table-cell office:value-type="string">
            <text:p>DD</text:p>
          </table:table-cell>
          <table:table-cell office:value-type="string">
            <text:p>http://2015.sofifa.org/15/players/60/205485.png</text:p>
          </table:table-cell>
          <table:table-cell office:value-type="string">
            <text:p>Blackburn Rovers FC</text:p>
          </table:table-cell>
          <table:table-cell/>
          <table:table-cell office:value-type="string">
            <text:p>Pays de Galles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Brown</text:p>
          </table:table-cell>
          <table:table-cell office:value-type="string">
            <text:p>Chris</text:p>
          </table:table-cell>
          <table:table-cell office:value-type="string">
            <text:p>BU</text:p>
          </table:table-cell>
          <table:table-cell office:value-type="string">
            <text:p>http://2015.sofifa.org/15/players/60/163627.png</text:p>
          </table:table-cell>
          <table:table-cell office:value-type="string">
            <text:p>Blackburn Rovers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Olsson</text:p>
          </table:table-cell>
          <table:table-cell office:value-type="string">
            <text:p>Marcus</text:p>
          </table:table-cell>
          <table:table-cell office:value-type="string">
            <text:p>DG</text:p>
          </table:table-cell>
          <table:table-cell office:value-type="string">
            <text:p>http://2015.sofifa.org/15/players/60/187916.png</text:p>
          </table:table-cell>
          <table:table-cell office:value-type="string">
            <text:p>Blackburn Rovers FC</text:p>
          </table:table-cell>
          <table:table-cell/>
          <table:table-cell office:value-type="string">
            <text:p>Sued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Spurr</text:p>
          </table:table-cell>
          <table:table-cell office:value-type="string">
            <text:p>Tommy</text:p>
          </table:table-cell>
          <table:table-cell office:value-type="string">
            <text:p>DG</text:p>
          </table:table-cell>
          <table:table-cell office:value-type="string">
            <text:p>http://2015.sofifa.org/15/players/60/172179.png</text:p>
          </table:table-cell>
          <table:table-cell office:value-type="string">
            <text:p>Blackburn Rovers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Lowe</text:p>
          </table:table-cell>
          <table:table-cell office:value-type="string">
            <text:p>Jason</text:p>
          </table:table-cell>
          <table:table-cell office:value-type="string">
            <text:p>MC</text:p>
          </table:table-cell>
          <table:table-cell office:value-type="string">
            <text:p>http://2015.sofifa.org/15/players/60/200292.png</text:p>
          </table:table-cell>
          <table:table-cell office:value-type="string">
            <text:p>Blackburn Rovers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Gestede</text:p>
          </table:table-cell>
          <table:table-cell office:value-type="string">
            <text:p>Rudy</text:p>
          </table:table-cell>
          <table:table-cell office:value-type="string">
            <text:p>BU</text:p>
          </table:table-cell>
          <table:table-cell office:value-type="string">
            <text:p>http://2015.sofifa.org/15/players/60/187942.png</text:p>
          </table:table-cell>
          <table:table-cell office:value-type="string">
            <text:p>Blackburn Rovers FC</text:p>
          </table:table-cell>
          <table:table-cell/>
          <table:table-cell office:value-type="string">
            <text:p>Benin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Baptiste</text:p>
          </table:table-cell>
          <table:table-cell office:value-type="string">
            <text:p>Alex</text:p>
          </table:table-cell>
          <table:table-cell office:value-type="string">
            <text:p>DD</text:p>
          </table:table-cell>
          <table:table-cell office:value-type="string">
            <text:p>http://2015.sofifa.org/15/players/60/140422.png</text:p>
          </table:table-cell>
          <table:table-cell office:value-type="string">
            <text:p>Blackburn Rovers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Varney</text:p>
          </table:table-cell>
          <table:table-cell office:value-type="string">
            <text:p>Luke</text:p>
          </table:table-cell>
          <table:table-cell office:value-type="string">
            <text:p>BU</text:p>
          </table:table-cell>
          <table:table-cell office:value-type="string">
            <text:p>http://2015.sofifa.org/15/players/60/163351.png</text:p>
          </table:table-cell>
          <table:table-cell office:value-type="string">
            <text:p>Blackburn Rovers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Kilgallon</text:p>
          </table:table-cell>
          <table:table-cell office:value-type="string">
            <text:p>Mattheuw</text:p>
          </table:table-cell>
          <table:table-cell office:value-type="string">
            <text:p>DC</text:p>
          </table:table-cell>
          <table:table-cell office:value-type="string">
            <text:p>http://2015.sofifa.org/15/players/60/138413.png</text:p>
          </table:table-cell>
          <table:table-cell office:value-type="string">
            <text:p>Blackburn Rovers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Williamson</text:p>
          </table:table-cell>
          <table:table-cell office:value-type="string">
            <text:p>Lee</text:p>
          </table:table-cell>
          <table:table-cell office:value-type="string">
            <text:p>MDC</text:p>
          </table:table-cell>
          <table:table-cell office:value-type="string">
            <text:p>http://2015.sofifa.org/15/players/60/119723.png</text:p>
          </table:table-cell>
          <table:table-cell office:value-type="string">
            <text:p>Blackburn Rovers FC</text:p>
          </table:table-cell>
          <table:table-cell/>
          <table:table-cell office:value-type="string">
            <text:p>Jamaiqu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Taylor</text:p>
          </table:table-cell>
          <table:table-cell office:value-type="string">
            <text:p>Chris</text:p>
          </table:table-cell>
          <table:table-cell office:value-type="string">
            <text:p>MG</text:p>
          </table:table-cell>
          <table:table-cell office:value-type="string">
            <text:p>http://2015.sofifa.org/15/players/60/177495.png</text:p>
          </table:table-cell>
          <table:table-cell office:value-type="string">
            <text:p>Blackburn Rovers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Kean</text:p>
          </table:table-cell>
          <table:table-cell office:value-type="string">
            <text:p>Jake</text:p>
          </table:table-cell>
          <table:table-cell office:value-type="string">
            <text:p>G</text:p>
          </table:table-cell>
          <table:table-cell office:value-type="string">
            <text:p>http://2015.sofifa.org/15/players/60/186238.png</text:p>
          </table:table-cell>
          <table:table-cell office:value-type="string">
            <text:p>Blackburn Rovers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Eastwood</text:p>
          </table:table-cell>
          <table:table-cell office:value-type="string">
            <text:p>Simon</text:p>
          </table:table-cell>
          <table:table-cell office:value-type="string">
            <text:p>G</text:p>
          </table:table-cell>
          <table:table-cell office:value-type="string">
            <text:p>http://2015.sofifa.org/15/players/60/173895.png</text:p>
          </table:table-cell>
          <table:table-cell office:value-type="string">
            <text:p>Blackburn Rovers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Songo'o </text:p>
          </table:table-cell>
          <table:table-cell office:value-type="string">
            <text:p>Yann</text:p>
          </table:table-cell>
          <table:table-cell office:value-type="string">
            <text:p>DC</text:p>
          </table:table-cell>
          <table:table-cell office:value-type="string">
            <text:p>http://2015.sofifa.org/15/players/60/203210.png</text:p>
          </table:table-cell>
          <table:table-cell office:value-type="string">
            <text:p>Blackburn Rovers FC</text:p>
          </table:table-cell>
          <table:table-cell/>
          <table:table-cell office:value-type="string">
            <text:p>Cameroun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Forrester</text:p>
          </table:table-cell>
          <table:table-cell office:value-type="string">
            <text:p>Anton</text:p>
          </table:table-cell>
          <table:table-cell office:value-type="string">
            <text:p>BU</text:p>
          </table:table-cell>
          <table:table-cell office:value-type="string">
            <text:p>http://2015.sofifa.org/15/players/60/204365.png</text:p>
          </table:table-cell>
          <table:table-cell office:value-type="string">
            <text:p>Blackburn Rovers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ahoney</text:p>
          </table:table-cell>
          <table:table-cell office:value-type="string">
            <text:p>Connor</text:p>
          </table:table-cell>
          <table:table-cell office:value-type="string">
            <text:p>MOC</text:p>
          </table:table-cell>
          <table:table-cell office:value-type="string">
            <text:p>http://2015.sofifa.org/15/players/60/220045.png</text:p>
          </table:table-cell>
          <table:table-cell office:value-type="string">
            <text:p>Blackburn Rovers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Carson</text:p>
          </table:table-cell>
          <table:table-cell office:value-type="string">
            <text:p>David</text:p>
          </table:table-cell>
          <table:table-cell office:value-type="string">
            <text:p>MDC</text:p>
          </table:table-cell>
          <table:table-cell/>
          <table:table-cell office:value-type="string">
            <text:p>Blackburn Rovers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Rittenberg</text:p>
          </table:table-cell>
          <table:table-cell office:value-type="string">
            <text:p>Dean</text:p>
          </table:table-cell>
          <table:table-cell office:value-type="string">
            <text:p>BU</text:p>
          </table:table-cell>
          <table:table-cell/>
          <table:table-cell office:value-type="string">
            <text:p>Blackburn Rovers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Chung Yong</text:p>
          </table:table-cell>
          <table:table-cell office:value-type="string">
            <text:p>Lee</text:p>
          </table:table-cell>
          <table:table-cell office:value-type="string">
            <text:p>MDR</text:p>
          </table:table-cell>
          <table:table-cell office:value-type="string">
            <text:p>http://2015.sofifa.org/15/players/60/155355.png</text:p>
          </table:table-cell>
          <table:table-cell office:value-type="string">
            <text:p>Bolton Wanderers FC</text:p>
          </table:table-cell>
          <table:table-cell office:value-type="string">
            <text:p>Coree du Sud</text:p>
          </table:table-cell>
          <table:table-cell office:value-type="string">
            <text:p>Coree du Sud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Kenny</text:p>
          </table:table-cell>
          <table:table-cell office:value-type="string">
            <text:p>Paddy</text:p>
          </table:table-cell>
          <table:table-cell office:value-type="string">
            <text:p>G</text:p>
          </table:table-cell>
          <table:table-cell office:value-type="string">
            <text:p>http://2015.sofifa.org/15/players/60/19140.png</text:p>
          </table:table-cell>
          <table:table-cell office:value-type="string">
            <text:p>Bolton Wanderers FC</text:p>
          </table:table-cell>
          <table:table-cell/>
          <table:table-cell office:value-type="string">
            <text:p>Irland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Hall</text:p>
          </table:table-cell>
          <table:table-cell office:value-type="string">
            <text:p>Robert</text:p>
          </table:table-cell>
          <table:table-cell office:value-type="string">
            <text:p>MG</text:p>
          </table:table-cell>
          <table:table-cell office:value-type="string">
            <text:p>http://2015.sofifa.org/15/players/60/203355.png</text:p>
          </table:table-cell>
          <table:table-cell office:value-type="string">
            <text:p>Bolton Wanderers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Clayton</text:p>
          </table:table-cell>
          <table:table-cell office:value-type="string">
            <text:p>Max</text:p>
          </table:table-cell>
          <table:table-cell office:value-type="string">
            <text:p>BU</text:p>
          </table:table-cell>
          <table:table-cell office:value-type="string">
            <text:p>http://2015.sofifa.org/15/players/60/203289.png</text:p>
          </table:table-cell>
          <table:table-cell office:value-type="string">
            <text:p>Bolton Wanderers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Vela</text:p>
          </table:table-cell>
          <table:table-cell office:value-type="string">
            <text:p>Josh</text:p>
          </table:table-cell>
          <table:table-cell office:value-type="string">
            <text:p>MC</text:p>
          </table:table-cell>
          <table:table-cell office:value-type="string">
            <text:p>http://2015.sofifa.org/15/players/60/203060.png</text:p>
          </table:table-cell>
          <table:table-cell office:value-type="string">
            <text:p>Bolton Wanderers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Herd</text:p>
          </table:table-cell>
          <table:table-cell office:value-type="string">
            <text:p>Chris</text:p>
          </table:table-cell>
          <table:table-cell office:value-type="string">
            <text:p>DC</text:p>
          </table:table-cell>
          <table:table-cell office:value-type="string">
            <text:p>http://2015.sofifa.org/15/players/60/183545.png</text:p>
          </table:table-cell>
          <table:table-cell office:value-type="string">
            <text:p>Bolton Wanderers FC</text:p>
          </table:table-cell>
          <table:table-cell table:number-columns-repeated="2" office:value-type="string">
            <text:p>Australi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Bogdan</text:p>
          </table:table-cell>
          <table:table-cell office:value-type="string">
            <text:p>Adam</text:p>
          </table:table-cell>
          <table:table-cell office:value-type="string">
            <text:p>G</text:p>
          </table:table-cell>
          <table:table-cell office:value-type="string">
            <text:p>http://2015.sofifa.org/15/players/60/184585.png</text:p>
          </table:table-cell>
          <table:table-cell office:value-type="string">
            <text:p>Bolton Wanderers FC</text:p>
          </table:table-cell>
          <table:table-cell/>
          <table:table-cell office:value-type="string">
            <text:p>Hongri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Beckford</text:p>
          </table:table-cell>
          <table:table-cell office:value-type="string">
            <text:p>Jermaine</text:p>
          </table:table-cell>
          <table:table-cell office:value-type="string">
            <text:p>BU</text:p>
          </table:table-cell>
          <table:table-cell office:value-type="string">
            <text:p>http://2015.sofifa.org/15/players/60/179855.png</text:p>
          </table:table-cell>
          <table:table-cell office:value-type="string">
            <text:p>Bolton Wanderers FC</text:p>
          </table:table-cell>
          <table:table-cell/>
          <table:table-cell office:value-type="string">
            <text:p>Jamaiqu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Spearing</text:p>
          </table:table-cell>
          <table:table-cell office:value-type="string">
            <text:p>Jay</text:p>
          </table:table-cell>
          <table:table-cell office:value-type="string">
            <text:p>MC</text:p>
          </table:table-cell>
          <table:table-cell office:value-type="string">
            <text:p>http://2015.sofifa.org/15/players/60/183527.png</text:p>
          </table:table-cell>
          <table:table-cell office:value-type="string">
            <text:p>Bolton Wanderers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ason</text:p>
          </table:table-cell>
          <table:table-cell office:value-type="string">
            <text:p>Joe</text:p>
          </table:table-cell>
          <table:table-cell office:value-type="string">
            <text:p>BU</text:p>
          </table:table-cell>
          <table:table-cell office:value-type="string">
            <text:p>http://2015.sofifa.org/15/players/60/193798.png</text:p>
          </table:table-cell>
          <table:table-cell office:value-type="string">
            <text:p>Bolton Wanderers FC</text:p>
          </table:table-cell>
          <table:table-cell/>
          <table:table-cell office:value-type="string">
            <text:p>Irland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Garvan</text:p>
          </table:table-cell>
          <table:table-cell office:value-type="string">
            <text:p>Owen</text:p>
          </table:table-cell>
          <table:table-cell office:value-type="string">
            <text:p>MC</text:p>
          </table:table-cell>
          <table:table-cell office:value-type="string">
            <text:p>http://2015.sofifa.org/15/players/60/165226.png</text:p>
          </table:table-cell>
          <table:table-cell office:value-type="string">
            <text:p>Bolton Wanderers FC</text:p>
          </table:table-cell>
          <table:table-cell/>
          <table:table-cell office:value-type="string">
            <text:p>Irland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Ream</text:p>
          </table:table-cell>
          <table:table-cell office:value-type="string">
            <text:p>Tim</text:p>
          </table:table-cell>
          <table:table-cell office:value-type="string">
            <text:p>DC</text:p>
          </table:table-cell>
          <table:table-cell office:value-type="string">
            <text:p>http://2015.sofifa.org/15/players/60/198261.png</text:p>
          </table:table-cell>
          <table:table-cell office:value-type="string">
            <text:p>Bolton Wanderers FC</text:p>
          </table:table-cell>
          <table:table-cell office:value-type="string">
            <text:p>Etats-Unis</text:p>
          </table:table-cell>
          <table:table-cell office:value-type="string">
            <text:p>Etats-Unis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Odelusi</text:p>
          </table:table-cell>
          <table:table-cell office:value-type="string">
            <text:p>Oluwasanmi</text:p>
          </table:table-cell>
          <table:table-cell office:value-type="string">
            <text:p>MG</text:p>
          </table:table-cell>
          <table:table-cell office:value-type="string">
            <text:p>http://2015.sofifa.org/15/players/60/207678.png</text:p>
          </table:table-cell>
          <table:table-cell office:value-type="string">
            <text:p>Bolton Wanderers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Davies</text:p>
          </table:table-cell>
          <table:table-cell office:value-type="string">
            <text:p>Mark</text:p>
          </table:table-cell>
          <table:table-cell office:value-type="string">
            <text:p>MOC</text:p>
          </table:table-cell>
          <table:table-cell office:value-type="string">
            <text:p>http://2015.sofifa.org/15/players/60/170074.png</text:p>
          </table:table-cell>
          <table:table-cell office:value-type="string">
            <text:p>Bolton Wanderers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Davies</text:p>
          </table:table-cell>
          <table:table-cell office:value-type="string">
            <text:p>Craig</text:p>
          </table:table-cell>
          <table:table-cell office:value-type="string">
            <text:p>BU</text:p>
          </table:table-cell>
          <table:table-cell office:value-type="string">
            <text:p>http://2015.sofifa.org/15/players/60/165185.png</text:p>
          </table:table-cell>
          <table:table-cell office:value-type="string">
            <text:p>Bolton Wanderers FC</text:p>
          </table:table-cell>
          <table:table-cell/>
          <table:table-cell office:value-type="string">
            <text:p>Pays de Galles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Lonergan</text:p>
          </table:table-cell>
          <table:table-cell office:value-type="string">
            <text:p>Andy</text:p>
          </table:table-cell>
          <table:table-cell office:value-type="string">
            <text:p>G</text:p>
          </table:table-cell>
          <table:table-cell office:value-type="string">
            <text:p>http://2015.sofifa.org/15/players/60/118794.png</text:p>
          </table:table-cell>
          <table:table-cell office:value-type="string">
            <text:p>Bolton Wanderers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Trotter</text:p>
          </table:table-cell>
          <table:table-cell office:value-type="string">
            <text:p>Liam</text:p>
          </table:table-cell>
          <table:table-cell office:value-type="string">
            <text:p>MC</text:p>
          </table:table-cell>
          <table:table-cell office:value-type="string">
            <text:p>http://2015.sofifa.org/15/players/60/178713.png</text:p>
          </table:table-cell>
          <table:table-cell office:value-type="string">
            <text:p>Bolton Wanderers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Wheater</text:p>
          </table:table-cell>
          <table:table-cell office:value-type="string">
            <text:p>David</text:p>
          </table:table-cell>
          <table:table-cell office:value-type="string">
            <text:p>DC</text:p>
          </table:table-cell>
          <table:table-cell office:value-type="string">
            <text:p>http://2015.sofifa.org/15/players/60/165736.png</text:p>
          </table:table-cell>
          <table:table-cell office:value-type="string">
            <text:p>Bolton Wanderers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Hughes</text:p>
          </table:table-cell>
          <table:table-cell office:value-type="string">
            <text:p>Andy</text:p>
          </table:table-cell>
          <table:table-cell office:value-type="string">
            <text:p>MC</text:p>
          </table:table-cell>
          <table:table-cell office:value-type="string">
            <text:p>http://2015.sofifa.org/15/players/60/53400.png</text:p>
          </table:table-cell>
          <table:table-cell office:value-type="string">
            <text:p>Bolton Wanderers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Pratley</text:p>
          </table:table-cell>
          <table:table-cell office:value-type="string">
            <text:p>Darren</text:p>
          </table:table-cell>
          <table:table-cell office:value-type="string">
            <text:p>MOC</text:p>
          </table:table-cell>
          <table:table-cell office:value-type="string">
            <text:p>http://2015.sofifa.org/15/players/60/156894.png</text:p>
          </table:table-cell>
          <table:table-cell office:value-type="string">
            <text:p>Bolton Wanderers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Danns</text:p>
          </table:table-cell>
          <table:table-cell office:value-type="string">
            <text:p>Neil</text:p>
          </table:table-cell>
          <table:table-cell office:value-type="string">
            <text:p>MC</text:p>
          </table:table-cell>
          <table:table-cell office:value-type="string">
            <text:p>http://2015.sofifa.org/15/players/60/166848.png</text:p>
          </table:table-cell>
          <table:table-cell office:value-type="string">
            <text:p>Bolton Wanderers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ills</text:p>
          </table:table-cell>
          <table:table-cell office:value-type="string">
            <text:p>Matthew</text:p>
          </table:table-cell>
          <table:table-cell office:value-type="string">
            <text:p>DC</text:p>
          </table:table-cell>
          <table:table-cell office:value-type="string">
            <text:p>http://2015.sofifa.org/15/players/60/156165.png</text:p>
          </table:table-cell>
          <table:table-cell office:value-type="string">
            <text:p>Bolton Wanderers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cNaughton</text:p>
          </table:table-cell>
          <table:table-cell office:value-type="string">
            <text:p>Kevin</text:p>
          </table:table-cell>
          <table:table-cell office:value-type="string">
            <text:p>DD</text:p>
          </table:table-cell>
          <table:table-cell office:value-type="string">
            <text:p>http://2015.sofifa.org/15/players/60/44991.png</text:p>
          </table:table-cell>
          <table:table-cell office:value-type="string">
            <text:p>Bolton Wanderers FC</text:p>
          </table:table-cell>
          <table:table-cell/>
          <table:table-cell office:value-type="string">
            <text:p>Ecoss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Feeney</text:p>
          </table:table-cell>
          <table:table-cell office:value-type="string">
            <text:p>Liam</text:p>
          </table:table-cell>
          <table:table-cell office:value-type="string">
            <text:p>MDR</text:p>
          </table:table-cell>
          <table:table-cell office:value-type="string">
            <text:p>http://2015.sofifa.org/15/players/60/111590.png</text:p>
          </table:table-cell>
          <table:table-cell office:value-type="string">
            <text:p>Bolton Wanderers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oxey</text:p>
          </table:table-cell>
          <table:table-cell office:value-type="string">
            <text:p>Dean</text:p>
          </table:table-cell>
          <table:table-cell office:value-type="string">
            <text:p>DG</text:p>
          </table:table-cell>
          <table:table-cell office:value-type="string">
            <text:p>http://2015.sofifa.org/15/players/60/188181.png</text:p>
          </table:table-cell>
          <table:table-cell office:value-type="string">
            <text:p>Bolton Wanderers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Dervite</text:p>
          </table:table-cell>
          <table:table-cell office:value-type="string">
            <text:p>Dorian</text:p>
          </table:table-cell>
          <table:table-cell office:value-type="string">
            <text:p>DC</text:p>
          </table:table-cell>
          <table:table-cell office:value-type="string">
            <text:p>http://2015.sofifa.org/15/players/60/184288.png</text:p>
          </table:table-cell>
          <table:table-cell office:value-type="string">
            <text:p>Bolton Wanderers FC</text:p>
          </table:table-cell>
          <table:table-cell/>
          <table:table-cell office:value-type="string">
            <text:p>Franc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Tierney</text:p>
          </table:table-cell>
          <table:table-cell office:value-type="string">
            <text:p>Marc</text:p>
          </table:table-cell>
          <table:table-cell office:value-type="string">
            <text:p>DG</text:p>
          </table:table-cell>
          <table:table-cell office:value-type="string">
            <text:p>http://2015.sofifa.org/15/players/60/163779.png</text:p>
          </table:table-cell>
          <table:table-cell office:value-type="string">
            <text:p>Bolton Wanderers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edo</text:p>
          </table:table-cell>
          <table:table-cell/>
          <table:table-cell office:value-type="string">
            <text:p>MDC</text:p>
          </table:table-cell>
          <table:table-cell office:value-type="string">
            <text:p>http://2015.sofifa.org/15/players/60/212092.png</text:p>
          </table:table-cell>
          <table:table-cell office:value-type="string">
            <text:p>Bolton Wanderers FC</text:p>
          </table:table-cell>
          <table:table-cell/>
          <table:table-cell office:value-type="string">
            <text:p>Sierra Leon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Threlkeld</text:p>
          </table:table-cell>
          <table:table-cell office:value-type="string">
            <text:p>Oscar</text:p>
          </table:table-cell>
          <table:table-cell office:value-type="string">
            <text:p>DC</text:p>
          </table:table-cell>
          <table:table-cell/>
          <table:table-cell office:value-type="string">
            <text:p>Bolton Wanderers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Eaves</text:p>
          </table:table-cell>
          <table:table-cell office:value-type="string">
            <text:p>Tom</text:p>
          </table:table-cell>
          <table:table-cell office:value-type="string">
            <text:p>BU</text:p>
          </table:table-cell>
          <table:table-cell office:value-type="string">
            <text:p>http://2015.sofifa.org/15/players/60/198011.png</text:p>
          </table:table-cell>
          <table:table-cell office:value-type="string">
            <text:p>Bolton Wanderers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Adryan</text:p>
          </table:table-cell>
          <table:table-cell/>
          <table:table-cell office:value-type="string">
            <text:p>MOC</text:p>
          </table:table-cell>
          <table:table-cell office:value-type="string">
            <text:p>http://2015.sofifa.org/15/players/60/205008.png</text:p>
          </table:table-cell>
          <table:table-cell office:value-type="string">
            <text:p>Leeds United AFC</text:p>
          </table:table-cell>
          <table:table-cell/>
          <table:table-cell office:value-type="string">
            <text:p>Bresil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Byram</text:p>
          </table:table-cell>
          <table:table-cell office:value-type="string">
            <text:p>Sam</text:p>
          </table:table-cell>
          <table:table-cell office:value-type="string">
            <text:p>DD</text:p>
          </table:table-cell>
          <table:table-cell office:value-type="string">
            <text:p>http://2015.sofifa.org/15/players/60/208892.png</text:p>
          </table:table-cell>
          <table:table-cell office:value-type="string">
            <text:p>Leeds United A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Silvestri</text:p>
          </table:table-cell>
          <table:table-cell office:value-type="string">
            <text:p>Marco</text:p>
          </table:table-cell>
          <table:table-cell office:value-type="string">
            <text:p>G</text:p>
          </table:table-cell>
          <table:table-cell office:value-type="string">
            <text:p>http://2015.sofifa.org/15/players/60/190745.png</text:p>
          </table:table-cell>
          <table:table-cell office:value-type="string">
            <text:p>Leeds United AFC</text:p>
          </table:table-cell>
          <table:table-cell/>
          <table:table-cell office:value-type="string">
            <text:p>Itali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Del Fabro</text:p>
          </table:table-cell>
          <table:table-cell office:value-type="string">
            <text:p>Dario</text:p>
          </table:table-cell>
          <table:table-cell office:value-type="string">
            <text:p>DC</text:p>
          </table:table-cell>
          <table:table-cell office:value-type="string">
            <text:p>http://2015.sofifa.org/15/players/60/211067.png</text:p>
          </table:table-cell>
          <table:table-cell office:value-type="string">
            <text:p>Leeds United AFC</text:p>
          </table:table-cell>
          <table:table-cell/>
          <table:table-cell office:value-type="string">
            <text:p>Itali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Sloth</text:p>
          </table:table-cell>
          <table:table-cell office:value-type="string">
            <text:p>Casper</text:p>
          </table:table-cell>
          <table:table-cell office:value-type="string">
            <text:p>MC</text:p>
          </table:table-cell>
          <table:table-cell office:value-type="string">
            <text:p>http://2015.sofifa.org/15/players/60/194569.png</text:p>
          </table:table-cell>
          <table:table-cell office:value-type="string">
            <text:p>Leeds United AFC</text:p>
          </table:table-cell>
          <table:table-cell/>
          <table:table-cell office:value-type="string">
            <text:p>Danemark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Bianchi</text:p>
          </table:table-cell>
          <table:table-cell office:value-type="string">
            <text:p>Tommaso</text:p>
          </table:table-cell>
          <table:table-cell office:value-type="string">
            <text:p>MC</text:p>
          </table:table-cell>
          <table:table-cell office:value-type="string">
            <text:p>http://2015.sofifa.org/15/players/60/178513.png</text:p>
          </table:table-cell>
          <table:table-cell office:value-type="string">
            <text:p>Leeds United AFC</text:p>
          </table:table-cell>
          <table:table-cell/>
          <table:table-cell office:value-type="string">
            <text:p>Itali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Doukara</text:p>
          </table:table-cell>
          <table:table-cell office:value-type="string">
            <text:p>Souleymane</text:p>
          </table:table-cell>
          <table:table-cell office:value-type="string">
            <text:p>BU</text:p>
          </table:table-cell>
          <table:table-cell office:value-type="string">
            <text:p>http://2015.sofifa.org/15/players/60/210404.png</text:p>
          </table:table-cell>
          <table:table-cell office:value-type="string">
            <text:p>Leeds United AFC</text:p>
          </table:table-cell>
          <table:table-cell/>
          <table:table-cell office:value-type="string">
            <text:p>Franc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Bellusci</text:p>
          </table:table-cell>
          <table:table-cell office:value-type="string">
            <text:p>Guiseppe</text:p>
          </table:table-cell>
          <table:table-cell office:value-type="string">
            <text:p>DC</text:p>
          </table:table-cell>
          <table:table-cell office:value-type="string">
            <text:p>http://2015.sofifa.org/15/players/60/184338.png</text:p>
          </table:table-cell>
          <table:table-cell office:value-type="string">
            <text:p>Leeds United AFC</text:p>
          </table:table-cell>
          <table:table-cell/>
          <table:table-cell office:value-type="string">
            <text:p>Itali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Berardi</text:p>
          </table:table-cell>
          <table:table-cell office:value-type="string">
            <text:p>Gaetano</text:p>
          </table:table-cell>
          <table:table-cell office:value-type="string">
            <text:p>DD</text:p>
          </table:table-cell>
          <table:table-cell office:value-type="string">
            <text:p>http://2015.sofifa.org/15/players/60/182178.png</text:p>
          </table:table-cell>
          <table:table-cell office:value-type="string">
            <text:p>Leeds United AFC</text:p>
          </table:table-cell>
          <table:table-cell/>
          <table:table-cell office:value-type="string">
            <text:p>Suiss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Cook</text:p>
          </table:table-cell>
          <table:table-cell office:value-type="string">
            <text:p>Lewis</text:p>
          </table:table-cell>
          <table:table-cell office:value-type="string">
            <text:p>MDC</text:p>
          </table:table-cell>
          <table:table-cell office:value-type="string">
            <text:p>http://2015.sofifa.org/15/players/60/224294.png</text:p>
          </table:table-cell>
          <table:table-cell office:value-type="string">
            <text:p>Leeds United A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Taylor</text:p>
          </table:table-cell>
          <table:table-cell office:value-type="string">
            <text:p>Stuart</text:p>
          </table:table-cell>
          <table:table-cell office:value-type="string">
            <text:p>G</text:p>
          </table:table-cell>
          <table:table-cell office:value-type="string">
            <text:p>http://2015.sofifa.org/15/players/60/50723.png</text:p>
          </table:table-cell>
          <table:table-cell office:value-type="string">
            <text:p>Leeds United A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Antenucci</text:p>
          </table:table-cell>
          <table:table-cell office:value-type="string">
            <text:p>Mirco</text:p>
          </table:table-cell>
          <table:table-cell office:value-type="string">
            <text:p>BU</text:p>
          </table:table-cell>
          <table:table-cell office:value-type="string">
            <text:p>http://2015.sofifa.org/15/players/60/188599.png</text:p>
          </table:table-cell>
          <table:table-cell office:value-type="string">
            <text:p>Leeds United AFC</text:p>
          </table:table-cell>
          <table:table-cell/>
          <table:table-cell office:value-type="string">
            <text:p>Itali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owatt</text:p>
          </table:table-cell>
          <table:table-cell office:value-type="string">
            <text:p>Alex</text:p>
          </table:table-cell>
          <table:table-cell office:value-type="string">
            <text:p>MC</text:p>
          </table:table-cell>
          <table:table-cell office:value-type="string">
            <text:p>http://2015.sofifa.org/15/players/60/213798.png</text:p>
          </table:table-cell>
          <table:table-cell office:value-type="string">
            <text:p>Leeds United A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Ajose</text:p>
          </table:table-cell>
          <table:table-cell office:value-type="string">
            <text:p>Nicky</text:p>
          </table:table-cell>
          <table:table-cell office:value-type="string">
            <text:p>BU</text:p>
          </table:table-cell>
          <table:table-cell office:value-type="string">
            <text:p>http://2015.sofifa.org/15/players/60/201921.png</text:p>
          </table:table-cell>
          <table:table-cell office:value-type="string">
            <text:p>Leeds United A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Austin</text:p>
          </table:table-cell>
          <table:table-cell office:value-type="string">
            <text:p>Rodolph</text:p>
          </table:table-cell>
          <table:table-cell office:value-type="string">
            <text:p>MC</text:p>
          </table:table-cell>
          <table:table-cell office:value-type="string">
            <text:p>http://2015.sofifa.org/15/players/60/190160.png</text:p>
          </table:table-cell>
          <table:table-cell office:value-type="string">
            <text:p>Leeds United AFC</text:p>
          </table:table-cell>
          <table:table-cell/>
          <table:table-cell office:value-type="string">
            <text:p>Jamaiqu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Pearce</text:p>
          </table:table-cell>
          <table:table-cell office:value-type="string">
            <text:p>Jason</text:p>
          </table:table-cell>
          <table:table-cell office:value-type="string">
            <text:p>DC</text:p>
          </table:table-cell>
          <table:table-cell office:value-type="string">
            <text:p>http://2015.sofifa.org/15/players/60/173614.png</text:p>
          </table:table-cell>
          <table:table-cell office:value-type="string">
            <text:p>Leeds United A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Dawson</text:p>
          </table:table-cell>
          <table:table-cell office:value-type="string">
            <text:p>Chris</text:p>
          </table:table-cell>
          <table:table-cell office:value-type="string">
            <text:p>MOC</text:p>
          </table:table-cell>
          <table:table-cell office:value-type="string">
            <text:p>http://2015.sofifa.org/15/players/60/212259.png</text:p>
          </table:table-cell>
          <table:table-cell office:value-type="string">
            <text:p>Leeds United AFC</text:p>
          </table:table-cell>
          <table:table-cell/>
          <table:table-cell office:value-type="string">
            <text:p>Pays de Galles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Sharp</text:p>
          </table:table-cell>
          <table:table-cell office:value-type="string">
            <text:p>Billy</text:p>
          </table:table-cell>
          <table:table-cell office:value-type="string">
            <text:p>BU</text:p>
          </table:table-cell>
          <table:table-cell office:value-type="string">
            <text:p>http://2015.sofifa.org/15/players/60/163050.png</text:p>
          </table:table-cell>
          <table:table-cell office:value-type="string">
            <text:p>Leeds United A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Warnock</text:p>
          </table:table-cell>
          <table:table-cell office:value-type="string">
            <text:p>Stephen</text:p>
          </table:table-cell>
          <table:table-cell office:value-type="string">
            <text:p>DG</text:p>
          </table:table-cell>
          <table:table-cell office:value-type="string">
            <text:p>http://2015.sofifa.org/15/players/60/53998.png</text:p>
          </table:table-cell>
          <table:table-cell office:value-type="string">
            <text:p>Leeds United A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Benedicic</text:p>
          </table:table-cell>
          <table:table-cell office:value-type="string">
            <text:p>Zan</text:p>
          </table:table-cell>
          <table:table-cell office:value-type="string">
            <text:p>MOC</text:p>
          </table:table-cell>
          <table:table-cell office:value-type="string">
            <text:p>http://2015.sofifa.org/15/players/60/224755.png</text:p>
          </table:table-cell>
          <table:table-cell office:value-type="string">
            <text:p>Leeds United AFC</text:p>
          </table:table-cell>
          <table:table-cell/>
          <table:table-cell office:value-type="string">
            <text:p>Sloveni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White</text:p>
          </table:table-cell>
          <table:table-cell office:value-type="string">
            <text:p>Aidan</text:p>
          </table:table-cell>
          <table:table-cell office:value-type="string">
            <text:p>MG</text:p>
          </table:table-cell>
          <table:table-cell office:value-type="string">
            <text:p>http://2015.sofifa.org/15/players/60/190140.png</text:p>
          </table:table-cell>
          <table:table-cell office:value-type="string">
            <text:p>Leeds United AFC</text:p>
          </table:table-cell>
          <table:table-cell/>
          <table:table-cell office:value-type="string">
            <text:p>Irland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urphy</text:p>
          </table:table-cell>
          <table:table-cell office:value-type="string">
            <text:p>Luke</text:p>
          </table:table-cell>
          <table:table-cell office:value-type="string">
            <text:p>MC</text:p>
          </table:table-cell>
          <table:table-cell office:value-type="string">
            <text:p>http://2015.sofifa.org/15/players/60/189278.png</text:p>
          </table:table-cell>
          <table:table-cell office:value-type="string">
            <text:p>Leeds United A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orison</text:p>
          </table:table-cell>
          <table:table-cell office:value-type="string">
            <text:p>Steve</text:p>
          </table:table-cell>
          <table:table-cell office:value-type="string">
            <text:p>BU</text:p>
          </table:table-cell>
          <table:table-cell office:value-type="string">
            <text:p>http://2015.sofifa.org/15/players/60/162056.png</text:p>
          </table:table-cell>
          <table:table-cell office:value-type="string">
            <text:p>Leeds United AFC</text:p>
          </table:table-cell>
          <table:table-cell/>
          <table:table-cell office:value-type="string">
            <text:p>Pays de Galles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Taylor</text:p>
          </table:table-cell>
          <table:table-cell office:value-type="string">
            <text:p>Charlie</text:p>
          </table:table-cell>
          <table:table-cell office:value-type="string">
            <text:p>DG</text:p>
          </table:table-cell>
          <table:table-cell/>
          <table:table-cell office:value-type="string">
            <text:p>Leeds United A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Hunt</text:p>
          </table:table-cell>
          <table:table-cell office:value-type="string">
            <text:p>Noël</text:p>
          </table:table-cell>
          <table:table-cell office:value-type="string">
            <text:p>BU</text:p>
          </table:table-cell>
          <table:table-cell office:value-type="string">
            <text:p>http://2015.sofifa.org/15/players/60/16177.png</text:p>
          </table:table-cell>
          <table:table-cell office:value-type="string">
            <text:p>Leeds United AFC</text:p>
          </table:table-cell>
          <table:table-cell/>
          <table:table-cell office:value-type="string">
            <text:p>Irland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Tonge</text:p>
          </table:table-cell>
          <table:table-cell office:value-type="string">
            <text:p>Michael</text:p>
          </table:table-cell>
          <table:table-cell office:value-type="string">
            <text:p>MC</text:p>
          </table:table-cell>
          <table:table-cell office:value-type="string">
            <text:p>http://2015.sofifa.org/15/players/60/53842.png</text:p>
          </table:table-cell>
          <table:table-cell office:value-type="string">
            <text:p>Leeds United A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Wootton</text:p>
          </table:table-cell>
          <table:table-cell office:value-type="string">
            <text:p>Scott</text:p>
          </table:table-cell>
          <table:table-cell office:value-type="string">
            <text:p>DC</text:p>
          </table:table-cell>
          <table:table-cell office:value-type="string">
            <text:p>http://2015.sofifa.org/15/players/60/203264.png</text:p>
          </table:table-cell>
          <table:table-cell office:value-type="string">
            <text:p>Leeds United A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Norris</text:p>
          </table:table-cell>
          <table:table-cell office:value-type="string">
            <text:p>David</text:p>
          </table:table-cell>
          <table:table-cell office:value-type="string">
            <text:p>MC</text:p>
          </table:table-cell>
          <table:table-cell office:value-type="string">
            <text:p>http://2015.sofifa.org/15/players/60/156664.png</text:p>
          </table:table-cell>
          <table:table-cell office:value-type="string">
            <text:p>Leeds United A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Cooper</text:p>
          </table:table-cell>
          <table:table-cell office:value-type="string">
            <text:p>Liam</text:p>
          </table:table-cell>
          <table:table-cell office:value-type="string">
            <text:p>DC</text:p>
          </table:table-cell>
          <table:table-cell office:value-type="string">
            <text:p>http://2015.sofifa.org/15/players/60/189456.png</text:p>
          </table:table-cell>
          <table:table-cell office:value-type="string">
            <text:p>Leeds United AFC</text:p>
          </table:table-cell>
          <table:table-cell/>
          <table:table-cell office:value-type="string">
            <text:p>Ecoss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ontenegro</text:p>
          </table:table-cell>
          <table:table-cell office:value-type="string">
            <text:p>Brian</text:p>
          </table:table-cell>
          <table:table-cell office:value-type="string">
            <text:p>BU</text:p>
          </table:table-cell>
          <table:table-cell/>
          <table:table-cell office:value-type="string">
            <text:p>Leeds United AFC</text:p>
          </table:table-cell>
          <table:table-cell/>
          <table:table-cell office:value-type="string">
            <text:p>Paraguay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Bamford</text:p>
          </table:table-cell>
          <table:table-cell office:value-type="string">
            <text:p>Patrick</text:p>
          </table:table-cell>
          <table:table-cell office:value-type="string">
            <text:p>BU</text:p>
          </table:table-cell>
          <table:table-cell office:value-type="string">
            <text:p>http://2015.sofifa.org/15/players/60/206534.png</text:p>
          </table:table-cell>
          <table:table-cell office:value-type="string">
            <text:p>Middlebrough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Vossen</text:p>
          </table:table-cell>
          <table:table-cell office:value-type="string">
            <text:p>Jelle</text:p>
          </table:table-cell>
          <table:table-cell office:value-type="string">
            <text:p>BU</text:p>
          </table:table-cell>
          <table:table-cell office:value-type="string">
            <text:p>http://2015.sofifa.org/15/players/60/176137.png</text:p>
          </table:table-cell>
          <table:table-cell office:value-type="string">
            <text:p>Middlebrough</text:p>
          </table:table-cell>
          <table:table-cell/>
          <table:table-cell office:value-type="string">
            <text:p>Belgiqu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Damia</text:p>
          </table:table-cell>
          <table:table-cell/>
          <table:table-cell office:value-type="string">
            <text:p>DG</text:p>
          </table:table-cell>
          <table:table-cell office:value-type="string">
            <text:p>http://2015.sofifa.org/15/players/60/159580.png</text:p>
          </table:table-cell>
          <table:table-cell office:value-type="string">
            <text:p>Middlebrough</text:p>
          </table:table-cell>
          <table:table-cell/>
          <table:table-cell office:value-type="string">
            <text:p>Espagn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Omeruo</text:p>
          </table:table-cell>
          <table:table-cell office:value-type="string">
            <text:p>Kenneth</text:p>
          </table:table-cell>
          <table:table-cell office:value-type="string">
            <text:p>DC</text:p>
          </table:table-cell>
          <table:table-cell office:value-type="string">
            <text:p>http://2015.sofifa.org/15/players/60/207624.png</text:p>
          </table:table-cell>
          <table:table-cell office:value-type="string">
            <text:p>Middlebrough</text:p>
          </table:table-cell>
          <table:table-cell/>
          <table:table-cell office:value-type="string">
            <text:p>Nigeria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Blackman</text:p>
          </table:table-cell>
          <table:table-cell office:value-type="string">
            <text:p>Jamal</text:p>
          </table:table-cell>
          <table:table-cell office:value-type="string">
            <text:p>G</text:p>
          </table:table-cell>
          <table:table-cell office:value-type="string">
            <text:p>http://2015.sofifa.org/15/players/60/204846.png</text:p>
          </table:table-cell>
          <table:table-cell office:value-type="string">
            <text:p>Middlebrough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Ayala</text:p>
          </table:table-cell>
          <table:table-cell office:value-type="string">
            <text:p>Daniel</text:p>
          </table:table-cell>
          <table:table-cell office:value-type="string">
            <text:p>DC</text:p>
          </table:table-cell>
          <table:table-cell office:value-type="string">
            <text:p>http://2015.sofifa.org/15/players/60/194334.png</text:p>
          </table:table-cell>
          <table:table-cell office:value-type="string">
            <text:p>Middlebrough</text:p>
          </table:table-cell>
          <table:table-cell/>
          <table:table-cell office:value-type="string">
            <text:p>Espagn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Veljkovic</text:p>
          </table:table-cell>
          <table:table-cell office:value-type="string">
            <text:p>Milos</text:p>
          </table:table-cell>
          <table:table-cell office:value-type="string">
            <text:p>DC</text:p>
          </table:table-cell>
          <table:table-cell office:value-type="string">
            <text:p>http://2015.sofifa.org/15/players/60/221354.png</text:p>
          </table:table-cell>
          <table:table-cell office:value-type="string">
            <text:p>Middlebrough</text:p>
          </table:table-cell>
          <table:table-cell/>
          <table:table-cell office:value-type="string">
            <text:p>Serbi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Woodgate</text:p>
          </table:table-cell>
          <table:table-cell office:value-type="string">
            <text:p>Jonathan</text:p>
          </table:table-cell>
          <table:table-cell office:value-type="string">
            <text:p>DC</text:p>
          </table:table-cell>
          <table:table-cell office:value-type="string">
            <text:p>http://2015.sofifa.org/15/players/60/50641.png</text:p>
          </table:table-cell>
          <table:table-cell office:value-type="string">
            <text:p>Middlebrough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Fredericks</text:p>
          </table:table-cell>
          <table:table-cell office:value-type="string">
            <text:p>Ryan</text:p>
          </table:table-cell>
          <table:table-cell office:value-type="string">
            <text:p>DD</text:p>
          </table:table-cell>
          <table:table-cell office:value-type="string">
            <text:p>http://2015.sofifa.org/15/players/60/205346.png</text:p>
          </table:table-cell>
          <table:table-cell office:value-type="string">
            <text:p>Middlebrough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Nsue</text:p>
          </table:table-cell>
          <table:table-cell office:value-type="string">
            <text:p>Emilio</text:p>
          </table:table-cell>
          <table:table-cell office:value-type="string">
            <text:p>MDR</text:p>
          </table:table-cell>
          <table:table-cell office:value-type="string">
            <text:p>http://2015.sofifa.org/15/players/60/167797.png</text:p>
          </table:table-cell>
          <table:table-cell office:value-type="string">
            <text:p>Middlebrough</text:p>
          </table:table-cell>
          <table:table-cell/>
          <table:table-cell office:value-type="string">
            <text:p>Guinee Equatorial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Williams</text:p>
          </table:table-cell>
          <table:table-cell office:value-type="string">
            <text:p>Rhys</text:p>
          </table:table-cell>
          <table:table-cell office:value-type="string">
            <text:p>DC</text:p>
          </table:table-cell>
          <table:table-cell office:value-type="string">
            <text:p>http://2015.sofifa.org/15/players/60/173703.png</text:p>
          </table:table-cell>
          <table:table-cell office:value-type="string">
            <text:p>Middlebrough</text:p>
          </table:table-cell>
          <table:table-cell/>
          <table:table-cell office:value-type="string">
            <text:p>Australi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Kike</text:p>
          </table:table-cell>
          <table:table-cell/>
          <table:table-cell office:value-type="string">
            <text:p>BU</text:p>
          </table:table-cell>
          <table:table-cell office:value-type="string">
            <text:p>http://2015.sofifa.org/15/players/60/192678.png</text:p>
          </table:table-cell>
          <table:table-cell office:value-type="string">
            <text:p>Middlebrough</text:p>
          </table:table-cell>
          <table:table-cell/>
          <table:table-cell office:value-type="string">
            <text:p>Espagn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Konstantopoulos</text:p>
          </table:table-cell>
          <table:table-cell office:value-type="string">
            <text:p>Dimitrios</text:p>
          </table:table-cell>
          <table:table-cell office:value-type="string">
            <text:p>G</text:p>
          </table:table-cell>
          <table:table-cell office:value-type="string">
            <text:p>http://2015.sofifa.org/15/players/60/152690.png</text:p>
          </table:table-cell>
          <table:table-cell office:value-type="string">
            <text:p>Middlebrough</text:p>
          </table:table-cell>
          <table:table-cell/>
          <table:table-cell office:value-type="string">
            <text:p>Grec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Gibson</text:p>
          </table:table-cell>
          <table:table-cell office:value-type="string">
            <text:p>Ben</text:p>
          </table:table-cell>
          <table:table-cell office:value-type="string">
            <text:p>DC</text:p>
          </table:table-cell>
          <table:table-cell office:value-type="string">
            <text:p>http://2015.sofifa.org/15/players/60/200408.png</text:p>
          </table:table-cell>
          <table:table-cell office:value-type="string">
            <text:p>Middlebrough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Adomah</text:p>
          </table:table-cell>
          <table:table-cell office:value-type="string">
            <text:p>Albert</text:p>
          </table:table-cell>
          <table:table-cell office:value-type="string">
            <text:p>MDR</text:p>
          </table:table-cell>
          <table:table-cell office:value-type="string">
            <text:p>http://2015.sofifa.org/15/players/60/186783.png</text:p>
          </table:table-cell>
          <table:table-cell office:value-type="string">
            <text:p>Middlebrough</text:p>
          </table:table-cell>
          <table:table-cell/>
          <table:table-cell office:value-type="string">
            <text:p>Ghana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orris</text:p>
          </table:table-cell>
          <table:table-cell office:value-type="string">
            <text:p>Bryn</text:p>
          </table:table-cell>
          <table:table-cell office:value-type="string">
            <text:p>MC</text:p>
          </table:table-cell>
          <table:table-cell office:value-type="string">
            <text:p>http://2015.sofifa.org/15/players/60/212682.png</text:p>
          </table:table-cell>
          <table:table-cell office:value-type="string">
            <text:p>Middlebrough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Clayton</text:p>
          </table:table-cell>
          <table:table-cell office:value-type="string">
            <text:p>Adam</text:p>
          </table:table-cell>
          <table:table-cell office:value-type="string">
            <text:p>MC</text:p>
          </table:table-cell>
          <table:table-cell office:value-type="string">
            <text:p>http://2015.sofifa.org/15/players/60/186385.png</text:p>
          </table:table-cell>
          <table:table-cell office:value-type="string">
            <text:p>Middlebrough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Whitehead</text:p>
          </table:table-cell>
          <table:table-cell office:value-type="string">
            <text:p>Dean</text:p>
          </table:table-cell>
          <table:table-cell office:value-type="string">
            <text:p>MC</text:p>
          </table:table-cell>
          <table:table-cell office:value-type="string">
            <text:p>http://2015.sofifa.org/15/players/60/19874.png</text:p>
          </table:table-cell>
          <table:table-cell office:value-type="string">
            <text:p>Middlebrough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ejias</text:p>
          </table:table-cell>
          <table:table-cell office:value-type="string">
            <text:p>Tomas</text:p>
          </table:table-cell>
          <table:table-cell office:value-type="string">
            <text:p>G</text:p>
          </table:table-cell>
          <table:table-cell office:value-type="string">
            <text:p>http://2015.sofifa.org/15/players/60/200734.png</text:p>
          </table:table-cell>
          <table:table-cell office:value-type="string">
            <text:p>Middlebrough</text:p>
          </table:table-cell>
          <table:table-cell/>
          <table:table-cell office:value-type="string">
            <text:p>Espagn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Leadbitter</text:p>
          </table:table-cell>
          <table:table-cell office:value-type="string">
            <text:p>Grant</text:p>
          </table:table-cell>
          <table:table-cell office:value-type="string">
            <text:p>MC</text:p>
          </table:table-cell>
          <table:table-cell office:value-type="string">
            <text:p>http://2015.sofifa.org/15/players/60/163625.png</text:p>
          </table:table-cell>
          <table:table-cell office:value-type="string">
            <text:p>Middlebrough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Tomlin</text:p>
          </table:table-cell>
          <table:table-cell office:value-type="string">
            <text:p>Lee</text:p>
          </table:table-cell>
          <table:table-cell office:value-type="string">
            <text:p>MOC</text:p>
          </table:table-cell>
          <table:table-cell office:value-type="string">
            <text:p>http://2015.sofifa.org/15/players/60/172904.png</text:p>
          </table:table-cell>
          <table:table-cell office:value-type="string">
            <text:p>Middlebrough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Wildschut</text:p>
          </table:table-cell>
          <table:table-cell office:value-type="string">
            <text:p>Yanic</text:p>
          </table:table-cell>
          <table:table-cell office:value-type="string">
            <text:p>AIG</text:p>
          </table:table-cell>
          <table:table-cell office:value-type="string">
            <text:p>http://2015.sofifa.org/15/players/60/204444.png</text:p>
          </table:table-cell>
          <table:table-cell office:value-type="string">
            <text:p>Middlebrough</text:p>
          </table:table-cell>
          <table:table-cell/>
          <table:table-cell office:value-type="string">
            <text:p>Pays-Bas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Carayol</text:p>
          </table:table-cell>
          <table:table-cell office:value-type="string">
            <text:p>Mustapha</text:p>
          </table:table-cell>
          <table:table-cell office:value-type="string">
            <text:p>MG</text:p>
          </table:table-cell>
          <table:table-cell office:value-type="string">
            <text:p>http://2015.sofifa.org/15/players/60/186450.png</text:p>
          </table:table-cell>
          <table:table-cell office:value-type="string">
            <text:p>Middlebrough</text:p>
          </table:table-cell>
          <table:table-cell/>
          <table:table-cell office:value-type="string">
            <text:p>Gambi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Reach</text:p>
          </table:table-cell>
          <table:table-cell office:value-type="string">
            <text:p>Adam</text:p>
          </table:table-cell>
          <table:table-cell office:value-type="string">
            <text:p>MG</text:p>
          </table:table-cell>
          <table:table-cell office:value-type="string">
            <text:p>http://2015.sofifa.org/15/players/60/204215.png</text:p>
          </table:table-cell>
          <table:table-cell office:value-type="string">
            <text:p>Middlebrough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Husband</text:p>
          </table:table-cell>
          <table:table-cell office:value-type="string">
            <text:p>James</text:p>
          </table:table-cell>
          <table:table-cell office:value-type="string">
            <text:p>DG</text:p>
          </table:table-cell>
          <table:table-cell office:value-type="string">
            <text:p>http://2015.sofifa.org/15/players/60/205596.png</text:p>
          </table:table-cell>
          <table:table-cell office:value-type="string">
            <text:p>Middlebrough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Ledesma</text:p>
          </table:table-cell>
          <table:table-cell office:value-type="string">
            <text:p>Emmanuel</text:p>
          </table:table-cell>
          <table:table-cell office:value-type="string">
            <text:p>MDR</text:p>
          </table:table-cell>
          <table:table-cell office:value-type="string">
            <text:p>http://2015.sofifa.org/15/players/60/188693.png</text:p>
          </table:table-cell>
          <table:table-cell office:value-type="string">
            <text:p>Middlebrough</text:p>
          </table:table-cell>
          <table:table-cell/>
          <table:table-cell office:value-type="string">
            <text:p>Argentin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Ripley</text:p>
          </table:table-cell>
          <table:table-cell office:value-type="string">
            <text:p>Connor</text:p>
          </table:table-cell>
          <table:table-cell office:value-type="string">
            <text:p>G</text:p>
          </table:table-cell>
          <table:table-cell office:value-type="string">
            <text:p>http://2015.sofifa.org/15/players/60/202770.png</text:p>
          </table:table-cell>
          <table:table-cell office:value-type="string">
            <text:p>Middlebrough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Friend</text:p>
          </table:table-cell>
          <table:table-cell office:value-type="string">
            <text:p>George</text:p>
          </table:table-cell>
          <table:table-cell office:value-type="string">
            <text:p>DG</text:p>
          </table:table-cell>
          <table:table-cell office:value-type="string">
            <text:p>http://2015.sofifa.org/15/players/60/188168.png</text:p>
          </table:table-cell>
          <table:table-cell office:value-type="string">
            <text:p>Middlebrough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Bennett</text:p>
          </table:table-cell>
          <table:table-cell office:value-type="string">
            <text:p>Andre</text:p>
          </table:table-cell>
          <table:table-cell office:value-type="string">
            <text:p>MDC</text:p>
          </table:table-cell>
          <table:table-cell/>
          <table:table-cell office:value-type="string">
            <text:p>Middlebrough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Jones</text:p>
          </table:table-cell>
          <table:table-cell office:value-type="string">
            <text:p>Jordan</text:p>
          </table:table-cell>
          <table:table-cell office:value-type="string">
            <text:p>MOC</text:p>
          </table:table-cell>
          <table:table-cell/>
          <table:table-cell office:value-type="string">
            <text:p>Middlebrough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Assombalonga</text:p>
          </table:table-cell>
          <table:table-cell office:value-type="string">
            <text:p>Britt</text:p>
          </table:table-cell>
          <table:table-cell office:value-type="string">
            <text:p>BU</text:p>
          </table:table-cell>
          <table:table-cell office:value-type="string">
            <text:p>http://2015.sofifa.org/15/players/60/203304.png</text:p>
          </table:table-cell>
          <table:table-cell office:value-type="string">
            <text:p>Nottingham Forest FC</text:p>
          </table:table-cell>
          <table:table-cell/>
          <table:table-cell office:value-type="string">
            <text:p>Republique Democratique du Congo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Lascelles</text:p>
          </table:table-cell>
          <table:table-cell office:value-type="string">
            <text:p>Jamaal</text:p>
          </table:table-cell>
          <table:table-cell office:value-type="string">
            <text:p>DC</text:p>
          </table:table-cell>
          <table:table-cell office:value-type="string">
            <text:p>http://2015.sofifa.org/15/players/60/203487.png</text:p>
          </table:table-cell>
          <table:table-cell office:value-type="string">
            <text:p>Nottingham Forest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Lansbury</text:p>
          </table:table-cell>
          <table:table-cell office:value-type="string">
            <text:p>Henri</text:p>
          </table:table-cell>
          <table:table-cell office:value-type="string">
            <text:p>MC</text:p>
          </table:table-cell>
          <table:table-cell office:value-type="string">
            <text:p>http://2015.sofifa.org/15/players/60/186116.png</text:p>
          </table:table-cell>
          <table:table-cell office:value-type="string">
            <text:p>Nottingham Forest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Darlow</text:p>
          </table:table-cell>
          <table:table-cell office:value-type="string">
            <text:p>Karl</text:p>
          </table:table-cell>
          <table:table-cell office:value-type="string">
            <text:p>G</text:p>
          </table:table-cell>
          <table:table-cell office:value-type="string">
            <text:p>http://2015.sofifa.org/15/players/60/193331.png</text:p>
          </table:table-cell>
          <table:table-cell office:value-type="string">
            <text:p>Nottingham Forest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ancienne</text:p>
          </table:table-cell>
          <table:table-cell office:value-type="string">
            <text:p>Michael</text:p>
          </table:table-cell>
          <table:table-cell office:value-type="string">
            <text:p>DC</text:p>
          </table:table-cell>
          <table:table-cell office:value-type="string">
            <text:p>http://2015.sofifa.org/15/players/60/171831.png</text:p>
          </table:table-cell>
          <table:table-cell office:value-type="string">
            <text:p>Nottingham Forest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Paterson</text:p>
          </table:table-cell>
          <table:table-cell office:value-type="string">
            <text:p>Jamie</text:p>
          </table:table-cell>
          <table:table-cell office:value-type="string">
            <text:p>MG</text:p>
          </table:table-cell>
          <table:table-cell office:value-type="string">
            <text:p>http://2015.sofifa.org/15/players/60/199960.png</text:p>
          </table:table-cell>
          <table:table-cell office:value-type="string">
            <text:p>Nottingham Forest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Burke</text:p>
          </table:table-cell>
          <table:table-cell office:value-type="string">
            <text:p>Chris</text:p>
          </table:table-cell>
          <table:table-cell office:value-type="string">
            <text:p>MDR</text:p>
          </table:table-cell>
          <table:table-cell office:value-type="string">
            <text:p>http://2015.sofifa.org/15/players/60/104442.png</text:p>
          </table:table-cell>
          <table:table-cell office:value-type="string">
            <text:p>Nottingham Forest FC</text:p>
          </table:table-cell>
          <table:table-cell office:value-type="string">
            <text:p>Ecosse</text:p>
          </table:table-cell>
          <table:table-cell office:value-type="string">
            <text:p>Ecoss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Antonio</text:p>
          </table:table-cell>
          <table:table-cell office:value-type="string">
            <text:p>Michail</text:p>
          </table:table-cell>
          <table:table-cell office:value-type="string">
            <text:p>MDR</text:p>
          </table:table-cell>
          <table:table-cell office:value-type="string">
            <text:p>http://2015.sofifa.org/15/players/60/190717.png</text:p>
          </table:table-cell>
          <table:table-cell office:value-type="string">
            <text:p>Nottingham Forest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Hunt</text:p>
          </table:table-cell>
          <table:table-cell office:value-type="string">
            <text:p>Jack</text:p>
          </table:table-cell>
          <table:table-cell office:value-type="string">
            <text:p>DD</text:p>
          </table:table-cell>
          <table:table-cell office:value-type="string">
            <text:p>http://2015.sofifa.org/15/players/60/193900.png</text:p>
          </table:table-cell>
          <table:table-cell office:value-type="string">
            <text:p>Nottingham Forest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Tesche</text:p>
          </table:table-cell>
          <table:table-cell office:value-type="string">
            <text:p>Robert</text:p>
          </table:table-cell>
          <table:table-cell office:value-type="string">
            <text:p>MC</text:p>
          </table:table-cell>
          <table:table-cell office:value-type="string">
            <text:p>http://2015.sofifa.org/15/players/60/183632.png</text:p>
          </table:table-cell>
          <table:table-cell office:value-type="string">
            <text:p>Nottingham Forest FC</text:p>
          </table:table-cell>
          <table:table-cell/>
          <table:table-cell office:value-type="string">
            <text:p>Allemagn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Vaughan</text:p>
          </table:table-cell>
          <table:table-cell office:value-type="string">
            <text:p>David</text:p>
          </table:table-cell>
          <table:table-cell office:value-type="string">
            <text:p>MDC</text:p>
          </table:table-cell>
          <table:table-cell office:value-type="string">
            <text:p>http://2015.sofifa.org/15/players/60/657.png</text:p>
          </table:table-cell>
          <table:table-cell office:value-type="string">
            <text:p>Nottingham Forest FC</text:p>
          </table:table-cell>
          <table:table-cell table:number-columns-repeated="2" office:value-type="string">
            <text:p>Pays de Galles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Reid</text:p>
          </table:table-cell>
          <table:table-cell office:value-type="string">
            <text:p>Andy</text:p>
          </table:table-cell>
          <table:table-cell office:value-type="string">
            <text:p>MOC</text:p>
          </table:table-cell>
          <table:table-cell office:value-type="string">
            <text:p>http://2015.sofifa.org/15/players/60/53384.png</text:p>
          </table:table-cell>
          <table:table-cell office:value-type="string">
            <text:p>Nottingham Forest FC</text:p>
          </table:table-cell>
          <table:table-cell table:number-columns-repeated="2" office:value-type="string">
            <text:p>Irland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Lichaj</text:p>
          </table:table-cell>
          <table:table-cell office:value-type="string">
            <text:p>Eric</text:p>
          </table:table-cell>
          <table:table-cell office:value-type="string">
            <text:p>DD</text:p>
          </table:table-cell>
          <table:table-cell office:value-type="string">
            <text:p>http://2015.sofifa.org/15/players/60/184456.png</text:p>
          </table:table-cell>
          <table:table-cell office:value-type="string">
            <text:p>Nottingham Forest FC</text:p>
          </table:table-cell>
          <table:table-cell/>
          <table:table-cell office:value-type="string">
            <text:p>Etats-Unis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Fox</text:p>
          </table:table-cell>
          <table:table-cell office:value-type="string">
            <text:p>Daniel</text:p>
          </table:table-cell>
          <table:table-cell office:value-type="string">
            <text:p>DG</text:p>
          </table:table-cell>
          <table:table-cell office:value-type="string">
            <text:p>http://2015.sofifa.org/15/players/60/158902.png</text:p>
          </table:table-cell>
          <table:table-cell office:value-type="string">
            <text:p>Nottingham Forest FC</text:p>
          </table:table-cell>
          <table:table-cell/>
          <table:table-cell office:value-type="string">
            <text:p>Ecoss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Blackstock</text:p>
          </table:table-cell>
          <table:table-cell office:value-type="string">
            <text:p>Dexter</text:p>
          </table:table-cell>
          <table:table-cell office:value-type="string">
            <text:p>BU</text:p>
          </table:table-cell>
          <table:table-cell office:value-type="string">
            <text:p>http://2015.sofifa.org/15/players/60/156166.png</text:p>
          </table:table-cell>
          <table:table-cell office:value-type="string">
            <text:p>Nottingham Forest FC</text:p>
          </table:table-cell>
          <table:table-cell/>
          <table:table-cell office:value-type="string">
            <text:p>Antigua-et-Barbuda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Veldwijk</text:p>
          </table:table-cell>
          <table:table-cell office:value-type="string">
            <text:p>Lars</text:p>
          </table:table-cell>
          <table:table-cell office:value-type="string">
            <text:p>BU</text:p>
          </table:table-cell>
          <table:table-cell office:value-type="string">
            <text:p>http://2015.sofifa.org/15/players/60/208153.png</text:p>
          </table:table-cell>
          <table:table-cell office:value-type="string">
            <text:p>Nottingham Forest FC</text:p>
          </table:table-cell>
          <table:table-cell/>
          <table:table-cell office:value-type="string">
            <text:p>Pays-Bas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Abdoun</text:p>
          </table:table-cell>
          <table:table-cell office:value-type="string">
            <text:p>Djamel</text:p>
          </table:table-cell>
          <table:table-cell office:value-type="string">
            <text:p>MG</text:p>
          </table:table-cell>
          <table:table-cell office:value-type="string">
            <text:p>http://2015.sofifa.org/15/players/60/163415.png</text:p>
          </table:table-cell>
          <table:table-cell office:value-type="string">
            <text:p>Nottingham Forest FC</text:p>
          </table:table-cell>
          <table:table-cell/>
          <table:table-cell office:value-type="string">
            <text:p>Algeri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Cohen</text:p>
          </table:table-cell>
          <table:table-cell office:value-type="string">
            <text:p>Chris</text:p>
          </table:table-cell>
          <table:table-cell office:value-type="string">
            <text:p>MDC</text:p>
          </table:table-cell>
          <table:table-cell office:value-type="string">
            <text:p>http://2015.sofifa.org/15/players/60/152880.png</text:p>
          </table:table-cell>
          <table:table-cell office:value-type="string">
            <text:p>Nottingham Forest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Wilson</text:p>
          </table:table-cell>
          <table:table-cell office:value-type="string">
            <text:p>Kelvin</text:p>
          </table:table-cell>
          <table:table-cell office:value-type="string">
            <text:p>DC</text:p>
          </table:table-cell>
          <table:table-cell office:value-type="string">
            <text:p>http://2015.sofifa.org/15/players/60/163476.png</text:p>
          </table:table-cell>
          <table:table-cell office:value-type="string">
            <text:p>Nottingham Forest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de Vries</text:p>
          </table:table-cell>
          <table:table-cell office:value-type="string">
            <text:p>Dorus</text:p>
          </table:table-cell>
          <table:table-cell office:value-type="string">
            <text:p>G</text:p>
          </table:table-cell>
          <table:table-cell office:value-type="string">
            <text:p>http://2015.sofifa.org/15/players/60/27532.png</text:p>
          </table:table-cell>
          <table:table-cell office:value-type="string">
            <text:p>Nottingham Forest FC</text:p>
          </table:table-cell>
          <table:table-cell/>
          <table:table-cell office:value-type="string">
            <text:p>Pays-Bas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Collins</text:p>
          </table:table-cell>
          <table:table-cell office:value-type="string">
            <text:p>Danny</text:p>
          </table:table-cell>
          <table:table-cell office:value-type="string">
            <text:p>DC</text:p>
          </table:table-cell>
          <table:table-cell office:value-type="string">
            <text:p>http://2015.sofifa.org/15/players/60/151225.png</text:p>
          </table:table-cell>
          <table:table-cell office:value-type="string">
            <text:p>Nottingham Forest FC</text:p>
          </table:table-cell>
          <table:table-cell/>
          <table:table-cell office:value-type="string">
            <text:p>Pays de Galles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Fryatt</text:p>
          </table:table-cell>
          <table:table-cell office:value-type="string">
            <text:p>Matty</text:p>
          </table:table-cell>
          <table:table-cell office:value-type="string">
            <text:p>BU</text:p>
          </table:table-cell>
          <table:table-cell office:value-type="string">
            <text:p>http://2015.sofifa.org/15/players/60/157661.png</text:p>
          </table:table-cell>
          <table:table-cell office:value-type="string">
            <text:p>Nottingham Forest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Harding</text:p>
          </table:table-cell>
          <table:table-cell office:value-type="string">
            <text:p>Dan</text:p>
          </table:table-cell>
          <table:table-cell office:value-type="string">
            <text:p>DG</text:p>
          </table:table-cell>
          <table:table-cell office:value-type="string">
            <text:p>http://2015.sofifa.org/15/players/60/53500.png</text:p>
          </table:table-cell>
          <table:table-cell office:value-type="string">
            <text:p>Nottingham Forest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Hobbs</text:p>
          </table:table-cell>
          <table:table-cell office:value-type="string">
            <text:p>Jack</text:p>
          </table:table-cell>
          <table:table-cell office:value-type="string">
            <text:p>DC</text:p>
          </table:table-cell>
          <table:table-cell office:value-type="string">
            <text:p>http://2015.sofifa.org/15/players/60/165219.png</text:p>
          </table:table-cell>
          <table:table-cell office:value-type="string">
            <text:p>Nottingham Forest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Halford</text:p>
          </table:table-cell>
          <table:table-cell office:value-type="string">
            <text:p>Greg</text:p>
          </table:table-cell>
          <table:table-cell office:value-type="string">
            <text:p>DD</text:p>
          </table:table-cell>
          <table:table-cell office:value-type="string">
            <text:p>http://2015.sofifa.org/15/players/60/139475.png</text:p>
          </table:table-cell>
          <table:table-cell office:value-type="string">
            <text:p>Nottingham Forest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Osborn</text:p>
          </table:table-cell>
          <table:table-cell office:value-type="string">
            <text:p>Ben</text:p>
          </table:table-cell>
          <table:table-cell office:value-type="string">
            <text:p>MG</text:p>
          </table:table-cell>
          <table:table-cell office:value-type="string">
            <text:p>http://2015.sofifa.org/15/players/60/210985.png</text:p>
          </table:table-cell>
          <table:table-cell office:value-type="string">
            <text:p>Nottingham Forest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Otim</text:p>
          </table:table-cell>
          <table:table-cell office:value-type="string">
            <text:p>Derrick</text:p>
          </table:table-cell>
          <table:table-cell office:value-type="string">
            <text:p>BU</text:p>
          </table:table-cell>
          <table:table-cell/>
          <table:table-cell office:value-type="string">
            <text:p>Nottingham Forest FC</text:p>
          </table:table-cell>
          <table:table-cell/>
          <table:table-cell office:value-type="string">
            <text:p>Soudan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Grant</text:p>
          </table:table-cell>
          <table:table-cell office:value-type="string">
            <text:p>Jorge</text:p>
          </table:table-cell>
          <table:table-cell office:value-type="string">
            <text:p>MC</text:p>
          </table:table-cell>
          <table:table-cell office:value-type="string">
            <text:p>http://2015.sofifa.org/15/players/60/219177.png</text:p>
          </table:table-cell>
          <table:table-cell office:value-type="string">
            <text:p>Nottingham Forest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Walker</text:p>
          </table:table-cell>
          <table:table-cell office:value-type="string">
            <text:p>Tyler</text:p>
          </table:table-cell>
          <table:table-cell office:value-type="string">
            <text:p>BU</text:p>
          </table:table-cell>
          <table:table-cell/>
          <table:table-cell office:value-type="string">
            <text:p>Nottingham Forest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Riera</text:p>
          </table:table-cell>
          <table:table-cell office:value-type="string">
            <text:p>Roger</text:p>
          </table:table-cell>
          <table:table-cell office:value-type="string">
            <text:p>DC</text:p>
          </table:table-cell>
          <table:table-cell/>
          <table:table-cell office:value-type="string">
            <text:p>Nottingham Forest FC</text:p>
          </table:table-cell>
          <table:table-cell/>
          <table:table-cell office:value-type="string">
            <text:p>Espagn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Gray</text:p>
          </table:table-cell>
          <table:table-cell office:value-type="string">
            <text:p>Demarai</text:p>
          </table:table-cell>
          <table:table-cell office:value-type="string">
            <text:p>AIG</text:p>
          </table:table-cell>
          <table:table-cell office:value-type="string">
            <text:p>http://2015.sofifa.org/15/players/60/220633.png</text:p>
          </table:table-cell>
          <table:table-cell office:value-type="string">
            <text:p>Birmingham City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Shea</text:p>
          </table:table-cell>
          <table:table-cell office:value-type="string">
            <text:p>Brek</text:p>
          </table:table-cell>
          <table:table-cell office:value-type="string">
            <text:p>MG</text:p>
          </table:table-cell>
          <table:table-cell office:value-type="string">
            <text:p>http://2015.sofifa.org/15/players/60/186536.png</text:p>
          </table:table-cell>
          <table:table-cell office:value-type="string">
            <text:p>Birmingham City FC</text:p>
          </table:table-cell>
          <table:table-cell/>
          <table:table-cell office:value-type="string">
            <text:p>Etats-Unis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Edgar</text:p>
          </table:table-cell>
          <table:table-cell office:value-type="string">
            <text:p>David</text:p>
          </table:table-cell>
          <table:table-cell office:value-type="string">
            <text:p>DC</text:p>
          </table:table-cell>
          <table:table-cell office:value-type="string">
            <text:p>http://2015.sofifa.org/15/players/60/172207.png</text:p>
          </table:table-cell>
          <table:table-cell office:value-type="string">
            <text:p>Birmingham City FC</text:p>
          </table:table-cell>
          <table:table-cell/>
          <table:table-cell office:value-type="string">
            <text:p>Canada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Spector</text:p>
          </table:table-cell>
          <table:table-cell office:value-type="string">
            <text:p>Jonathan</text:p>
          </table:table-cell>
          <table:table-cell office:value-type="string">
            <text:p>DD</text:p>
          </table:table-cell>
          <table:table-cell office:value-type="string">
            <text:p>http://2015.sofifa.org/15/players/60/162890.png</text:p>
          </table:table-cell>
          <table:table-cell office:value-type="string">
            <text:p>Birmingham City FC</text:p>
          </table:table-cell>
          <table:table-cell/>
          <table:table-cell office:value-type="string">
            <text:p>Etats-Unis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Arthur</text:p>
          </table:table-cell>
          <table:table-cell office:value-type="string">
            <text:p>Koby</text:p>
          </table:table-cell>
          <table:table-cell office:value-type="string">
            <text:p>MOC</text:p>
          </table:table-cell>
          <table:table-cell office:value-type="string">
            <text:p>http://2015.sofifa.org/15/players/60/213834.png</text:p>
          </table:table-cell>
          <table:table-cell office:value-type="string">
            <text:p>Birmingham City FC</text:p>
          </table:table-cell>
          <table:table-cell/>
          <table:table-cell office:value-type="string">
            <text:p>Ghana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Reilly</text:p>
          </table:table-cell>
          <table:table-cell office:value-type="string">
            <text:p>Callum</text:p>
          </table:table-cell>
          <table:table-cell office:value-type="string">
            <text:p>MC</text:p>
          </table:table-cell>
          <table:table-cell office:value-type="string">
            <text:p>http://2015.sofifa.org/15/players/60/207639.png</text:p>
          </table:table-cell>
          <table:table-cell office:value-type="string">
            <text:p>Birmingham City FC</text:p>
          </table:table-cell>
          <table:table-cell/>
          <table:table-cell office:value-type="string">
            <text:p>Irland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Gunning</text:p>
          </table:table-cell>
          <table:table-cell office:value-type="string">
            <text:p>Gavin</text:p>
          </table:table-cell>
          <table:table-cell office:value-type="string">
            <text:p>DC</text:p>
          </table:table-cell>
          <table:table-cell office:value-type="string">
            <text:p>http://2015.sofifa.org/15/players/60/186172.png</text:p>
          </table:table-cell>
          <table:table-cell office:value-type="string">
            <text:p>Birmingham City FC</text:p>
          </table:table-cell>
          <table:table-cell/>
          <table:table-cell office:value-type="string">
            <text:p>Irland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Robinson</text:p>
          </table:table-cell>
          <table:table-cell office:value-type="string">
            <text:p>Paul</text:p>
          </table:table-cell>
          <table:table-cell office:value-type="string">
            <text:p>DC</text:p>
          </table:table-cell>
          <table:table-cell office:value-type="string">
            <text:p>http://2015.sofifa.org/15/players/60/159490.png</text:p>
          </table:table-cell>
          <table:table-cell office:value-type="string">
            <text:p>Birmingham City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Packwood</text:p>
          </table:table-cell>
          <table:table-cell office:value-type="string">
            <text:p>Will</text:p>
          </table:table-cell>
          <table:table-cell office:value-type="string">
            <text:p>DC</text:p>
          </table:table-cell>
          <table:table-cell office:value-type="string">
            <text:p>http://2015.sofifa.org/15/players/60/204686.png</text:p>
          </table:table-cell>
          <table:table-cell office:value-type="string">
            <text:p>Birmingham City FC</text:p>
          </table:table-cell>
          <table:table-cell/>
          <table:table-cell office:value-type="string">
            <text:p>Etats-Unis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Cotterill</text:p>
          </table:table-cell>
          <table:table-cell office:value-type="string">
            <text:p>David</text:p>
          </table:table-cell>
          <table:table-cell office:value-type="string">
            <text:p>MDR</text:p>
          </table:table-cell>
          <table:table-cell office:value-type="string">
            <text:p>http://2015.sofifa.org/15/players/60/170290.png</text:p>
          </table:table-cell>
          <table:table-cell office:value-type="string">
            <text:p>Birmingham City FC</text:p>
          </table:table-cell>
          <table:table-cell/>
          <table:table-cell office:value-type="string">
            <text:p>Pays de Galles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Randolph</text:p>
          </table:table-cell>
          <table:table-cell office:value-type="string">
            <text:p>Darren</text:p>
          </table:table-cell>
          <table:table-cell office:value-type="string">
            <text:p>G</text:p>
          </table:table-cell>
          <table:table-cell office:value-type="string">
            <text:p>http://2015.sofifa.org/15/players/60/169697.png</text:p>
          </table:table-cell>
          <table:table-cell office:value-type="string">
            <text:p>Birmingham City FC</text:p>
          </table:table-cell>
          <table:table-cell/>
          <table:table-cell office:value-type="string">
            <text:p>Irland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Hall</text:p>
          </table:table-cell>
          <table:table-cell office:value-type="string">
            <text:p>Grant</text:p>
          </table:table-cell>
          <table:table-cell office:value-type="string">
            <text:p>DC</text:p>
          </table:table-cell>
          <table:table-cell office:value-type="string">
            <text:p>http://2015.sofifa.org/15/players/60/204761.png</text:p>
          </table:table-cell>
          <table:table-cell office:value-type="string">
            <text:p>Birmingham City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Davis</text:p>
          </table:table-cell>
          <table:table-cell office:value-type="string">
            <text:p>David</text:p>
          </table:table-cell>
          <table:table-cell office:value-type="string">
            <text:p>MC</text:p>
          </table:table-cell>
          <table:table-cell office:value-type="string">
            <text:p>http://2015.sofifa.org/15/players/60/195020.png</text:p>
          </table:table-cell>
          <table:table-cell office:value-type="string">
            <text:p>Birmingham City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Donaldson</text:p>
          </table:table-cell>
          <table:table-cell office:value-type="string">
            <text:p>Clayton</text:p>
          </table:table-cell>
          <table:table-cell office:value-type="string">
            <text:p>BU</text:p>
          </table:table-cell>
          <table:table-cell office:value-type="string">
            <text:p>http://2015.sofifa.org/15/players/60/159578.png</text:p>
          </table:table-cell>
          <table:table-cell office:value-type="string">
            <text:p>Birmingham City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Doyle</text:p>
          </table:table-cell>
          <table:table-cell office:value-type="string">
            <text:p>Colin</text:p>
          </table:table-cell>
          <table:table-cell office:value-type="string">
            <text:p>G</text:p>
          </table:table-cell>
          <table:table-cell office:value-type="string">
            <text:p>http://2015.sofifa.org/15/players/60/162901.png</text:p>
          </table:table-cell>
          <table:table-cell office:value-type="string">
            <text:p>Birmingham City FC</text:p>
          </table:table-cell>
          <table:table-cell/>
          <table:table-cell office:value-type="string">
            <text:p>Irland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Gleeson</text:p>
          </table:table-cell>
          <table:table-cell office:value-type="string">
            <text:p>Stephen</text:p>
          </table:table-cell>
          <table:table-cell office:value-type="string">
            <text:p>MC</text:p>
          </table:table-cell>
          <table:table-cell office:value-type="string">
            <text:p>http://2015.sofifa.org/15/players/60/170082.png</text:p>
          </table:table-cell>
          <table:table-cell office:value-type="string">
            <text:p>Birmingham City FC</text:p>
          </table:table-cell>
          <table:table-cell/>
          <table:table-cell office:value-type="string">
            <text:p>Irland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Caddis</text:p>
          </table:table-cell>
          <table:table-cell office:value-type="string">
            <text:p>Paul</text:p>
          </table:table-cell>
          <table:table-cell office:value-type="string">
            <text:p>DD</text:p>
          </table:table-cell>
          <table:table-cell office:value-type="string">
            <text:p>http://2015.sofifa.org/15/players/60/173660.png</text:p>
          </table:table-cell>
          <table:table-cell office:value-type="string">
            <text:p>Birmingham City FC</text:p>
          </table:table-cell>
          <table:table-cell/>
          <table:table-cell office:value-type="string">
            <text:p>Ecoss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Shinnie</text:p>
          </table:table-cell>
          <table:table-cell office:value-type="string">
            <text:p>Andrew</text:p>
          </table:table-cell>
          <table:table-cell office:value-type="string">
            <text:p>MOC</text:p>
          </table:table-cell>
          <table:table-cell office:value-type="string">
            <text:p>http://2015.sofifa.org/15/players/60/189186.png</text:p>
          </table:table-cell>
          <table:table-cell office:value-type="string">
            <text:p>Birmingham City FC</text:p>
          </table:table-cell>
          <table:table-cell/>
          <table:table-cell office:value-type="string">
            <text:p>Ecoss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Hancox</text:p>
          </table:table-cell>
          <table:table-cell office:value-type="string">
            <text:p>Mitch</text:p>
          </table:table-cell>
          <table:table-cell office:value-type="string">
            <text:p>DG</text:p>
          </table:table-cell>
          <table:table-cell office:value-type="string">
            <text:p>http://2015.sofifa.org/15/players/60/205877.png</text:p>
          </table:table-cell>
          <table:table-cell office:value-type="string">
            <text:p>Birmingham City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Grounds</text:p>
          </table:table-cell>
          <table:table-cell office:value-type="string">
            <text:p>Jonathan</text:p>
          </table:table-cell>
          <table:table-cell office:value-type="string">
            <text:p>DG</text:p>
          </table:table-cell>
          <table:table-cell office:value-type="string">
            <text:p>http://2015.sofifa.org/15/players/60/169609.png</text:p>
          </table:table-cell>
          <table:table-cell office:value-type="string">
            <text:p>Birmingham City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Eardley</text:p>
          </table:table-cell>
          <table:table-cell office:value-type="string">
            <text:p>Neal</text:p>
          </table:table-cell>
          <table:table-cell office:value-type="string">
            <text:p>DD</text:p>
          </table:table-cell>
          <table:table-cell office:value-type="string">
            <text:p>http://2015.sofifa.org/15/players/60/173834.png</text:p>
          </table:table-cell>
          <table:table-cell office:value-type="string">
            <text:p>Birmingham City FC</text:p>
          </table:table-cell>
          <table:table-cell/>
          <table:table-cell office:value-type="string">
            <text:p>Pays de Galles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Novak</text:p>
          </table:table-cell>
          <table:table-cell office:value-type="string">
            <text:p>Lee</text:p>
          </table:table-cell>
          <table:table-cell office:value-type="string">
            <text:p>MG</text:p>
          </table:table-cell>
          <table:table-cell office:value-type="string">
            <text:p>http://2015.sofifa.org/15/players/60/192473.png</text:p>
          </table:table-cell>
          <table:table-cell office:value-type="string">
            <text:p>Birmingham City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Johnstone</text:p>
          </table:table-cell>
          <table:table-cell office:value-type="string">
            <text:p>Denny</text:p>
          </table:table-cell>
          <table:table-cell office:value-type="string">
            <text:p>BU</text:p>
          </table:table-cell>
          <table:table-cell office:value-type="string">
            <text:p>http://2015.sofifa.org/15/players/60/221203.png</text:p>
          </table:table-cell>
          <table:table-cell office:value-type="string">
            <text:p>Birmingham City FC</text:p>
          </table:table-cell>
          <table:table-cell/>
          <table:table-cell office:value-type="string">
            <text:p>Ecoss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Thomas</text:p>
          </table:table-cell>
          <table:table-cell office:value-type="string">
            <text:p>Wes</text:p>
          </table:table-cell>
          <table:table-cell office:value-type="string">
            <text:p>BU</text:p>
          </table:table-cell>
          <table:table-cell office:value-type="string">
            <text:p>http://2015.sofifa.org/15/players/60/190254.png</text:p>
          </table:table-cell>
          <table:table-cell office:value-type="string">
            <text:p>Birmingham City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Lee</text:p>
          </table:table-cell>
          <table:table-cell office:value-type="string">
            <text:p>Olly</text:p>
          </table:table-cell>
          <table:table-cell office:value-type="string">
            <text:p>MC</text:p>
          </table:table-cell>
          <table:table-cell office:value-type="string">
            <text:p>http://2015.sofifa.org/15/players/60/193206.png</text:p>
          </table:table-cell>
          <table:table-cell office:value-type="string">
            <text:p>Birmingham City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Green</text:p>
          </table:table-cell>
          <table:table-cell office:value-type="string">
            <text:p>Matt</text:p>
          </table:table-cell>
          <table:table-cell office:value-type="string">
            <text:p>BU</text:p>
          </table:table-cell>
          <table:table-cell office:value-type="string">
            <text:p>http://2015.sofifa.org/15/players/60/184714.png</text:p>
          </table:table-cell>
          <table:table-cell office:value-type="string">
            <text:p>Birmingham City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Duffy</text:p>
          </table:table-cell>
          <table:table-cell office:value-type="string">
            <text:p>Mark</text:p>
          </table:table-cell>
          <table:table-cell office:value-type="string">
            <text:p>MDR</text:p>
          </table:table-cell>
          <table:table-cell office:value-type="string">
            <text:p>http://2015.sofifa.org/15/players/60/192540.png</text:p>
          </table:table-cell>
          <table:table-cell office:value-type="string">
            <text:p>Birmingham City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Brown</text:p>
          </table:table-cell>
          <table:table-cell office:value-type="string">
            <text:p>Reece</text:p>
          </table:table-cell>
          <table:table-cell office:value-type="string">
            <text:p>MC</text:p>
          </table:table-cell>
          <table:table-cell office:value-type="string">
            <text:p>http://2015.sofifa.org/15/players/60/219259.png</text:p>
          </table:table-cell>
          <table:table-cell office:value-type="string">
            <text:p>Birmingham City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Truslove</text:p>
          </table:table-cell>
          <table:table-cell office:value-type="string">
            <text:p>Liam</text:p>
          </table:table-cell>
          <table:table-cell office:value-type="string">
            <text:p>MC</text:p>
          </table:table-cell>
          <table:table-cell office:value-type="string">
            <text:p>http://2015.sofifa.org/15/players/60/216430.png</text:p>
          </table:table-cell>
          <table:table-cell office:value-type="string">
            <text:p>Birmingham City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Trueman</text:p>
          </table:table-cell>
          <table:table-cell office:value-type="string">
            <text:p>Connal</text:p>
          </table:table-cell>
          <table:table-cell office:value-type="string">
            <text:p>G</text:p>
          </table:table-cell>
          <table:table-cell/>
          <table:table-cell office:value-type="string">
            <text:p>Birmingham City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Ben Haim</text:p>
          </table:table-cell>
          <table:table-cell office:value-type="string">
            <text:p>Tal</text:p>
          </table:table-cell>
          <table:table-cell office:value-type="string">
            <text:p>DC</text:p>
          </table:table-cell>
          <table:table-cell office:value-type="string">
            <text:p>http://2015.sofifa.org/15/players/60/141001.png</text:p>
          </table:table-cell>
          <table:table-cell office:value-type="string">
            <text:p>Charlton Athletic FC</text:p>
          </table:table-cell>
          <table:table-cell/>
          <table:table-cell office:value-type="string">
            <text:p>Israel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Tucudean</text:p>
          </table:table-cell>
          <table:table-cell office:value-type="string">
            <text:p>George</text:p>
          </table:table-cell>
          <table:table-cell office:value-type="string">
            <text:p>BU</text:p>
          </table:table-cell>
          <table:table-cell office:value-type="string">
            <text:p>http://2015.sofifa.org/15/players/60/213107.png</text:p>
          </table:table-cell>
          <table:table-cell office:value-type="string">
            <text:p>Charlton Athletic FC</text:p>
          </table:table-cell>
          <table:table-cell/>
          <table:table-cell office:value-type="string">
            <text:p>Roumani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Bulot</text:p>
          </table:table-cell>
          <table:table-cell office:value-type="string">
            <text:p>Frederic</text:p>
          </table:table-cell>
          <table:table-cell office:value-type="string">
            <text:p>MDR</text:p>
          </table:table-cell>
          <table:table-cell office:value-type="string">
            <text:p>http://2015.sofifa.org/15/players/60/189175.png</text:p>
          </table:table-cell>
          <table:table-cell office:value-type="string">
            <text:p>Charlton Athletic FC</text:p>
          </table:table-cell>
          <table:table-cell/>
          <table:table-cell office:value-type="string">
            <text:p>Gabon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Gudmundsson</text:p>
          </table:table-cell>
          <table:table-cell office:value-type="string">
            <text:p>Johann berg</text:p>
          </table:table-cell>
          <table:table-cell office:value-type="string">
            <text:p>AIG</text:p>
          </table:table-cell>
          <table:table-cell office:value-type="string">
            <text:p>http://2015.sofifa.org/15/players/60/191076.png</text:p>
          </table:table-cell>
          <table:table-cell office:value-type="string">
            <text:p>Charlton Athletic FC</text:p>
          </table:table-cell>
          <table:table-cell/>
          <table:table-cell office:value-type="string">
            <text:p>Island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Henderson</text:p>
          </table:table-cell>
          <table:table-cell office:value-type="string">
            <text:p>Stephen</text:p>
          </table:table-cell>
          <table:table-cell office:value-type="string">
            <text:p>G</text:p>
          </table:table-cell>
          <table:table-cell office:value-type="string">
            <text:p>http://2015.sofifa.org/15/players/60/155886.png</text:p>
          </table:table-cell>
          <table:table-cell office:value-type="string">
            <text:p>Charlton Athletic FC</text:p>
          </table:table-cell>
          <table:table-cell/>
          <table:table-cell office:value-type="string">
            <text:p>Irland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Jackson</text:p>
          </table:table-cell>
          <table:table-cell office:value-type="string">
            <text:p>Johnnie</text:p>
          </table:table-cell>
          <table:table-cell office:value-type="string">
            <text:p>MC</text:p>
          </table:table-cell>
          <table:table-cell office:value-type="string">
            <text:p>http://2015.sofifa.org/15/players/60/152875.png</text:p>
          </table:table-cell>
          <table:table-cell office:value-type="string">
            <text:p>Charlton Athletic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Cousins</text:p>
          </table:table-cell>
          <table:table-cell office:value-type="string">
            <text:p>Jordan</text:p>
          </table:table-cell>
          <table:table-cell office:value-type="string">
            <text:p>MC</text:p>
          </table:table-cell>
          <table:table-cell office:value-type="string">
            <text:p>http://2015.sofifa.org/15/players/60/202131.png</text:p>
          </table:table-cell>
          <table:table-cell office:value-type="string">
            <text:p>Charlton Athletic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Bikey</text:p>
          </table:table-cell>
          <table:table-cell office:value-type="string">
            <text:p>Andre</text:p>
          </table:table-cell>
          <table:table-cell office:value-type="string">
            <text:p>DC</text:p>
          </table:table-cell>
          <table:table-cell office:value-type="string">
            <text:p>http://2015.sofifa.org/15/players/60/139245.png</text:p>
          </table:table-cell>
          <table:table-cell office:value-type="string">
            <text:p>Charlton Athletic FC</text:p>
          </table:table-cell>
          <table:table-cell/>
          <table:table-cell office:value-type="string">
            <text:p>Cameroun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orrison</text:p>
          </table:table-cell>
          <table:table-cell office:value-type="string">
            <text:p>Michael</text:p>
          </table:table-cell>
          <table:table-cell office:value-type="string">
            <text:p>DC</text:p>
          </table:table-cell>
          <table:table-cell office:value-type="string">
            <text:p>http://2015.sofifa.org/15/players/60/188782.png</text:p>
          </table:table-cell>
          <table:table-cell office:value-type="string">
            <text:p>Charlton Athletic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Buyens</text:p>
          </table:table-cell>
          <table:table-cell office:value-type="string">
            <text:p>Yoni</text:p>
          </table:table-cell>
          <table:table-cell office:value-type="string">
            <text:p>MDC</text:p>
          </table:table-cell>
          <table:table-cell office:value-type="string">
            <text:p>http://2015.sofifa.org/15/players/60/178136.png</text:p>
          </table:table-cell>
          <table:table-cell office:value-type="string">
            <text:p>Charlton Athletic FC</text:p>
          </table:table-cell>
          <table:table-cell/>
          <table:table-cell office:value-type="string">
            <text:p>Belgiqu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Church</text:p>
          </table:table-cell>
          <table:table-cell office:value-type="string">
            <text:p>Simon</text:p>
          </table:table-cell>
          <table:table-cell office:value-type="string">
            <text:p>BU</text:p>
          </table:table-cell>
          <table:table-cell office:value-type="string">
            <text:p>http://2015.sofifa.org/15/players/60/178585.png</text:p>
          </table:table-cell>
          <table:table-cell office:value-type="string">
            <text:p>Charlton Athletic FC</text:p>
          </table:table-cell>
          <table:table-cell table:number-columns-repeated="2" office:value-type="string">
            <text:p>Pays de Galles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Ansah</text:p>
          </table:table-cell>
          <table:table-cell office:value-type="string">
            <text:p>Zak</text:p>
          </table:table-cell>
          <table:table-cell office:value-type="string">
            <text:p>BU</text:p>
          </table:table-cell>
          <table:table-cell office:value-type="string">
            <text:p>http://2015.sofifa.org/15/players/60/203057.png</text:p>
          </table:table-cell>
          <table:table-cell office:value-type="string">
            <text:p>Charlton Athletic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Harriott</text:p>
          </table:table-cell>
          <table:table-cell office:value-type="string">
            <text:p>Callum</text:p>
          </table:table-cell>
          <table:table-cell office:value-type="string">
            <text:p>MG</text:p>
          </table:table-cell>
          <table:table-cell office:value-type="string">
            <text:p>http://2015.sofifa.org/15/players/60/201927.png</text:p>
          </table:table-cell>
          <table:table-cell office:value-type="string">
            <text:p>Charlton Athletic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Wilson</text:p>
          </table:table-cell>
          <table:table-cell office:value-type="string">
            <text:p>Lawrie</text:p>
          </table:table-cell>
          <table:table-cell office:value-type="string">
            <text:p>DD</text:p>
          </table:table-cell>
          <table:table-cell office:value-type="string">
            <text:p>http://2015.sofifa.org/15/players/60/169701.png</text:p>
          </table:table-cell>
          <table:table-cell office:value-type="string">
            <text:p>Charlton Athletic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Solly</text:p>
          </table:table-cell>
          <table:table-cell office:value-type="string">
            <text:p>Chris</text:p>
          </table:table-cell>
          <table:table-cell office:value-type="string">
            <text:p>DD</text:p>
          </table:table-cell>
          <table:table-cell office:value-type="string">
            <text:p>http://2015.sofifa.org/15/players/60/189541.png</text:p>
          </table:table-cell>
          <table:table-cell office:value-type="string">
            <text:p>Charlton Athletic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oussa</text:p>
          </table:table-cell>
          <table:table-cell office:value-type="string">
            <text:p>Franck</text:p>
          </table:table-cell>
          <table:table-cell office:value-type="string">
            <text:p>MG</text:p>
          </table:table-cell>
          <table:table-cell office:value-type="string">
            <text:p>http://2015.sofifa.org/15/players/60/176780.png</text:p>
          </table:table-cell>
          <table:table-cell office:value-type="string">
            <text:p>Charlton Athletic FC</text:p>
          </table:table-cell>
          <table:table-cell/>
          <table:table-cell office:value-type="string">
            <text:p>Belgiqu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Wiggins</text:p>
          </table:table-cell>
          <table:table-cell office:value-type="string">
            <text:p>Rhoys</text:p>
          </table:table-cell>
          <table:table-cell office:value-type="string">
            <text:p>DG</text:p>
          </table:table-cell>
          <table:table-cell office:value-type="string">
            <text:p>http://2015.sofifa.org/15/players/60/172966.png</text:p>
          </table:table-cell>
          <table:table-cell office:value-type="string">
            <text:p>Charlton Athletic FC</text:p>
          </table:table-cell>
          <table:table-cell/>
          <table:table-cell office:value-type="string">
            <text:p>Pays de Galles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Gomez</text:p>
          </table:table-cell>
          <table:table-cell office:value-type="string">
            <text:p>Joseph</text:p>
          </table:table-cell>
          <table:table-cell office:value-type="string">
            <text:p>DC</text:p>
          </table:table-cell>
          <table:table-cell office:value-type="string">
            <text:p>http://2015.sofifa.org/15/players/60/225100.png</text:p>
          </table:table-cell>
          <table:table-cell office:value-type="string">
            <text:p>Charlton Athletic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Pope</text:p>
          </table:table-cell>
          <table:table-cell office:value-type="string">
            <text:p>Nick</text:p>
          </table:table-cell>
          <table:table-cell office:value-type="string">
            <text:p>G</text:p>
          </table:table-cell>
          <table:table-cell office:value-type="string">
            <text:p>http://2015.sofifa.org/15/players/60/203841.png</text:p>
          </table:table-cell>
          <table:table-cell office:value-type="string">
            <text:p>Charlton Athletic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unns</text:p>
          </table:table-cell>
          <table:table-cell office:value-type="string">
            <text:p>Jack</text:p>
          </table:table-cell>
          <table:table-cell office:value-type="string">
            <text:p>MOC</text:p>
          </table:table-cell>
          <table:table-cell office:value-type="string">
            <text:p>http://2015.sofifa.org/15/players/60/210397.png</text:p>
          </table:table-cell>
          <table:table-cell office:value-type="string">
            <text:p>Charlton Athletic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Fox</text:p>
          </table:table-cell>
          <table:table-cell office:value-type="string">
            <text:p>Morgan</text:p>
          </table:table-cell>
          <table:table-cell office:value-type="string">
            <text:p>DG</text:p>
          </table:table-cell>
          <table:table-cell office:value-type="string">
            <text:p>http://2015.sofifa.org/15/players/60/208806.png</text:p>
          </table:table-cell>
          <table:table-cell office:value-type="string">
            <text:p>Charlton Athletic FC</text:p>
          </table:table-cell>
          <table:table-cell/>
          <table:table-cell office:value-type="string">
            <text:p>Pays de Galles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Gerrard</text:p>
          </table:table-cell>
          <table:table-cell office:value-type="string">
            <text:p>Harry</text:p>
          </table:table-cell>
          <table:table-cell office:value-type="string">
            <text:p>MC</text:p>
          </table:table-cell>
          <table:table-cell/>
          <table:table-cell office:value-type="string">
            <text:p>Charlton Athletic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itov</text:p>
          </table:table-cell>
          <table:table-cell office:value-type="string">
            <text:p>Dimitar</text:p>
          </table:table-cell>
          <table:table-cell office:value-type="string">
            <text:p>G</text:p>
          </table:table-cell>
          <table:table-cell/>
          <table:table-cell office:value-type="string">
            <text:p>Charlton Athletic FC</text:p>
          </table:table-cell>
          <table:table-cell/>
          <table:table-cell office:value-type="string">
            <text:p>Bulgari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Daniel</text:p>
          </table:table-cell>
          <table:table-cell office:value-type="string">
            <text:p>Kadell</text:p>
          </table:table-cell>
          <table:table-cell office:value-type="string">
            <text:p>DG</text:p>
          </table:table-cell>
          <table:table-cell office:value-type="string">
            <text:p>http://2015.sofifa.org/15/players/60/207625.png</text:p>
          </table:table-cell>
          <table:table-cell office:value-type="string">
            <text:p>Charlton Athletic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Phillips</text:p>
          </table:table-cell>
          <table:table-cell office:value-type="string">
            <text:p>Dillon</text:p>
          </table:table-cell>
          <table:table-cell office:value-type="string">
            <text:p>G</text:p>
          </table:table-cell>
          <table:table-cell office:value-type="string">
            <text:p>http://2015.sofifa.org/15/players/60/220058.png</text:p>
          </table:table-cell>
          <table:table-cell office:value-type="string">
            <text:p>Charlton Athletic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Edwards</text:p>
          </table:table-cell>
          <table:table-cell office:value-type="string">
            <text:p>Archie</text:p>
          </table:table-cell>
          <table:table-cell office:value-type="string">
            <text:p>DD</text:p>
          </table:table-cell>
          <table:table-cell/>
          <table:table-cell office:value-type="string">
            <text:p>Charlton Athletic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Thomas</text:p>
          </table:table-cell>
          <table:table-cell office:value-type="string">
            <text:p>Terell</text:p>
          </table:table-cell>
          <table:table-cell office:value-type="string">
            <text:p>MDC</text:p>
          </table:table-cell>
          <table:table-cell/>
          <table:table-cell office:value-type="string">
            <text:p>Charlton Athletic FC</text:p>
          </table:table-cell>
          <table:table-cell/>
          <table:table-cell office:value-type="string">
            <text:p>Angler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Ahearne-Grant</text:p>
          </table:table-cell>
          <table:table-cell office:value-type="string">
            <text:p>Karlan</text:p>
          </table:table-cell>
          <table:table-cell office:value-type="string">
            <text:p>BU</text:p>
          </table:table-cell>
          <table:table-cell/>
          <table:table-cell office:value-type="string">
            <text:p>Charlton Athletic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Obileye</text:p>
          </table:table-cell>
          <table:table-cell office:value-type="string">
            <text:p>Stephen</text:p>
          </table:table-cell>
          <table:table-cell office:value-type="string">
            <text:p>MDC</text:p>
          </table:table-cell>
          <table:table-cell/>
          <table:table-cell office:value-type="string">
            <text:p>Charlton Athletic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Sho-Silva</text:p>
          </table:table-cell>
          <table:table-cell office:value-type="string">
            <text:p>Tobi</text:p>
          </table:table-cell>
          <table:table-cell office:value-type="string">
            <text:p>BU</text:p>
          </table:table-cell>
          <table:table-cell office:value-type="string">
            <text:p>http://2015.sofifa.org/15/players/60/207951.png</text:p>
          </table:table-cell>
          <table:table-cell office:value-type="string">
            <text:p>Charlton Athletic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Hughes</text:p>
          </table:table-cell>
          <table:table-cell office:value-type="string">
            <text:p>Will</text:p>
          </table:table-cell>
          <table:table-cell office:value-type="string">
            <text:p>MC</text:p>
          </table:table-cell>
          <table:table-cell office:value-type="string">
            <text:p>http://2015.sofifa.org/15/players/60/206516.png</text:p>
          </table:table-cell>
          <table:table-cell office:value-type="string">
            <text:p>Derby County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Bennett</text:p>
          </table:table-cell>
          <table:table-cell office:value-type="string">
            <text:p>Mason</text:p>
          </table:table-cell>
          <table:table-cell office:value-type="string">
            <text:p>BU</text:p>
          </table:table-cell>
          <table:table-cell office:value-type="string">
            <text:p>http://2015.sofifa.org/15/players/60/205481.png</text:p>
          </table:table-cell>
          <table:table-cell office:value-type="string">
            <text:p>Derby County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Ibe</text:p>
          </table:table-cell>
          <table:table-cell office:value-type="string">
            <text:p>Jordon</text:p>
          </table:table-cell>
          <table:table-cell office:value-type="string">
            <text:p>MG</text:p>
          </table:table-cell>
          <table:table-cell office:value-type="string">
            <text:p>http://2015.sofifa.org/15/players/60/205540.png</text:p>
          </table:table-cell>
          <table:table-cell office:value-type="string">
            <text:p>Derby County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Russell</text:p>
          </table:table-cell>
          <table:table-cell office:value-type="string">
            <text:p>Johnny</text:p>
          </table:table-cell>
          <table:table-cell office:value-type="string">
            <text:p>AIG</text:p>
          </table:table-cell>
          <table:table-cell office:value-type="string">
            <text:p>http://2015.sofifa.org/15/players/60/185068.png</text:p>
          </table:table-cell>
          <table:table-cell office:value-type="string">
            <text:p>Derby County FC</text:p>
          </table:table-cell>
          <table:table-cell/>
          <table:table-cell office:value-type="string">
            <text:p>Ecoss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Hendrick</text:p>
          </table:table-cell>
          <table:table-cell office:value-type="string">
            <text:p>Jeff</text:p>
          </table:table-cell>
          <table:table-cell office:value-type="string">
            <text:p>MC</text:p>
          </table:table-cell>
          <table:table-cell office:value-type="string">
            <text:p>http://2015.sofifa.org/15/players/60/200478.png</text:p>
          </table:table-cell>
          <table:table-cell office:value-type="string">
            <text:p>Derby County FC</text:p>
          </table:table-cell>
          <table:table-cell/>
          <table:table-cell office:value-type="string">
            <text:p>Irland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Ward</text:p>
          </table:table-cell>
          <table:table-cell office:value-type="string">
            <text:p>Jamie</text:p>
          </table:table-cell>
          <table:table-cell office:value-type="string">
            <text:p>AID</text:p>
          </table:table-cell>
          <table:table-cell office:value-type="string">
            <text:p>http://2015.sofifa.org/15/players/60/164467.png</text:p>
          </table:table-cell>
          <table:table-cell office:value-type="string">
            <text:p>Derby County FC</text:p>
          </table:table-cell>
          <table:table-cell table:number-columns-repeated="2" office:value-type="string">
            <text:p>Irlande du Nord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ascarell</text:p>
          </table:table-cell>
          <table:table-cell office:value-type="string">
            <text:p>Omar</text:p>
          </table:table-cell>
          <table:table-cell office:value-type="string">
            <text:p>MDC</text:p>
          </table:table-cell>
          <table:table-cell office:value-type="string">
            <text:p>http://2015.sofifa.org/15/players/60/208620.png</text:p>
          </table:table-cell>
          <table:table-cell office:value-type="string">
            <text:p>Derby County FC</text:p>
          </table:table-cell>
          <table:table-cell/>
          <table:table-cell office:value-type="string">
            <text:p>Espagn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Thorne</text:p>
          </table:table-cell>
          <table:table-cell office:value-type="string">
            <text:p>George</text:p>
          </table:table-cell>
          <table:table-cell office:value-type="string">
            <text:p>MDC</text:p>
          </table:table-cell>
          <table:table-cell office:value-type="string">
            <text:p>http://2015.sofifa.org/15/players/60/198379.png</text:p>
          </table:table-cell>
          <table:table-cell office:value-type="string">
            <text:p>Derby County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Shotton</text:p>
          </table:table-cell>
          <table:table-cell office:value-type="string">
            <text:p>Ryan</text:p>
          </table:table-cell>
          <table:table-cell office:value-type="string">
            <text:p>DD</text:p>
          </table:table-cell>
          <table:table-cell office:value-type="string">
            <text:p>http://2015.sofifa.org/15/players/60/170039.png</text:p>
          </table:table-cell>
          <table:table-cell office:value-type="string">
            <text:p>Derby County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Best</text:p>
          </table:table-cell>
          <table:table-cell office:value-type="string">
            <text:p>Leon</text:p>
          </table:table-cell>
          <table:table-cell office:value-type="string">
            <text:p>BU</text:p>
          </table:table-cell>
          <table:table-cell office:value-type="string">
            <text:p>http://2015.sofifa.org/15/players/60/156167.png</text:p>
          </table:table-cell>
          <table:table-cell office:value-type="string">
            <text:p>Derby County FC</text:p>
          </table:table-cell>
          <table:table-cell/>
          <table:table-cell office:value-type="string">
            <text:p>Irland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Dawkins</text:p>
          </table:table-cell>
          <table:table-cell office:value-type="string">
            <text:p>Simon</text:p>
          </table:table-cell>
          <table:table-cell office:value-type="string">
            <text:p>MG</text:p>
          </table:table-cell>
          <table:table-cell office:value-type="string">
            <text:p>http://2015.sofifa.org/15/players/60/169648.png</text:p>
          </table:table-cell>
          <table:table-cell office:value-type="string">
            <text:p>Derby County FC</text:p>
          </table:table-cell>
          <table:table-cell/>
          <table:table-cell office:value-type="string">
            <text:p>Jamaiqu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Bryson</text:p>
          </table:table-cell>
          <table:table-cell office:value-type="string">
            <text:p>Craig</text:p>
          </table:table-cell>
          <table:table-cell office:value-type="string">
            <text:p>MC</text:p>
          </table:table-cell>
          <table:table-cell office:value-type="string">
            <text:p>http://2015.sofifa.org/15/players/60/159080.png</text:p>
          </table:table-cell>
          <table:table-cell office:value-type="string">
            <text:p>Derby County FC</text:p>
          </table:table-cell>
          <table:table-cell office:value-type="string">
            <text:p>Ecosse</text:p>
          </table:table-cell>
          <table:table-cell office:value-type="string">
            <text:p>Ecoss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artin</text:p>
          </table:table-cell>
          <table:table-cell office:value-type="string">
            <text:p>Chris</text:p>
          </table:table-cell>
          <table:table-cell office:value-type="string">
            <text:p>BU</text:p>
          </table:table-cell>
          <table:table-cell office:value-type="string">
            <text:p>http://2015.sofifa.org/15/players/60/184747.png</text:p>
          </table:table-cell>
          <table:table-cell office:value-type="string">
            <text:p>Derby County FC</text:p>
          </table:table-cell>
          <table:table-cell office:value-type="string">
            <text:p>Ecosse</text:p>
          </table:table-cell>
          <table:table-cell office:value-type="string">
            <text:p>Ecoss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Christie</text:p>
          </table:table-cell>
          <table:table-cell office:value-type="string">
            <text:p>Cyrus</text:p>
          </table:table-cell>
          <table:table-cell office:value-type="string">
            <text:p>DD</text:p>
          </table:table-cell>
          <table:table-cell office:value-type="string">
            <text:p>http://2015.sofifa.org/15/players/60/200778.png</text:p>
          </table:table-cell>
          <table:table-cell office:value-type="string">
            <text:p>Derby County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Keogh</text:p>
          </table:table-cell>
          <table:table-cell office:value-type="string">
            <text:p>Richard</text:p>
          </table:table-cell>
          <table:table-cell office:value-type="string">
            <text:p>DC</text:p>
          </table:table-cell>
          <table:table-cell office:value-type="string">
            <text:p>http://2015.sofifa.org/15/players/60/163156.png</text:p>
          </table:table-cell>
          <table:table-cell office:value-type="string">
            <text:p>Derby County FC</text:p>
          </table:table-cell>
          <table:table-cell/>
          <table:table-cell office:value-type="string">
            <text:p>Irland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Naylor</text:p>
          </table:table-cell>
          <table:table-cell office:value-type="string">
            <text:p>Lee</text:p>
          </table:table-cell>
          <table:table-cell office:value-type="string">
            <text:p>DG</text:p>
          </table:table-cell>
          <table:table-cell office:value-type="string">
            <text:p>http://2015.sofifa.org/15/players/60/51655.png</text:p>
          </table:table-cell>
          <table:table-cell office:value-type="string">
            <text:p>Derby County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Grant</text:p>
          </table:table-cell>
          <table:table-cell office:value-type="string">
            <text:p>Lee</text:p>
          </table:table-cell>
          <table:table-cell office:value-type="string">
            <text:p>G</text:p>
          </table:table-cell>
          <table:table-cell office:value-type="string">
            <text:p>http://2015.sofifa.org/15/players/60/53739.png</text:p>
          </table:table-cell>
          <table:table-cell office:value-type="string">
            <text:p>Derby County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Barker</text:p>
          </table:table-cell>
          <table:table-cell office:value-type="string">
            <text:p>Shaun</text:p>
          </table:table-cell>
          <table:table-cell office:value-type="string">
            <text:p>DC</text:p>
          </table:table-cell>
          <table:table-cell office:value-type="string">
            <text:p>http://2015.sofifa.org/15/players/60/156299.png</text:p>
          </table:table-cell>
          <table:table-cell office:value-type="string">
            <text:p>Derby County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Coutts</text:p>
          </table:table-cell>
          <table:table-cell office:value-type="string">
            <text:p>Paul</text:p>
          </table:table-cell>
          <table:table-cell office:value-type="string">
            <text:p>MDR</text:p>
          </table:table-cell>
          <table:table-cell office:value-type="string">
            <text:p>http://2015.sofifa.org/15/players/60/190122.png</text:p>
          </table:table-cell>
          <table:table-cell office:value-type="string">
            <text:p>Derby County FC</text:p>
          </table:table-cell>
          <table:table-cell/>
          <table:table-cell office:value-type="string">
            <text:p>Ecoss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Whitbread</text:p>
          </table:table-cell>
          <table:table-cell office:value-type="string">
            <text:p>Zak</text:p>
          </table:table-cell>
          <table:table-cell office:value-type="string">
            <text:p>DC</text:p>
          </table:table-cell>
          <table:table-cell office:value-type="string">
            <text:p>http://2015.sofifa.org/15/players/60/138155.png</text:p>
          </table:table-cell>
          <table:table-cell office:value-type="string">
            <text:p>Derby County FC</text:p>
          </table:table-cell>
          <table:table-cell/>
          <table:table-cell office:value-type="string">
            <text:p>Etats-Unis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Buxton</text:p>
          </table:table-cell>
          <table:table-cell office:value-type="string">
            <text:p>Jake</text:p>
          </table:table-cell>
          <table:table-cell office:value-type="string">
            <text:p>DC</text:p>
          </table:table-cell>
          <table:table-cell office:value-type="string">
            <text:p>http://2015.sofifa.org/15/players/60/140423.png</text:p>
          </table:table-cell>
          <table:table-cell office:value-type="string">
            <text:p>Derby County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Eustace</text:p>
          </table:table-cell>
          <table:table-cell office:value-type="string">
            <text:p>John</text:p>
          </table:table-cell>
          <table:table-cell office:value-type="string">
            <text:p>MDC</text:p>
          </table:table-cell>
          <table:table-cell office:value-type="string">
            <text:p>http://2015.sofifa.org/15/players/60/53686.png</text:p>
          </table:table-cell>
          <table:table-cell office:value-type="string">
            <text:p>Derby County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Bunjaku</text:p>
          </table:table-cell>
          <table:table-cell office:value-type="string">
            <text:p>Alban</text:p>
          </table:table-cell>
          <table:table-cell office:value-type="string">
            <text:p>MOC</text:p>
          </table:table-cell>
          <table:table-cell office:value-type="string">
            <text:p>http://2015.sofifa.org/15/players/60/203061.png</text:p>
          </table:table-cell>
          <table:table-cell office:value-type="string">
            <text:p>Derby County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Forsyth</text:p>
          </table:table-cell>
          <table:table-cell office:value-type="string">
            <text:p>Craig</text:p>
          </table:table-cell>
          <table:table-cell office:value-type="string">
            <text:p>DG</text:p>
          </table:table-cell>
          <table:table-cell office:value-type="string">
            <text:p>http://2015.sofifa.org/15/players/60/204353.png</text:p>
          </table:table-cell>
          <table:table-cell office:value-type="string">
            <text:p>Derby County FC</text:p>
          </table:table-cell>
          <table:table-cell office:value-type="string">
            <text:p>Ecosse</text:p>
          </table:table-cell>
          <table:table-cell office:value-type="string">
            <text:p>Ecoss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Roos</text:p>
          </table:table-cell>
          <table:table-cell office:value-type="string">
            <text:p>Kelle</text:p>
          </table:table-cell>
          <table:table-cell office:value-type="string">
            <text:p>G</text:p>
          </table:table-cell>
          <table:table-cell office:value-type="string">
            <text:p>http://2015.sofifa.org/15/players/60/211299.png</text:p>
          </table:table-cell>
          <table:table-cell office:value-type="string">
            <text:p>Derby County FC</text:p>
          </table:table-cell>
          <table:table-cell/>
          <table:table-cell office:value-type="string">
            <text:p>Pays-Bas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Santos</text:p>
          </table:table-cell>
          <table:table-cell office:value-type="string">
            <text:p>Alefe</text:p>
          </table:table-cell>
          <table:table-cell office:value-type="string">
            <text:p>MDR</text:p>
          </table:table-cell>
          <table:table-cell/>
          <table:table-cell office:value-type="string">
            <text:p>Derby County FC</text:p>
          </table:table-cell>
          <table:table-cell/>
          <table:table-cell office:value-type="string">
            <text:p>Bresil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Hanson</text:p>
          </table:table-cell>
          <table:table-cell office:value-type="string">
            <text:p>Jamie</text:p>
          </table:table-cell>
          <table:table-cell office:value-type="string">
            <text:p>DC</text:p>
          </table:table-cell>
          <table:table-cell/>
          <table:table-cell office:value-type="string">
            <text:p>Derby County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itchell</text:p>
          </table:table-cell>
          <table:table-cell office:value-type="string">
            <text:p>Jonathan</text:p>
          </table:table-cell>
          <table:table-cell office:value-type="string">
            <text:p>G</text:p>
          </table:table-cell>
          <table:table-cell/>
          <table:table-cell office:value-type="string">
            <text:p>Derby County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Calero</text:p>
          </table:table-cell>
          <table:table-cell office:value-type="string">
            <text:p>Ivan</text:p>
          </table:table-cell>
          <table:table-cell office:value-type="string">
            <text:p>MOC</text:p>
          </table:table-cell>
          <table:table-cell/>
          <table:table-cell office:value-type="string">
            <text:p>Derby County FC</text:p>
          </table:table-cell>
          <table:table-cell/>
          <table:table-cell office:value-type="string">
            <text:p>Espagn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Williams</text:p>
          </table:table-cell>
          <table:table-cell office:value-type="string">
            <text:p>Jonathan</text:p>
          </table:table-cell>
          <table:table-cell office:value-type="string">
            <text:p>MOC</text:p>
          </table:table-cell>
          <table:table-cell office:value-type="string">
            <text:p>http://2015.sofifa.org/15/players/60/198776.png</text:p>
          </table:table-cell>
          <table:table-cell office:value-type="string">
            <text:p>Ipswich Town FC</text:p>
          </table:table-cell>
          <table:table-cell table:number-columns-repeated="2" office:value-type="string">
            <text:p>Pays de Galles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ings</text:p>
          </table:table-cell>
          <table:table-cell office:value-type="string">
            <text:p>Tyrone</text:p>
          </table:table-cell>
          <table:table-cell office:value-type="string">
            <text:p>DG</text:p>
          </table:table-cell>
          <table:table-cell office:value-type="string">
            <text:p>http://2015.sofifa.org/15/players/60/212419.png</text:p>
          </table:table-cell>
          <table:table-cell office:value-type="string">
            <text:p>Ipswich Town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Hunt</text:p>
          </table:table-cell>
          <table:table-cell office:value-type="string">
            <text:p>Stephen</text:p>
          </table:table-cell>
          <table:table-cell office:value-type="string">
            <text:p>MG</text:p>
          </table:table-cell>
          <table:table-cell office:value-type="string">
            <text:p>http://2015.sofifa.org/15/players/60/160311.png</text:p>
          </table:table-cell>
          <table:table-cell office:value-type="string">
            <text:p>Ipswich Town FC</text:p>
          </table:table-cell>
          <table:table-cell/>
          <table:table-cell office:value-type="string">
            <text:p>Irland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Bajner</text:p>
          </table:table-cell>
          <table:table-cell office:value-type="string">
            <text:p>Balint</text:p>
          </table:table-cell>
          <table:table-cell office:value-type="string">
            <text:p>BU</text:p>
          </table:table-cell>
          <table:table-cell office:value-type="string">
            <text:p>http://2015.sofifa.org/15/players/60/189137.png</text:p>
          </table:table-cell>
          <table:table-cell office:value-type="string">
            <text:p>Ipswich Town FC</text:p>
          </table:table-cell>
          <table:table-cell/>
          <table:table-cell office:value-type="string">
            <text:p>Hongri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Parr</text:p>
          </table:table-cell>
          <table:table-cell office:value-type="string">
            <text:p>Jonathan</text:p>
          </table:table-cell>
          <table:table-cell office:value-type="string">
            <text:p>DG</text:p>
          </table:table-cell>
          <table:table-cell office:value-type="string">
            <text:p>http://2015.sofifa.org/15/players/60/170472.png</text:p>
          </table:table-cell>
          <table:table-cell office:value-type="string">
            <text:p>Ipswich Town FC</text:p>
          </table:table-cell>
          <table:table-cell/>
          <table:table-cell office:value-type="string">
            <text:p>Norveg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Berra</text:p>
          </table:table-cell>
          <table:table-cell office:value-type="string">
            <text:p>Christophe</text:p>
          </table:table-cell>
          <table:table-cell office:value-type="string">
            <text:p>DC</text:p>
          </table:table-cell>
          <table:table-cell office:value-type="string">
            <text:p>http://2015.sofifa.org/15/players/60/156975.png</text:p>
          </table:table-cell>
          <table:table-cell office:value-type="string">
            <text:p>Ipswich Town FC</text:p>
          </table:table-cell>
          <table:table-cell office:value-type="string">
            <text:p>Ecosse</text:p>
          </table:table-cell>
          <table:table-cell office:value-type="string">
            <text:p>Ecoss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urphy</text:p>
          </table:table-cell>
          <table:table-cell office:value-type="string">
            <text:p>Daryl</text:p>
          </table:table-cell>
          <table:table-cell office:value-type="string">
            <text:p>BU</text:p>
          </table:table-cell>
          <table:table-cell office:value-type="string">
            <text:p>http://2015.sofifa.org/15/players/60/149825.png</text:p>
          </table:table-cell>
          <table:table-cell office:value-type="string">
            <text:p>Ipswich Town FC</text:p>
          </table:table-cell>
          <table:table-cell table:number-columns-repeated="2" office:value-type="string">
            <text:p>Irland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Smith</text:p>
          </table:table-cell>
          <table:table-cell office:value-type="string">
            <text:p>Tommy</text:p>
          </table:table-cell>
          <table:table-cell office:value-type="string">
            <text:p>DC</text:p>
          </table:table-cell>
          <table:table-cell office:value-type="string">
            <text:p>http://2015.sofifa.org/15/players/60/186352.png</text:p>
          </table:table-cell>
          <table:table-cell office:value-type="string">
            <text:p>Ipswich Town FC</text:p>
          </table:table-cell>
          <table:table-cell/>
          <table:table-cell office:value-type="string">
            <text:p>Nouvelle-Zeland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Gerken</text:p>
          </table:table-cell>
          <table:table-cell office:value-type="string">
            <text:p>Dean</text:p>
          </table:table-cell>
          <table:table-cell office:value-type="string">
            <text:p>G</text:p>
          </table:table-cell>
          <table:table-cell office:value-type="string">
            <text:p>http://2015.sofifa.org/15/players/60/139476.png</text:p>
          </table:table-cell>
          <table:table-cell office:value-type="string">
            <text:p>Ipswich Town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Stewart</text:p>
          </table:table-cell>
          <table:table-cell office:value-type="string">
            <text:p>Cameron</text:p>
          </table:table-cell>
          <table:table-cell office:value-type="string">
            <text:p>MG</text:p>
          </table:table-cell>
          <table:table-cell office:value-type="string">
            <text:p>http://2015.sofifa.org/15/players/60/186144.png</text:p>
          </table:table-cell>
          <table:table-cell office:value-type="string">
            <text:p>Ipswich Town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Bialkowski</text:p>
          </table:table-cell>
          <table:table-cell office:value-type="string">
            <text:p>Bartosz</text:p>
          </table:table-cell>
          <table:table-cell office:value-type="string">
            <text:p>G</text:p>
          </table:table-cell>
          <table:table-cell office:value-type="string">
            <text:p>http://2015.sofifa.org/15/players/60/155871.png</text:p>
          </table:table-cell>
          <table:table-cell office:value-type="string">
            <text:p>Ipswich Town FC</text:p>
          </table:table-cell>
          <table:table-cell/>
          <table:table-cell office:value-type="string">
            <text:p>Pologn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Hyam</text:p>
          </table:table-cell>
          <table:table-cell office:value-type="string">
            <text:p>Luke</text:p>
          </table:table-cell>
          <table:table-cell office:value-type="string">
            <text:p>MC</text:p>
          </table:table-cell>
          <table:table-cell office:value-type="string">
            <text:p>http://2015.sofifa.org/15/players/60/194792.png</text:p>
          </table:table-cell>
          <table:table-cell office:value-type="string">
            <text:p>Ipswich Town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Anderson</text:p>
          </table:table-cell>
          <table:table-cell office:value-type="string">
            <text:p>Paul</text:p>
          </table:table-cell>
          <table:table-cell office:value-type="string">
            <text:p>MDR</text:p>
          </table:table-cell>
          <table:table-cell office:value-type="string">
            <text:p>http://2015.sofifa.org/15/players/60/169919.png</text:p>
          </table:table-cell>
          <table:table-cell office:value-type="string">
            <text:p>Ipswich Town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Ambrose</text:p>
          </table:table-cell>
          <table:table-cell office:value-type="string">
            <text:p>Darren</text:p>
          </table:table-cell>
          <table:table-cell office:value-type="string">
            <text:p>MOC</text:p>
          </table:table-cell>
          <table:table-cell office:value-type="string">
            <text:p>http://2015.sofifa.org/15/players/60/155724.png</text:p>
          </table:table-cell>
          <table:table-cell office:value-type="string">
            <text:p>Ipswich Town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Tabb</text:p>
          </table:table-cell>
          <table:table-cell office:value-type="string">
            <text:p>Jay</text:p>
          </table:table-cell>
          <table:table-cell office:value-type="string">
            <text:p>MG</text:p>
          </table:table-cell>
          <table:table-cell office:value-type="string">
            <text:p>http://2015.sofifa.org/15/players/60/100758.png</text:p>
          </table:table-cell>
          <table:table-cell office:value-type="string">
            <text:p>Ipswich Town FC</text:p>
          </table:table-cell>
          <table:table-cell/>
          <table:table-cell office:value-type="string">
            <text:p>Irland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Sammon</text:p>
          </table:table-cell>
          <table:table-cell office:value-type="string">
            <text:p>Conor</text:p>
          </table:table-cell>
          <table:table-cell office:value-type="string">
            <text:p>BU</text:p>
          </table:table-cell>
          <table:table-cell office:value-type="string">
            <text:p>http://2015.sofifa.org/15/players/60/171881.png</text:p>
          </table:table-cell>
          <table:table-cell office:value-type="string">
            <text:p>Ipswich Town FC</text:p>
          </table:table-cell>
          <table:table-cell/>
          <table:table-cell office:value-type="string">
            <text:p>Irland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Skuse</text:p>
          </table:table-cell>
          <table:table-cell office:value-type="string">
            <text:p>Cole</text:p>
          </table:table-cell>
          <table:table-cell office:value-type="string">
            <text:p>MC</text:p>
          </table:table-cell>
          <table:table-cell office:value-type="string">
            <text:p>http://2015.sofifa.org/15/players/60/170305.png</text:p>
          </table:table-cell>
          <table:table-cell office:value-type="string">
            <text:p>Ipswich Town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cGoldrick</text:p>
          </table:table-cell>
          <table:table-cell office:value-type="string">
            <text:p>David</text:p>
          </table:table-cell>
          <table:table-cell office:value-type="string">
            <text:p>BU</text:p>
          </table:table-cell>
          <table:table-cell office:value-type="string">
            <text:p>http://2015.sofifa.org/15/players/60/180818.png</text:p>
          </table:table-cell>
          <table:table-cell office:value-type="string">
            <text:p>Ipswich Town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Henshall</text:p>
          </table:table-cell>
          <table:table-cell office:value-type="string">
            <text:p>Alex</text:p>
          </table:table-cell>
          <table:table-cell office:value-type="string">
            <text:p>MG</text:p>
          </table:table-cell>
          <table:table-cell office:value-type="string">
            <text:p>http://2015.sofifa.org/15/players/60/195858.png</text:p>
          </table:table-cell>
          <table:table-cell office:value-type="string">
            <text:p>Ipswich Town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Chambers</text:p>
          </table:table-cell>
          <table:table-cell office:value-type="string">
            <text:p>Luke</text:p>
          </table:table-cell>
          <table:table-cell office:value-type="string">
            <text:p>DD</text:p>
          </table:table-cell>
          <table:table-cell office:value-type="string">
            <text:p>http://2015.sofifa.org/15/players/60/162053.png</text:p>
          </table:table-cell>
          <table:table-cell office:value-type="string">
            <text:p>Ipswich Town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Bru</text:p>
          </table:table-cell>
          <table:table-cell office:value-type="string">
            <text:p>Kevin</text:p>
          </table:table-cell>
          <table:table-cell office:value-type="string">
            <text:p>MC</text:p>
          </table:table-cell>
          <table:table-cell office:value-type="string">
            <text:p>http://2015.sofifa.org/15/players/60/184266.png</text:p>
          </table:table-cell>
          <table:table-cell office:value-type="string">
            <text:p>Ipswich Town FC</text:p>
          </table:table-cell>
          <table:table-cell/>
          <table:table-cell office:value-type="string">
            <text:p>Mauric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Bishop</text:p>
          </table:table-cell>
          <table:table-cell office:value-type="string">
            <text:p>Teddy</text:p>
          </table:table-cell>
          <table:table-cell office:value-type="string">
            <text:p>MOC</text:p>
          </table:table-cell>
          <table:table-cell/>
          <table:table-cell office:value-type="string">
            <text:p>Ipswich Town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Crowe</text:p>
          </table:table-cell>
          <table:table-cell office:value-type="string">
            <text:p>Michael</text:p>
          </table:table-cell>
          <table:table-cell office:value-type="string">
            <text:p>G</text:p>
          </table:table-cell>
          <table:table-cell/>
          <table:table-cell office:value-type="string">
            <text:p>Ipswich Town FC</text:p>
          </table:table-cell>
          <table:table-cell/>
          <table:table-cell office:value-type="string">
            <text:p>Pays de Galles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Hammond</text:p>
          </table:table-cell>
          <table:table-cell office:value-type="string">
            <text:p>Kyle</text:p>
          </table:table-cell>
          <table:table-cell office:value-type="string">
            <text:p>DD</text:p>
          </table:table-cell>
          <table:table-cell/>
          <table:table-cell office:value-type="string">
            <text:p>Ipswich Town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cQueen</text:p>
          </table:table-cell>
          <table:table-cell office:value-type="string">
            <text:p>Darren</text:p>
          </table:table-cell>
          <table:table-cell office:value-type="string">
            <text:p>BU</text:p>
          </table:table-cell>
          <table:table-cell/>
          <table:table-cell office:value-type="string">
            <text:p>Ipswich Town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Wyatt</text:p>
          </table:table-cell>
          <table:table-cell office:value-type="string">
            <text:p>Ben</text:p>
          </table:table-cell>
          <table:table-cell office:value-type="string">
            <text:p>DG</text:p>
          </table:table-cell>
          <table:table-cell/>
          <table:table-cell office:value-type="string">
            <text:p>Ipswich Town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Clarke</text:p>
          </table:table-cell>
          <table:table-cell office:value-type="string">
            <text:p>Matthew</text:p>
          </table:table-cell>
          <table:table-cell office:value-type="string">
            <text:p>MDC</text:p>
          </table:table-cell>
          <table:table-cell/>
          <table:table-cell office:value-type="string">
            <text:p>Ipswich Town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Collison</text:p>
          </table:table-cell>
          <table:table-cell office:value-type="string">
            <text:p>Jack</text:p>
          </table:table-cell>
          <table:table-cell office:value-type="string">
            <text:p>MC</text:p>
          </table:table-cell>
          <table:table-cell office:value-type="string">
            <text:p>http://2015.sofifa.org/15/players/60/184490.png</text:p>
          </table:table-cell>
          <table:table-cell office:value-type="string">
            <text:p>Ipswich Town FC</text:p>
          </table:table-cell>
          <table:table-cell/>
          <table:table-cell office:value-type="string">
            <text:p>Pays de Galles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Gueye</text:p>
          </table:table-cell>
          <table:table-cell office:value-type="string">
            <text:p>Magaye</text:p>
          </table:table-cell>
          <table:table-cell office:value-type="string">
            <text:p>MG</text:p>
          </table:table-cell>
          <table:table-cell office:value-type="string">
            <text:p>http://2015.sofifa.org/15/players/60/193949.png</text:p>
          </table:table-cell>
          <table:table-cell office:value-type="string">
            <text:p>Millwall FC</text:p>
          </table:table-cell>
          <table:table-cell/>
          <table:table-cell office:value-type="string">
            <text:p>Senegal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Briggs</text:p>
          </table:table-cell>
          <table:table-cell office:value-type="string">
            <text:p>Matthew</text:p>
          </table:table-cell>
          <table:table-cell office:value-type="string">
            <text:p>DG</text:p>
          </table:table-cell>
          <table:table-cell office:value-type="string">
            <text:p>http://2015.sofifa.org/15/players/60/184584.png</text:p>
          </table:table-cell>
          <table:table-cell office:value-type="string">
            <text:p>Millwall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Shittu</text:p>
          </table:table-cell>
          <table:table-cell office:value-type="string">
            <text:p>Danny</text:p>
          </table:table-cell>
          <table:table-cell office:value-type="string">
            <text:p>DC</text:p>
          </table:table-cell>
          <table:table-cell office:value-type="string">
            <text:p>http://2015.sofifa.org/15/players/60/53435.png</text:p>
          </table:table-cell>
          <table:table-cell office:value-type="string">
            <text:p>Millwall FC</text:p>
          </table:table-cell>
          <table:table-cell/>
          <table:table-cell office:value-type="string">
            <text:p>Nigeria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Fuller</text:p>
          </table:table-cell>
          <table:table-cell office:value-type="string">
            <text:p>Ricardo</text:p>
          </table:table-cell>
          <table:table-cell office:value-type="string">
            <text:p>BU</text:p>
          </table:table-cell>
          <table:table-cell office:value-type="string">
            <text:p>http://2015.sofifa.org/15/players/60/116197.png</text:p>
          </table:table-cell>
          <table:table-cell office:value-type="string">
            <text:p>Millwall FC</text:p>
          </table:table-cell>
          <table:table-cell/>
          <table:table-cell office:value-type="string">
            <text:p>Jamaiqu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Hoyte</text:p>
          </table:table-cell>
          <table:table-cell office:value-type="string">
            <text:p>Justin</text:p>
          </table:table-cell>
          <table:table-cell office:value-type="string">
            <text:p>DD</text:p>
          </table:table-cell>
          <table:table-cell office:value-type="string">
            <text:p>http://2015.sofifa.org/15/players/60/161841.png</text:p>
          </table:table-cell>
          <table:table-cell office:value-type="string">
            <text:p>Millwall FC</text:p>
          </table:table-cell>
          <table:table-cell/>
          <table:table-cell office:value-type="string">
            <text:p>Trinite-et-Tobago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cDonald</text:p>
          </table:table-cell>
          <table:table-cell office:value-type="string">
            <text:p>Scott</text:p>
          </table:table-cell>
          <table:table-cell office:value-type="string">
            <text:p>MOC</text:p>
          </table:table-cell>
          <table:table-cell office:value-type="string">
            <text:p>http://2015.sofifa.org/15/players/60/155964.png</text:p>
          </table:table-cell>
          <table:table-cell office:value-type="string">
            <text:p>Millwall FC</text:p>
          </table:table-cell>
          <table:table-cell/>
          <table:table-cell office:value-type="string">
            <text:p>Australi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Edwards</text:p>
          </table:table-cell>
          <table:table-cell office:value-type="string">
            <text:p>Carlos</text:p>
          </table:table-cell>
          <table:table-cell office:value-type="string">
            <text:p>DD</text:p>
          </table:table-cell>
          <table:table-cell office:value-type="string">
            <text:p>http://2015.sofifa.org/15/players/60/19324.png</text:p>
          </table:table-cell>
          <table:table-cell office:value-type="string">
            <text:p>Millwall FC</text:p>
          </table:table-cell>
          <table:table-cell/>
          <table:table-cell office:value-type="string">
            <text:p>Trinite-et-Tobago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Easter</text:p>
          </table:table-cell>
          <table:table-cell office:value-type="string">
            <text:p>Jermaine</text:p>
          </table:table-cell>
          <table:table-cell office:value-type="string">
            <text:p>BU</text:p>
          </table:table-cell>
          <table:table-cell office:value-type="string">
            <text:p>http://2015.sofifa.org/15/players/60/119689.png</text:p>
          </table:table-cell>
          <table:table-cell office:value-type="string">
            <text:p>Millwall FC</text:p>
          </table:table-cell>
          <table:table-cell/>
          <table:table-cell office:value-type="string">
            <text:p>Pays de Galles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Forde</text:p>
          </table:table-cell>
          <table:table-cell office:value-type="string">
            <text:p>David</text:p>
          </table:table-cell>
          <table:table-cell office:value-type="string">
            <text:p>G</text:p>
          </table:table-cell>
          <table:table-cell office:value-type="string">
            <text:p>http://2015.sofifa.org/15/players/60/171019.png</text:p>
          </table:table-cell>
          <table:table-cell office:value-type="string">
            <text:p>Millwall FC</text:p>
          </table:table-cell>
          <table:table-cell table:number-columns-repeated="2" office:value-type="string">
            <text:p>Irland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Bailey</text:p>
          </table:table-cell>
          <table:table-cell office:value-type="string">
            <text:p>Nicky</text:p>
          </table:table-cell>
          <table:table-cell office:value-type="string">
            <text:p>MDC</text:p>
          </table:table-cell>
          <table:table-cell office:value-type="string">
            <text:p>http://2015.sofifa.org/15/players/60/155086.png</text:p>
          </table:table-cell>
          <table:table-cell office:value-type="string">
            <text:p>Millwall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Onyedinma</text:p>
          </table:table-cell>
          <table:table-cell office:value-type="string">
            <text:p>Fred</text:p>
          </table:table-cell>
          <table:table-cell office:value-type="string">
            <text:p>MOC</text:p>
          </table:table-cell>
          <table:table-cell/>
          <table:table-cell office:value-type="string">
            <text:p>Millwall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Upson</text:p>
          </table:table-cell>
          <table:table-cell office:value-type="string">
            <text:p>Ed</text:p>
          </table:table-cell>
          <table:table-cell office:value-type="string">
            <text:p>MC</text:p>
          </table:table-cell>
          <table:table-cell office:value-type="string">
            <text:p>http://2015.sofifa.org/15/players/60/171970.png</text:p>
          </table:table-cell>
          <table:table-cell office:value-type="string">
            <text:p>Millwall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Chaplow</text:p>
          </table:table-cell>
          <table:table-cell office:value-type="string">
            <text:p>Richard</text:p>
          </table:table-cell>
          <table:table-cell office:value-type="string">
            <text:p>MC</text:p>
          </table:table-cell>
          <table:table-cell office:value-type="string">
            <text:p>http://2015.sofifa.org/15/players/60/53719.png</text:p>
          </table:table-cell>
          <table:table-cell office:value-type="string">
            <text:p>Millwall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Williams</text:p>
          </table:table-cell>
          <table:table-cell office:value-type="string">
            <text:p>Shaun</text:p>
          </table:table-cell>
          <table:table-cell office:value-type="string">
            <text:p>MDC</text:p>
          </table:table-cell>
          <table:table-cell office:value-type="string">
            <text:p>http://2015.sofifa.org/15/players/60/181681.png</text:p>
          </table:table-cell>
          <table:table-cell office:value-type="string">
            <text:p>Millwall FC</text:p>
          </table:table-cell>
          <table:table-cell/>
          <table:table-cell office:value-type="string">
            <text:p>Irland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Wilkinson</text:p>
          </table:table-cell>
          <table:table-cell office:value-type="string">
            <text:p>Andy</text:p>
          </table:table-cell>
          <table:table-cell office:value-type="string">
            <text:p>DD</text:p>
          </table:table-cell>
          <table:table-cell office:value-type="string">
            <text:p>http://2015.sofifa.org/15/players/60/159302.png</text:p>
          </table:table-cell>
          <table:table-cell office:value-type="string">
            <text:p>Millwall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Wright</text:p>
          </table:table-cell>
          <table:table-cell office:value-type="string">
            <text:p>Josh</text:p>
          </table:table-cell>
          <table:table-cell office:value-type="string">
            <text:p>MC</text:p>
          </table:table-cell>
          <table:table-cell office:value-type="string">
            <text:p>http://2015.sofifa.org/15/players/60/177618.png</text:p>
          </table:table-cell>
          <table:table-cell office:value-type="string">
            <text:p>Millwall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Dunne</text:p>
          </table:table-cell>
          <table:table-cell office:value-type="string">
            <text:p>Alan</text:p>
          </table:table-cell>
          <table:table-cell office:value-type="string">
            <text:p>DC</text:p>
          </table:table-cell>
          <table:table-cell office:value-type="string">
            <text:p>http://2015.sofifa.org/15/players/60/103581.png</text:p>
          </table:table-cell>
          <table:table-cell office:value-type="string">
            <text:p>Millwall FC</text:p>
          </table:table-cell>
          <table:table-cell/>
          <table:table-cell office:value-type="string">
            <text:p>Irland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Beevers</text:p>
          </table:table-cell>
          <table:table-cell office:value-type="string">
            <text:p>Mark</text:p>
          </table:table-cell>
          <table:table-cell office:value-type="string">
            <text:p>DC</text:p>
          </table:table-cell>
          <table:table-cell office:value-type="string">
            <text:p>http://2015.sofifa.org/15/players/60/103581.png</text:p>
          </table:table-cell>
          <table:table-cell office:value-type="string">
            <text:p>Millwall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Woolford</text:p>
          </table:table-cell>
          <table:table-cell office:value-type="string">
            <text:p>Martyn</text:p>
          </table:table-cell>
          <table:table-cell office:value-type="string">
            <text:p>MDR</text:p>
          </table:table-cell>
          <table:table-cell office:value-type="string">
            <text:p>http://2015.sofifa.org/15/players/60/189772.png</text:p>
          </table:table-cell>
          <table:table-cell office:value-type="string">
            <text:p>Millwall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Abdou</text:p>
          </table:table-cell>
          <table:table-cell office:value-type="string">
            <text:p>Nadjim</text:p>
          </table:table-cell>
          <table:table-cell office:value-type="string">
            <text:p>MDC</text:p>
          </table:table-cell>
          <table:table-cell office:value-type="string">
            <text:p>http://2015.sofifa.org/15/players/60/138355.png</text:p>
          </table:table-cell>
          <table:table-cell office:value-type="string">
            <text:p>Millwall FC</text:p>
          </table:table-cell>
          <table:table-cell/>
          <table:table-cell office:value-type="string">
            <text:p>Comores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artin</text:p>
          </table:table-cell>
          <table:table-cell office:value-type="string">
            <text:p>Lee</text:p>
          </table:table-cell>
          <table:table-cell office:value-type="string">
            <text:p>MG</text:p>
          </table:table-cell>
          <table:table-cell office:value-type="string">
            <text:p>http://2015.sofifa.org/15/players/60/169112.png</text:p>
          </table:table-cell>
          <table:table-cell office:value-type="string">
            <text:p>Millwall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Webster</text:p>
          </table:table-cell>
          <table:table-cell office:value-type="string">
            <text:p>Byron</text:p>
          </table:table-cell>
          <table:table-cell office:value-type="string">
            <text:p>DC</text:p>
          </table:table-cell>
          <table:table-cell office:value-type="string">
            <text:p>http://2015.sofifa.org/15/players/60/186122.png</text:p>
          </table:table-cell>
          <table:table-cell office:value-type="string">
            <text:p>Millwall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alone</text:p>
          </table:table-cell>
          <table:table-cell office:value-type="string">
            <text:p>Scott</text:p>
          </table:table-cell>
          <table:table-cell office:value-type="string">
            <text:p>DG</text:p>
          </table:table-cell>
          <table:table-cell office:value-type="string">
            <text:p>http://2015.sofifa.org/15/players/60/186122.png</text:p>
          </table:table-cell>
          <table:table-cell office:value-type="string">
            <text:p>Millwall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Powell</text:p>
          </table:table-cell>
          <table:table-cell office:value-type="string">
            <text:p>Jack</text:p>
          </table:table-cell>
          <table:table-cell office:value-type="string">
            <text:p>MC</text:p>
          </table:table-cell>
          <table:table-cell office:value-type="string">
            <text:p>http://2015.sofifa.org/15/players/60/209368.png</text:p>
          </table:table-cell>
          <table:table-cell office:value-type="string">
            <text:p>Millwall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Goodman</text:p>
          </table:table-cell>
          <table:table-cell office:value-type="string">
            <text:p>Jake</text:p>
          </table:table-cell>
          <table:table-cell office:value-type="string">
            <text:p>DC</text:p>
          </table:table-cell>
          <table:table-cell office:value-type="string">
            <text:p>http://2015.sofifa.org/15/players/60/209303.png</text:p>
          </table:table-cell>
          <table:table-cell office:value-type="string">
            <text:p>Millwall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Gerrar</text:p>
          </table:table-cell>
          <table:table-cell office:value-type="string">
            <text:p>Denzel</text:p>
          </table:table-cell>
          <table:table-cell office:value-type="string">
            <text:p>G</text:p>
          </table:table-cell>
          <table:table-cell office:value-type="string">
            <text:p>http://2015.sofifa.org/15/players/60/219658.png</text:p>
          </table:table-cell>
          <table:table-cell office:value-type="string">
            <text:p>Millwall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Gregory</text:p>
          </table:table-cell>
          <table:table-cell office:value-type="string">
            <text:p>Lee</text:p>
          </table:table-cell>
          <table:table-cell office:value-type="string">
            <text:p>BU</text:p>
          </table:table-cell>
          <table:table-cell/>
          <table:table-cell office:value-type="string">
            <text:p>Millwall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El Bekri</text:p>
          </table:table-cell>
          <table:table-cell office:value-type="string">
            <text:p>Sofiane</text:p>
          </table:table-cell>
          <table:table-cell office:value-type="string">
            <text:p>MOC</text:p>
          </table:table-cell>
          <table:table-cell/>
          <table:table-cell office:value-type="string">
            <text:p>Millwall FC</text:p>
          </table:table-cell>
          <table:table-cell/>
          <table:table-cell office:value-type="string">
            <text:p>Franc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King</text:p>
          </table:table-cell>
          <table:table-cell office:value-type="string">
            <text:p>Tom</text:p>
          </table:table-cell>
          <table:table-cell office:value-type="string">
            <text:p>G</text:p>
          </table:table-cell>
          <table:table-cell/>
          <table:table-cell office:value-type="string">
            <text:p>Millwall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artinez</text:p>
          </table:table-cell>
          <table:table-cell office:value-type="string">
            <text:p>Angel</text:p>
          </table:table-cell>
          <table:table-cell office:value-type="string">
            <text:p>MC</text:p>
          </table:table-cell>
          <table:table-cell/>
          <table:table-cell office:value-type="string">
            <text:p>Millwall FC</text:p>
          </table:table-cell>
          <table:table-cell/>
          <table:table-cell office:value-type="string">
            <text:p>Espagn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Sako</text:p>
          </table:table-cell>
          <table:table-cell office:value-type="string">
            <text:p>Bakary</text:p>
          </table:table-cell>
          <table:table-cell office:value-type="string">
            <text:p>MG</text:p>
          </table:table-cell>
          <table:table-cell office:value-type="string">
            <text:p>http://2015.sofifa.org/15/players/60/179613.png</text:p>
          </table:table-cell>
          <table:table-cell office:value-type="string">
            <text:p>Wolverhampton Wanderers FC</text:p>
          </table:table-cell>
          <table:table-cell/>
          <table:table-cell office:value-type="string">
            <text:p>Mali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Sagbo</text:p>
          </table:table-cell>
          <table:table-cell office:value-type="string">
            <text:p>Yannick</text:p>
          </table:table-cell>
          <table:table-cell office:value-type="string">
            <text:p>BU</text:p>
          </table:table-cell>
          <table:table-cell office:value-type="string">
            <text:p>http://2015.sofifa.org/15/players/60/184766.png</text:p>
          </table:table-cell>
          <table:table-cell office:value-type="string">
            <text:p>Wolverhampton Wanderers FC</text:p>
          </table:table-cell>
          <table:table-cell/>
          <table:table-cell office:value-type="string">
            <text:p>Cote d'Ivoi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Dicko</text:p>
          </table:table-cell>
          <table:table-cell office:value-type="string">
            <text:p>Nouha</text:p>
          </table:table-cell>
          <table:table-cell office:value-type="string">
            <text:p>BU</text:p>
          </table:table-cell>
          <table:table-cell office:value-type="string">
            <text:p>http://2015.sofifa.org/15/players/60/205559.png</text:p>
          </table:table-cell>
          <table:table-cell office:value-type="string">
            <text:p>Wolverhampton Wanderers FC</text:p>
          </table:table-cell>
          <table:table-cell/>
          <table:table-cell office:value-type="string">
            <text:p>Mali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Ricketts</text:p>
          </table:table-cell>
          <table:table-cell office:value-type="string">
            <text:p>Sam</text:p>
          </table:table-cell>
          <table:table-cell office:value-type="string">
            <text:p>DD</text:p>
          </table:table-cell>
          <table:table-cell office:value-type="string">
            <text:p>http://2015.sofifa.org/15/players/60/150810.png</text:p>
          </table:table-cell>
          <table:table-cell office:value-type="string">
            <text:p>Wolverhampton Wanderers FC</text:p>
          </table:table-cell>
          <table:table-cell table:number-columns-repeated="2" office:value-type="string">
            <text:p>Pays de Galles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Boukari</text:p>
          </table:table-cell>
          <table:table-cell office:value-type="string">
            <text:p>Razak</text:p>
          </table:table-cell>
          <table:table-cell office:value-type="string">
            <text:p>AIG</text:p>
          </table:table-cell>
          <table:table-cell office:value-type="string">
            <text:p>http://2015.sofifa.org/15/players/60/165269.png</text:p>
          </table:table-cell>
          <table:table-cell office:value-type="string">
            <text:p>Wolverhampton Wanderers FC</text:p>
          </table:table-cell>
          <table:table-cell/>
          <table:table-cell office:value-type="string">
            <text:p>Togo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Johnson</text:p>
          </table:table-cell>
          <table:table-cell office:value-type="string">
            <text:p>Roger</text:p>
          </table:table-cell>
          <table:table-cell office:value-type="string">
            <text:p>DC</text:p>
          </table:table-cell>
          <table:table-cell office:value-type="string">
            <text:p>http://2015.sofifa.org/15/players/60/53353.png</text:p>
          </table:table-cell>
          <table:table-cell office:value-type="string">
            <text:p>Wolverhampton Wanderers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Jacobs</text:p>
          </table:table-cell>
          <table:table-cell office:value-type="string">
            <text:p>Michael</text:p>
          </table:table-cell>
          <table:table-cell office:value-type="string">
            <text:p>MG</text:p>
          </table:table-cell>
          <table:table-cell office:value-type="string">
            <text:p>http://2015.sofifa.org/15/players/60/194091.png</text:p>
          </table:table-cell>
          <table:table-cell office:value-type="string">
            <text:p>Wolverhampton Wanderers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cDonald</text:p>
          </table:table-cell>
          <table:table-cell office:value-type="string">
            <text:p>Kevin</text:p>
          </table:table-cell>
          <table:table-cell office:value-type="string">
            <text:p>MC</text:p>
          </table:table-cell>
          <table:table-cell office:value-type="string">
            <text:p>http://2015.sofifa.org/15/players/60/175314.png</text:p>
          </table:table-cell>
          <table:table-cell office:value-type="string">
            <text:p>Wolverhampton Wanderers FC</text:p>
          </table:table-cell>
          <table:table-cell/>
          <table:table-cell office:value-type="string">
            <text:p>Ecoss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Edwards</text:p>
          </table:table-cell>
          <table:table-cell office:value-type="string">
            <text:p>David</text:p>
          </table:table-cell>
          <table:table-cell office:value-type="string">
            <text:p>MOC</text:p>
          </table:table-cell>
          <table:table-cell office:value-type="string">
            <text:p>http://2015.sofifa.org/15/players/60/158716.png</text:p>
          </table:table-cell>
          <table:table-cell office:value-type="string">
            <text:p>Wolverhampton Wanderers FC</text:p>
          </table:table-cell>
          <table:table-cell/>
          <table:table-cell office:value-type="string">
            <text:p>Pays de Galles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Foley</text:p>
          </table:table-cell>
          <table:table-cell office:value-type="string">
            <text:p>Kevin</text:p>
          </table:table-cell>
          <table:table-cell office:value-type="string">
            <text:p>DD</text:p>
          </table:table-cell>
          <table:table-cell office:value-type="string">
            <text:p>http://2015.sofifa.org/15/players/60/139343.png</text:p>
          </table:table-cell>
          <table:table-cell office:value-type="string">
            <text:p>Wolverhampton Wanderers FC</text:p>
          </table:table-cell>
          <table:table-cell/>
          <table:table-cell office:value-type="string">
            <text:p>Irland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Henry</text:p>
          </table:table-cell>
          <table:table-cell office:value-type="string">
            <text:p>James</text:p>
          </table:table-cell>
          <table:table-cell office:value-type="string">
            <text:p>MDR</text:p>
          </table:table-cell>
          <table:table-cell office:value-type="string">
            <text:p>http://2015.sofifa.org/15/players/60/183442.png</text:p>
          </table:table-cell>
          <table:table-cell office:value-type="string">
            <text:p>Wolverhampton Wanderers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Ikeme</text:p>
          </table:table-cell>
          <table:table-cell office:value-type="string">
            <text:p>Carl</text:p>
          </table:table-cell>
          <table:table-cell office:value-type="string">
            <text:p>G</text:p>
          </table:table-cell>
          <table:table-cell office:value-type="string">
            <text:p>http://2015.sofifa.org/15/players/60/155532.png</text:p>
          </table:table-cell>
          <table:table-cell office:value-type="string">
            <text:p>Wolverhampton Wanderers FC</text:p>
          </table:table-cell>
          <table:table-cell/>
          <table:table-cell office:value-type="string">
            <text:p>Nigeria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van La Parra</text:p>
          </table:table-cell>
          <table:table-cell office:value-type="string">
            <text:p>Rajiv</text:p>
          </table:table-cell>
          <table:table-cell office:value-type="string">
            <text:p>AID</text:p>
          </table:table-cell>
          <table:table-cell office:value-type="string">
            <text:p>http://2015.sofifa.org/15/players/60/188540.png</text:p>
          </table:table-cell>
          <table:table-cell office:value-type="string">
            <text:p>Wolverhampton Wanderers FC</text:p>
          </table:table-cell>
          <table:table-cell/>
          <table:table-cell office:value-type="string">
            <text:p>Pays-Bas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Clarke</text:p>
          </table:table-cell>
          <table:table-cell office:value-type="string">
            <text:p>Leon</text:p>
          </table:table-cell>
          <table:table-cell office:value-type="string">
            <text:p>BU</text:p>
          </table:table-cell>
          <table:table-cell office:value-type="string">
            <text:p>http://2015.sofifa.org/15/players/60/155533.png</text:p>
          </table:table-cell>
          <table:table-cell office:value-type="string">
            <text:p>Wolverhampton Wanderers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Saville</text:p>
          </table:table-cell>
          <table:table-cell office:value-type="string">
            <text:p>George</text:p>
          </table:table-cell>
          <table:table-cell office:value-type="string">
            <text:p>MC</text:p>
          </table:table-cell>
          <table:table-cell office:value-type="string">
            <text:p>http://2015.sofifa.org/15/players/60/204412.png</text:p>
          </table:table-cell>
          <table:table-cell office:value-type="string">
            <text:p>Wolverhampton Wanderers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Batth</text:p>
          </table:table-cell>
          <table:table-cell office:value-type="string">
            <text:p>Danny</text:p>
          </table:table-cell>
          <table:table-cell office:value-type="string">
            <text:p>DC</text:p>
          </table:table-cell>
          <table:table-cell office:value-type="string">
            <text:p>http://2015.sofifa.org/15/players/60/195037.png</text:p>
          </table:table-cell>
          <table:table-cell office:value-type="string">
            <text:p>Wolverhampton Wanderers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Stearman</text:p>
          </table:table-cell>
          <table:table-cell office:value-type="string">
            <text:p>Richard</text:p>
          </table:table-cell>
          <table:table-cell office:value-type="string">
            <text:p>DC</text:p>
          </table:table-cell>
          <table:table-cell office:value-type="string">
            <text:p>http://2015.sofifa.org/15/players/60/195037.png</text:p>
          </table:table-cell>
          <table:table-cell office:value-type="string">
            <text:p>Wolverhampton Wanderers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Golbourne</text:p>
          </table:table-cell>
          <table:table-cell office:value-type="string">
            <text:p>Scott</text:p>
          </table:table-cell>
          <table:table-cell office:value-type="string">
            <text:p>DG</text:p>
          </table:table-cell>
          <table:table-cell office:value-type="string">
            <text:p>http://2015.sofifa.org/15/players/60/195037.png</text:p>
          </table:table-cell>
          <table:table-cell office:value-type="string">
            <text:p>Wolverhampton Wanderers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Ebanks-Landell</text:p>
          </table:table-cell>
          <table:table-cell office:value-type="string">
            <text:p>Ethan</text:p>
          </table:table-cell>
          <table:table-cell office:value-type="string">
            <text:p>DD</text:p>
          </table:table-cell>
          <table:table-cell office:value-type="string">
            <text:p>http://2015.sofifa.org/15/players/60/201958.png</text:p>
          </table:table-cell>
          <table:table-cell office:value-type="string">
            <text:p>Wolverhampton Wanderers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cCarey</text:p>
          </table:table-cell>
          <table:table-cell office:value-type="string">
            <text:p>Aaron</text:p>
          </table:table-cell>
          <table:table-cell office:value-type="string">
            <text:p>G</text:p>
          </table:table-cell>
          <table:table-cell office:value-type="string">
            <text:p>http://2015.sofifa.org/15/players/60/200942.png</text:p>
          </table:table-cell>
          <table:table-cell office:value-type="string">
            <text:p>Wolverhampton Wanderers FC</text:p>
          </table:table-cell>
          <table:table-cell/>
          <table:table-cell office:value-type="string">
            <text:p>Irland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Doherty</text:p>
          </table:table-cell>
          <table:table-cell office:value-type="string">
            <text:p>Matt</text:p>
          </table:table-cell>
          <table:table-cell office:value-type="string">
            <text:p>DD</text:p>
          </table:table-cell>
          <table:table-cell office:value-type="string">
            <text:p>http://2015.sofifa.org/15/players/60/201417.png</text:p>
          </table:table-cell>
          <table:table-cell office:value-type="string">
            <text:p>Wolverhampton Wanderers FC</text:p>
          </table:table-cell>
          <table:table-cell/>
          <table:table-cell office:value-type="string">
            <text:p>Irland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Evans</text:p>
          </table:table-cell>
          <table:table-cell office:value-type="string">
            <text:p>Lee</text:p>
          </table:table-cell>
          <table:table-cell office:value-type="string">
            <text:p>MC</text:p>
          </table:table-cell>
          <table:table-cell office:value-type="string">
            <text:p>http://2015.sofifa.org/15/players/60/213105.png</text:p>
          </table:table-cell>
          <table:table-cell office:value-type="string">
            <text:p>Wolverhampton Wanderers FC</text:p>
          </table:table-cell>
          <table:table-cell/>
          <table:table-cell office:value-type="string">
            <text:p>Pays de Galles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Rowe</text:p>
          </table:table-cell>
          <table:table-cell office:value-type="string">
            <text:p>Tommy</text:p>
          </table:table-cell>
          <table:table-cell office:value-type="string">
            <text:p>MG</text:p>
          </table:table-cell>
          <table:table-cell office:value-type="string">
            <text:p>http://2015.sofifa.org/15/players/60/179663.png</text:p>
          </table:table-cell>
          <table:table-cell office:value-type="string">
            <text:p>Wolverhampton Wanderers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Keita</text:p>
          </table:table-cell>
          <table:table-cell office:value-type="string">
            <text:p>Ibrahim</text:p>
          </table:table-cell>
          <table:table-cell office:value-type="string">
            <text:p>BU</text:p>
          </table:table-cell>
          <table:table-cell/>
          <table:table-cell office:value-type="string">
            <text:p>Wolverhampton Wanderers FC</text:p>
          </table:table-cell>
          <table:table-cell/>
          <table:table-cell office:value-type="string">
            <text:p>Franc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Flatt</text:p>
          </table:table-cell>
          <table:table-cell office:value-type="string">
            <text:p>Jonathan</text:p>
          </table:table-cell>
          <table:table-cell office:value-type="string">
            <text:p>G</text:p>
          </table:table-cell>
          <table:table-cell/>
          <table:table-cell office:value-type="string">
            <text:p>Wolverhampton Wanderers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Iorfa</text:p>
          </table:table-cell>
          <table:table-cell office:value-type="string">
            <text:p>Dominic</text:p>
          </table:table-cell>
          <table:table-cell office:value-type="string">
            <text:p>DD</text:p>
          </table:table-cell>
          <table:table-cell/>
          <table:table-cell office:value-type="string">
            <text:p>Wolverhampton Wanderers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Erdei</text:p>
          </table:table-cell>
          <table:table-cell office:value-type="string">
            <text:p>Carlo</text:p>
          </table:table-cell>
          <table:table-cell office:value-type="string">
            <text:p>MOC</text:p>
          </table:table-cell>
          <table:table-cell/>
          <table:table-cell office:value-type="string">
            <text:p>Wolverhampton Wanderers FC</text:p>
          </table:table-cell>
          <table:table-cell/>
          <table:table-cell office:value-type="string">
            <text:p>Roumani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Hunte</text:p>
          </table:table-cell>
          <table:table-cell office:value-type="string">
            <text:p>Conor</text:p>
          </table:table-cell>
          <table:table-cell office:value-type="string">
            <text:p>MG</text:p>
          </table:table-cell>
          <table:table-cell/>
          <table:table-cell office:value-type="string">
            <text:p>Wolverhampton Wanderers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Torras</text:p>
          </table:table-cell>
          <table:table-cell office:value-type="string">
            <text:p>Albert</text:p>
          </table:table-cell>
          <table:table-cell office:value-type="string">
            <text:p>MOC</text:p>
          </table:table-cell>
          <table:table-cell/>
          <table:table-cell office:value-type="string">
            <text:p>Wolverhampton Wanderers FC</text:p>
          </table:table-cell>
          <table:table-cell/>
          <table:table-cell office:value-type="string">
            <text:p>Espagn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Swan</text:p>
          </table:table-cell>
          <table:table-cell office:value-type="string">
            <text:p>George</text:p>
          </table:table-cell>
          <table:table-cell office:value-type="string">
            <text:p>DC</text:p>
          </table:table-cell>
          <table:table-cell/>
          <table:table-cell office:value-type="string">
            <text:p>Wolverhampton Wanderers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Roberts</text:p>
          </table:table-cell>
          <table:table-cell office:value-type="string">
            <text:p>Patrick</text:p>
          </table:table-cell>
          <table:table-cell office:value-type="string">
            <text:p>MDR</text:p>
          </table:table-cell>
          <table:table-cell office:value-type="string">
            <text:p>http://2015.sofifa.org/15/players/60/221982.png</text:p>
          </table:table-cell>
          <table:table-cell office:value-type="string">
            <text:p>Fulham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Ruiz</text:p>
          </table:table-cell>
          <table:table-cell office:value-type="string">
            <text:p>Bryan</text:p>
          </table:table-cell>
          <table:table-cell office:value-type="string">
            <text:p>MOC</text:p>
          </table:table-cell>
          <table:table-cell office:value-type="string">
            <text:p>http://2015.sofifa.org/15/players/60/176949.png</text:p>
          </table:table-cell>
          <table:table-cell office:value-type="string">
            <text:p>Fulham FC</text:p>
          </table:table-cell>
          <table:table-cell/>
          <table:table-cell office:value-type="string">
            <text:p>Costa Rica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Amorebieta</text:p>
          </table:table-cell>
          <table:table-cell office:value-type="string">
            <text:p>Fernando</text:p>
          </table:table-cell>
          <table:table-cell office:value-type="string">
            <text:p>DC</text:p>
          </table:table-cell>
          <table:table-cell office:value-type="string">
            <text:p>http://2015.sofifa.org/15/players/60/162123.png</text:p>
          </table:table-cell>
          <table:table-cell office:value-type="string">
            <text:p>Fulham FC</text:p>
          </table:table-cell>
          <table:table-cell/>
          <table:table-cell office:value-type="string">
            <text:p>Venezuela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Dembele</text:p>
          </table:table-cell>
          <table:table-cell office:value-type="string">
            <text:p>Moussa</text:p>
          </table:table-cell>
          <table:table-cell office:value-type="string">
            <text:p>BU</text:p>
          </table:table-cell>
          <table:table-cell office:value-type="string">
            <text:p>http://2015.sofifa.org/15/players/60/211591.png</text:p>
          </table:table-cell>
          <table:table-cell office:value-type="string">
            <text:p>Fulham FC</text:p>
          </table:table-cell>
          <table:table-cell/>
          <table:table-cell office:value-type="string">
            <text:p>Franc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Kiraly</text:p>
          </table:table-cell>
          <table:table-cell office:value-type="string">
            <text:p>Gabor</text:p>
          </table:table-cell>
          <table:table-cell office:value-type="string">
            <text:p>G</text:p>
          </table:table-cell>
          <table:table-cell office:value-type="string">
            <text:p>http://2015.sofifa.org/15/players/60/1001.png</text:p>
          </table:table-cell>
          <table:table-cell office:value-type="string">
            <text:p>Fulham FC</text:p>
          </table:table-cell>
          <table:table-cell table:number-columns-repeated="2" office:value-type="string">
            <text:p>Hongri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cCormack</text:p>
          </table:table-cell>
          <table:table-cell office:value-type="string">
            <text:p>Ross</text:p>
          </table:table-cell>
          <table:table-cell office:value-type="string">
            <text:p>BU</text:p>
          </table:table-cell>
          <table:table-cell office:value-type="string">
            <text:p>http://2015.sofifa.org/15/players/60/155979.png</text:p>
          </table:table-cell>
          <table:table-cell office:value-type="string">
            <text:p>Fulham FC</text:p>
          </table:table-cell>
          <table:table-cell/>
          <table:table-cell office:value-type="string">
            <text:p>Ecoss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Parker</text:p>
          </table:table-cell>
          <table:table-cell office:value-type="string">
            <text:p>Scott</text:p>
          </table:table-cell>
          <table:table-cell office:value-type="string">
            <text:p>MDC</text:p>
          </table:table-cell>
          <table:table-cell office:value-type="string">
            <text:p>http://2015.sofifa.org/15/players/60/8517.png</text:p>
          </table:table-cell>
          <table:table-cell office:value-type="string">
            <text:p>Fulham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Hutchinson</text:p>
          </table:table-cell>
          <table:table-cell office:value-type="string">
            <text:p>Shaun</text:p>
          </table:table-cell>
          <table:table-cell office:value-type="string">
            <text:p>DC</text:p>
          </table:table-cell>
          <table:table-cell office:value-type="string">
            <text:p>http://2015.sofifa.org/15/players/60/193549.png</text:p>
          </table:table-cell>
          <table:table-cell office:value-type="string">
            <text:p>Fulham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Rodallega</text:p>
          </table:table-cell>
          <table:table-cell office:value-type="string">
            <text:p>Hugo</text:p>
          </table:table-cell>
          <table:table-cell office:value-type="string">
            <text:p>BU</text:p>
          </table:table-cell>
          <table:table-cell office:value-type="string">
            <text:p>http://2015.sofifa.org/15/players/60/168565.png</text:p>
          </table:table-cell>
          <table:table-cell office:value-type="string">
            <text:p>Fulham FC</text:p>
          </table:table-cell>
          <table:table-cell/>
          <table:table-cell office:value-type="string">
            <text:p>Colombi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Woodrow</text:p>
          </table:table-cell>
          <table:table-cell office:value-type="string">
            <text:p>Cauley</text:p>
          </table:table-cell>
          <table:table-cell office:value-type="string">
            <text:p>BU</text:p>
          </table:table-cell>
          <table:table-cell office:value-type="string">
            <text:p>http://2015.sofifa.org/15/players/60/205887.png</text:p>
          </table:table-cell>
          <table:table-cell office:value-type="string">
            <text:p>Fulham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Bodurov</text:p>
          </table:table-cell>
          <table:table-cell office:value-type="string">
            <text:p>Nikolay</text:p>
          </table:table-cell>
          <table:table-cell office:value-type="string">
            <text:p>DC</text:p>
          </table:table-cell>
          <table:table-cell office:value-type="string">
            <text:p>http://2015.sofifa.org/15/players/60/202756.png</text:p>
          </table:table-cell>
          <table:table-cell office:value-type="string">
            <text:p>Fulham FC</text:p>
          </table:table-cell>
          <table:table-cell/>
          <table:table-cell office:value-type="string">
            <text:p>Bulgari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Stafylidis</text:p>
          </table:table-cell>
          <table:table-cell office:value-type="string">
            <text:p>Konstantinos</text:p>
          </table:table-cell>
          <table:table-cell office:value-type="string">
            <text:p>DG</text:p>
          </table:table-cell>
          <table:table-cell office:value-type="string">
            <text:p>http://2015.sofifa.org/15/players/60/202151.png</text:p>
          </table:table-cell>
          <table:table-cell office:value-type="string">
            <text:p>Fulham FC</text:p>
          </table:table-cell>
          <table:table-cell/>
          <table:table-cell office:value-type="string">
            <text:p>Grec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Burn</text:p>
          </table:table-cell>
          <table:table-cell office:value-type="string">
            <text:p>Dan</text:p>
          </table:table-cell>
          <table:table-cell office:value-type="string">
            <text:p>DC</text:p>
          </table:table-cell>
          <table:table-cell office:value-type="string">
            <text:p>http://2015.sofifa.org/15/players/60/198032.png</text:p>
          </table:table-cell>
          <table:table-cell office:value-type="string">
            <text:p>Fulham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Taggart</text:p>
          </table:table-cell>
          <table:table-cell office:value-type="string">
            <text:p>Adam</text:p>
          </table:table-cell>
          <table:table-cell office:value-type="string">
            <text:p>BU</text:p>
          </table:table-cell>
          <table:table-cell office:value-type="string">
            <text:p>http://2015.sofifa.org/15/players/60/202676.png</text:p>
          </table:table-cell>
          <table:table-cell office:value-type="string">
            <text:p>Fulham FC</text:p>
          </table:table-cell>
          <table:table-cell/>
          <table:table-cell office:value-type="string">
            <text:p>Australi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Trotta</text:p>
          </table:table-cell>
          <table:table-cell office:value-type="string">
            <text:p>Marcello</text:p>
          </table:table-cell>
          <table:table-cell office:value-type="string">
            <text:p>BU</text:p>
          </table:table-cell>
          <table:table-cell office:value-type="string">
            <text:p>http://2015.sofifa.org/15/players/60/204250.png</text:p>
          </table:table-cell>
          <table:table-cell office:value-type="string">
            <text:p>Fulham FC</text:p>
          </table:table-cell>
          <table:table-cell/>
          <table:table-cell office:value-type="string">
            <text:p>Itali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David</text:p>
          </table:table-cell>
          <table:table-cell office:value-type="string">
            <text:p>Chris</text:p>
          </table:table-cell>
          <table:table-cell office:value-type="string">
            <text:p>MOC</text:p>
          </table:table-cell>
          <table:table-cell office:value-type="string">
            <text:p>http://2015.sofifa.org/15/players/60/209696.png</text:p>
          </table:table-cell>
          <table:table-cell office:value-type="string">
            <text:p>Fulham FC</text:p>
          </table:table-cell>
          <table:table-cell/>
          <table:table-cell office:value-type="string">
            <text:p>Pays-Bas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Hyndman</text:p>
          </table:table-cell>
          <table:table-cell office:value-type="string">
            <text:p>Emerson</text:p>
          </table:table-cell>
          <table:table-cell office:value-type="string">
            <text:p>MC</text:p>
          </table:table-cell>
          <table:table-cell office:value-type="string">
            <text:p>http://2015.sofifa.org/15/players/60/215818.png</text:p>
          </table:table-cell>
          <table:table-cell office:value-type="string">
            <text:p>Fulham FC</text:p>
          </table:table-cell>
          <table:table-cell/>
          <table:table-cell office:value-type="string">
            <text:p>Etats-Unis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Hoogland</text:p>
          </table:table-cell>
          <table:table-cell office:value-type="string">
            <text:p>Tim</text:p>
          </table:table-cell>
          <table:table-cell office:value-type="string">
            <text:p>DD</text:p>
          </table:table-cell>
          <table:table-cell office:value-type="string">
            <text:p>http://2015.sofifa.org/15/players/60/164633.png</text:p>
          </table:table-cell>
          <table:table-cell office:value-type="string">
            <text:p>Fulham FC</text:p>
          </table:table-cell>
          <table:table-cell/>
          <table:table-cell office:value-type="string">
            <text:p>Allemagn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Voser</text:p>
          </table:table-cell>
          <table:table-cell office:value-type="string">
            <text:p>Kay</text:p>
          </table:table-cell>
          <table:table-cell office:value-type="string">
            <text:p>DD</text:p>
          </table:table-cell>
          <table:table-cell office:value-type="string">
            <text:p>http://2015.sofifa.org/15/players/60/176572.png</text:p>
          </table:table-cell>
          <table:table-cell office:value-type="string">
            <text:p>Fulham FC</text:p>
          </table:table-cell>
          <table:table-cell/>
          <table:table-cell office:value-type="string">
            <text:p>Suiss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Chihi</text:p>
          </table:table-cell>
          <table:table-cell office:value-type="string">
            <text:p>Adil</text:p>
          </table:table-cell>
          <table:table-cell office:value-type="string">
            <text:p>MDR</text:p>
          </table:table-cell>
          <table:table-cell office:value-type="string">
            <text:p>http://2015.sofifa.org/15/players/60/177615.png</text:p>
          </table:table-cell>
          <table:table-cell office:value-type="string">
            <text:p>Fulham FC</text:p>
          </table:table-cell>
          <table:table-cell/>
          <table:table-cell office:value-type="string">
            <text:p>Maroc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Zverotic</text:p>
          </table:table-cell>
          <table:table-cell office:value-type="string">
            <text:p>Elsad</text:p>
          </table:table-cell>
          <table:table-cell office:value-type="string">
            <text:p>DD</text:p>
          </table:table-cell>
          <table:table-cell office:value-type="string">
            <text:p>http://2015.sofifa.org/15/players/60/158228.png</text:p>
          </table:table-cell>
          <table:table-cell office:value-type="string">
            <text:p>Fulham FC</text:p>
          </table:table-cell>
          <table:table-cell/>
          <table:table-cell office:value-type="string">
            <text:p>Montenegro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Cole</text:p>
          </table:table-cell>
          <table:table-cell office:value-type="string">
            <text:p>Larnell</text:p>
          </table:table-cell>
          <table:table-cell office:value-type="string">
            <text:p>MDR</text:p>
          </table:table-cell>
          <table:table-cell office:value-type="string">
            <text:p>http://2015.sofifa.org/15/players/60/203268.png</text:p>
          </table:table-cell>
          <table:table-cell office:value-type="string">
            <text:p>Fulham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Smith</text:p>
          </table:table-cell>
          <table:table-cell office:value-type="string">
            <text:p>Matt</text:p>
          </table:table-cell>
          <table:table-cell office:value-type="string">
            <text:p>BU</text:p>
          </table:table-cell>
          <table:table-cell office:value-type="string">
            <text:p>http://2015.sofifa.org/15/players/60/203756.png</text:p>
          </table:table-cell>
          <table:table-cell office:value-type="string">
            <text:p>Fulham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Bettinelli</text:p>
          </table:table-cell>
          <table:table-cell office:value-type="string">
            <text:p>Marcus</text:p>
          </table:table-cell>
          <table:table-cell office:value-type="string">
            <text:p>G</text:p>
          </table:table-cell>
          <table:table-cell office:value-type="string">
            <text:p>http://2015.sofifa.org/15/players/60/204246.png</text:p>
          </table:table-cell>
          <table:table-cell office:value-type="string">
            <text:p>Fulham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Christensen</text:p>
          </table:table-cell>
          <table:table-cell office:value-type="string">
            <text:p>Lasse</text:p>
          </table:table-cell>
          <table:table-cell office:value-type="string">
            <text:p>MC</text:p>
          </table:table-cell>
          <table:table-cell office:value-type="string">
            <text:p>http://2015.sofifa.org/15/players/60/207916.png</text:p>
          </table:table-cell>
          <table:table-cell office:value-type="string">
            <text:p>Fulham FC</text:p>
          </table:table-cell>
          <table:table-cell/>
          <table:table-cell office:value-type="string">
            <text:p>Danemark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Williams</text:p>
          </table:table-cell>
          <table:table-cell office:value-type="string">
            <text:p>George</text:p>
          </table:table-cell>
          <table:table-cell office:value-type="string">
            <text:p>MG</text:p>
          </table:table-cell>
          <table:table-cell office:value-type="string">
            <text:p>http://2015.sofifa.org/15/players/60/208813.png</text:p>
          </table:table-cell>
          <table:table-cell office:value-type="string">
            <text:p>Fulham FC</text:p>
          </table:table-cell>
          <table:table-cell table:number-columns-repeated="2" office:value-type="string">
            <text:p>Pays de Galles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Burgess</text:p>
          </table:table-cell>
          <table:table-cell office:value-type="string">
            <text:p>Cameron</text:p>
          </table:table-cell>
          <table:table-cell office:value-type="string">
            <text:p>DC</text:p>
          </table:table-cell>
          <table:table-cell office:value-type="string">
            <text:p>http://2015.sofifa.org/15/players/60/216744.png</text:p>
          </table:table-cell>
          <table:table-cell office:value-type="string">
            <text:p>Fulham FC</text:p>
          </table:table-cell>
          <table:table-cell/>
          <table:table-cell office:value-type="string">
            <text:p>Australi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Kavanagh</text:p>
          </table:table-cell>
          <table:table-cell office:value-type="string">
            <text:p>Sean</text:p>
          </table:table-cell>
          <table:table-cell office:value-type="string">
            <text:p>DG</text:p>
          </table:table-cell>
          <table:table-cell office:value-type="string">
            <text:p>http://2015.sofifa.org/15/players/60/209526.png</text:p>
          </table:table-cell>
          <table:table-cell office:value-type="string">
            <text:p>Fulham FC</text:p>
          </table:table-cell>
          <table:table-cell/>
          <table:table-cell office:value-type="string">
            <text:p>Irland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Donnelly</text:p>
          </table:table-cell>
          <table:table-cell office:value-type="string">
            <text:p>Liam</text:p>
          </table:table-cell>
          <table:table-cell office:value-type="string">
            <text:p>DC</text:p>
          </table:table-cell>
          <table:table-cell office:value-type="string">
            <text:p>http://2015.sofifa.org/15/players/60/215820.png</text:p>
          </table:table-cell>
          <table:table-cell office:value-type="string">
            <text:p>Fulham FC</text:p>
          </table:table-cell>
          <table:table-cell/>
          <table:table-cell office:value-type="string">
            <text:p>Irlande du Nord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Eisfeld</text:p>
          </table:table-cell>
          <table:table-cell office:value-type="string">
            <text:p>Thomas</text:p>
          </table:table-cell>
          <table:table-cell office:value-type="string">
            <text:p>MOC</text:p>
          </table:table-cell>
          <table:table-cell office:value-type="string">
            <text:p>http://2015.sofifa.org/15/players/60/208096.png</text:p>
          </table:table-cell>
          <table:table-cell office:value-type="string">
            <text:p>Fulham FC</text:p>
          </table:table-cell>
          <table:table-cell/>
          <table:table-cell office:value-type="string">
            <text:p>Allemagn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Redmond</text:p>
          </table:table-cell>
          <table:table-cell office:value-type="string">
            <text:p>Nathan</text:p>
          </table:table-cell>
          <table:table-cell office:value-type="string">
            <text:p>MG</text:p>
          </table:table-cell>
          <table:table-cell office:value-type="string">
            <text:p>http://2015.sofifa.org/15/players/60/198719.png</text:p>
          </table:table-cell>
          <table:table-cell office:value-type="string">
            <text:p>Norwich City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Ruddy</text:p>
          </table:table-cell>
          <table:table-cell office:value-type="string">
            <text:p>John</text:p>
          </table:table-cell>
          <table:table-cell office:value-type="string">
            <text:p>G</text:p>
          </table:table-cell>
          <table:table-cell office:value-type="string">
            <text:p>http://2015.sofifa.org/15/players/60/163600.png</text:p>
          </table:table-cell>
          <table:table-cell office:value-type="string">
            <text:p>Norwich City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Olsson</text:p>
          </table:table-cell>
          <table:table-cell office:value-type="string">
            <text:p>Martin</text:p>
          </table:table-cell>
          <table:table-cell office:value-type="string">
            <text:p>DG</text:p>
          </table:table-cell>
          <table:table-cell office:value-type="string">
            <text:p>http://2015.sofifa.org/15/players/60/184472.png</text:p>
          </table:table-cell>
          <table:table-cell office:value-type="string">
            <text:p>Norwich City FC</text:p>
          </table:table-cell>
          <table:table-cell office:value-type="string">
            <text:p>Suede</text:p>
          </table:table-cell>
          <table:table-cell office:value-type="string">
            <text:p>Sued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Lafferty</text:p>
          </table:table-cell>
          <table:table-cell office:value-type="string">
            <text:p>Kyle</text:p>
          </table:table-cell>
          <table:table-cell office:value-type="string">
            <text:p>BU</text:p>
          </table:table-cell>
          <table:table-cell office:value-type="string">
            <text:p>http://2015.sofifa.org/15/players/60/166844.png</text:p>
          </table:table-cell>
          <table:table-cell office:value-type="string">
            <text:p>Norwich City FC</text:p>
          </table:table-cell>
          <table:table-cell table:number-columns-repeated="2" office:value-type="string">
            <text:p>Irlande du Nord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Hoolahan</text:p>
          </table:table-cell>
          <table:table-cell office:value-type="string">
            <text:p>Wes</text:p>
          </table:table-cell>
          <table:table-cell office:value-type="string">
            <text:p>MOC</text:p>
          </table:table-cell>
          <table:table-cell office:value-type="string">
            <text:p>http://2015.sofifa.org/15/players/60/149791.png</text:p>
          </table:table-cell>
          <table:table-cell office:value-type="string">
            <text:p>Norwich City FC</text:p>
          </table:table-cell>
          <table:table-cell table:number-columns-repeated="2" office:value-type="string">
            <text:p>Irland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Hooper</text:p>
          </table:table-cell>
          <table:table-cell office:value-type="string">
            <text:p>Gary</text:p>
          </table:table-cell>
          <table:table-cell office:value-type="string">
            <text:p>BU</text:p>
          </table:table-cell>
          <table:table-cell office:value-type="string">
            <text:p>http://2015.sofifa.org/15/players/60/179574.png</text:p>
          </table:table-cell>
          <table:table-cell office:value-type="string">
            <text:p>Norwich City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Tettey</text:p>
          </table:table-cell>
          <table:table-cell office:value-type="string">
            <text:p>Alexander</text:p>
          </table:table-cell>
          <table:table-cell office:value-type="string">
            <text:p>MDC</text:p>
          </table:table-cell>
          <table:table-cell office:value-type="string">
            <text:p>http://2015.sofifa.org/15/players/60/152567.png</text:p>
          </table:table-cell>
          <table:table-cell office:value-type="string">
            <text:p>Norwich City FC</text:p>
          </table:table-cell>
          <table:table-cell office:value-type="string">
            <text:p>Norvege</text:p>
          </table:table-cell>
          <table:table-cell office:value-type="string">
            <text:p>Norveg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iquel</text:p>
          </table:table-cell>
          <table:table-cell office:value-type="string">
            <text:p>Ignasi</text:p>
          </table:table-cell>
          <table:table-cell office:value-type="string">
            <text:p>DC </text:p>
          </table:table-cell>
          <table:table-cell office:value-type="string">
            <text:p>http://2015.sofifa.org/15/players/60/196935.png</text:p>
          </table:table-cell>
          <table:table-cell office:value-type="string">
            <text:p>Norwich City FC</text:p>
          </table:table-cell>
          <table:table-cell/>
          <table:table-cell office:value-type="string">
            <text:p>Espagn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Cuellar</text:p>
          </table:table-cell>
          <table:table-cell office:value-type="string">
            <text:p>Carlos</text:p>
          </table:table-cell>
          <table:table-cell office:value-type="string">
            <text:p>DC</text:p>
          </table:table-cell>
          <table:table-cell office:value-type="string">
            <text:p>http://2015.sofifa.org/15/players/60/146970.png</text:p>
          </table:table-cell>
          <table:table-cell office:value-type="string">
            <text:p>Norwich City FC</text:p>
          </table:table-cell>
          <table:table-cell/>
          <table:table-cell office:value-type="string">
            <text:p>Espagn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Jerome</text:p>
          </table:table-cell>
          <table:table-cell office:value-type="string">
            <text:p>Cameron</text:p>
          </table:table-cell>
          <table:table-cell office:value-type="string">
            <text:p>BU</text:p>
          </table:table-cell>
          <table:table-cell office:value-type="string">
            <text:p>http://2015.sofifa.org/15/players/60/165191.png</text:p>
          </table:table-cell>
          <table:table-cell office:value-type="string">
            <text:p>Norwich City FC</text:p>
          </table:table-cell>
          <table:table-cell/>
          <table:table-cell office:value-type="string">
            <text:p>Angler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urphy</text:p>
          </table:table-cell>
          <table:table-cell office:value-type="string">
            <text:p>Josh</text:p>
          </table:table-cell>
          <table:table-cell office:value-type="string">
            <text:p>MG</text:p>
          </table:table-cell>
          <table:table-cell office:value-type="string">
            <text:p>http://2015.sofifa.org/15/players/60/206083.png</text:p>
          </table:table-cell>
          <table:table-cell office:value-type="string">
            <text:p>Norwich City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Odjidja-Ofoe</text:p>
          </table:table-cell>
          <table:table-cell office:value-type="string">
            <text:p>Vadis</text:p>
          </table:table-cell>
          <table:table-cell office:value-type="string">
            <text:p>MC</text:p>
          </table:table-cell>
          <table:table-cell office:value-type="string">
            <text:p>http://2015.sofifa.org/15/players/60/175895.png</text:p>
          </table:table-cell>
          <table:table-cell office:value-type="string">
            <text:p>Norwich City FC</text:p>
          </table:table-cell>
          <table:table-cell/>
          <table:table-cell office:value-type="string">
            <text:p>Belgiqu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urphy</text:p>
          </table:table-cell>
          <table:table-cell office:value-type="string">
            <text:p>Jacob</text:p>
          </table:table-cell>
          <table:table-cell office:value-type="string">
            <text:p>MDR</text:p>
          </table:table-cell>
          <table:table-cell office:value-type="string">
            <text:p>http://2015.sofifa.org/15/players/60/206085.png</text:p>
          </table:table-cell>
          <table:table-cell office:value-type="string">
            <text:p>Norwich City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Howson</text:p>
          </table:table-cell>
          <table:table-cell office:value-type="string">
            <text:p>Jonny</text:p>
          </table:table-cell>
          <table:table-cell office:value-type="string">
            <text:p>MC</text:p>
          </table:table-cell>
          <table:table-cell office:value-type="string">
            <text:p>http://2015.sofifa.org/15/players/60/183422.png</text:p>
          </table:table-cell>
          <table:table-cell office:value-type="string">
            <text:p>Norwich City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Whittaker</text:p>
          </table:table-cell>
          <table:table-cell office:value-type="string">
            <text:p>Steven</text:p>
          </table:table-cell>
          <table:table-cell office:value-type="string">
            <text:p>DD</text:p>
          </table:table-cell>
          <table:table-cell office:value-type="string">
            <text:p>http://2015.sofifa.org/15/players/60/122574.png</text:p>
          </table:table-cell>
          <table:table-cell office:value-type="string">
            <text:p>Norwich City FC</text:p>
          </table:table-cell>
          <table:table-cell office:value-type="string">
            <text:p>Ecosse</text:p>
          </table:table-cell>
          <table:table-cell office:value-type="string">
            <text:p>Ecoss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Hooiveld</text:p>
          </table:table-cell>
          <table:table-cell office:value-type="string">
            <text:p>Jos</text:p>
          </table:table-cell>
          <table:table-cell office:value-type="string">
            <text:p>DC</text:p>
          </table:table-cell>
          <table:table-cell office:value-type="string">
            <text:p>http://2015.sofifa.org/15/players/60/139701.png</text:p>
          </table:table-cell>
          <table:table-cell office:value-type="string">
            <text:p>Norwich City FC</text:p>
          </table:table-cell>
          <table:table-cell/>
          <table:table-cell office:value-type="string">
            <text:p>Pays-Bas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Bennett</text:p>
          </table:table-cell>
          <table:table-cell office:value-type="string">
            <text:p>Ryan</text:p>
          </table:table-cell>
          <table:table-cell office:value-type="string">
            <text:p>DC</text:p>
          </table:table-cell>
          <table:table-cell office:value-type="string">
            <text:p>http://2015.sofifa.org/15/players/60/183774.png</text:p>
          </table:table-cell>
          <table:table-cell office:value-type="string">
            <text:p>Norwich City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Bunn</text:p>
          </table:table-cell>
          <table:table-cell office:value-type="string">
            <text:p>Mark</text:p>
          </table:table-cell>
          <table:table-cell office:value-type="string">
            <text:p>G</text:p>
          </table:table-cell>
          <table:table-cell office:value-type="string">
            <text:p>http://2015.sofifa.org/15/players/60/162054.png</text:p>
          </table:table-cell>
          <table:table-cell office:value-type="string">
            <text:p>Norwich City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Rudd</text:p>
          </table:table-cell>
          <table:table-cell office:value-type="string">
            <text:p>Declan</text:p>
          </table:table-cell>
          <table:table-cell office:value-type="string">
            <text:p>G</text:p>
          </table:table-cell>
          <table:table-cell office:value-type="string">
            <text:p>http://2015.sofifa.org/15/players/60/188657.png</text:p>
          </table:table-cell>
          <table:table-cell office:value-type="string">
            <text:p>Norwich City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artin</text:p>
          </table:table-cell>
          <table:table-cell office:value-type="string">
            <text:p>Russell</text:p>
          </table:table-cell>
          <table:table-cell office:value-type="string">
            <text:p>DD</text:p>
          </table:table-cell>
          <table:table-cell office:value-type="string">
            <text:p>http://2015.sofifa.org/15/players/60/162886.png</text:p>
          </table:table-cell>
          <table:table-cell office:value-type="string">
            <text:p>Norwich City FC</text:p>
          </table:table-cell>
          <table:table-cell office:value-type="string">
            <text:p>Ecosse</text:p>
          </table:table-cell>
          <table:table-cell office:value-type="string">
            <text:p>Ecoss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Garrido</text:p>
          </table:table-cell>
          <table:table-cell office:value-type="string">
            <text:p>Javier</text:p>
          </table:table-cell>
          <table:table-cell office:value-type="string">
            <text:p>DG</text:p>
          </table:table-cell>
          <table:table-cell office:value-type="string">
            <text:p>http://2015.sofifa.org/15/players/60/111023.png</text:p>
          </table:table-cell>
          <table:table-cell office:value-type="string">
            <text:p>Norwich City FC</text:p>
          </table:table-cell>
          <table:table-cell/>
          <table:table-cell office:value-type="string">
            <text:p>Espagn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Grabban</text:p>
          </table:table-cell>
          <table:table-cell office:value-type="string">
            <text:p>Lewis</text:p>
          </table:table-cell>
          <table:table-cell office:value-type="string">
            <text:p>BU</text:p>
          </table:table-cell>
          <table:table-cell office:value-type="string">
            <text:p>http://2015.sofifa.org/15/players/60/172960.png</text:p>
          </table:table-cell>
          <table:table-cell office:value-type="string">
            <text:p>Norwich City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Johnson</text:p>
          </table:table-cell>
          <table:table-cell office:value-type="string">
            <text:p>Bradley</text:p>
          </table:table-cell>
          <table:table-cell office:value-type="string">
            <text:p>MC</text:p>
          </table:table-cell>
          <table:table-cell office:value-type="string">
            <text:p>http://2015.sofifa.org/15/players/60/152536.png</text:p>
          </table:table-cell>
          <table:table-cell office:value-type="string">
            <text:p>Norwich City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Turner</text:p>
          </table:table-cell>
          <table:table-cell office:value-type="string">
            <text:p>Michael</text:p>
          </table:table-cell>
          <table:table-cell office:value-type="string">
            <text:p>DC</text:p>
          </table:table-cell>
          <table:table-cell office:value-type="string">
            <text:p>http://2015.sofifa.org/15/players/60/138181.png</text:p>
          </table:table-cell>
          <table:table-cell office:value-type="string">
            <text:p>Norwich City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Loza</text:p>
          </table:table-cell>
          <table:table-cell office:value-type="string">
            <text:p>Jamar</text:p>
          </table:table-cell>
          <table:table-cell office:value-type="string">
            <text:p>BU</text:p>
          </table:table-cell>
          <table:table-cell office:value-type="string">
            <text:p>http://2015.sofifa.org/15/players/60/203831.png</text:p>
          </table:table-cell>
          <table:table-cell office:value-type="string">
            <text:p>Norwich City FC</text:p>
          </table:table-cell>
          <table:table-cell/>
          <table:table-cell office:value-type="string">
            <text:p>Jamaiqu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Bennett</text:p>
          </table:table-cell>
          <table:table-cell office:value-type="string">
            <text:p>Elliott</text:p>
          </table:table-cell>
          <table:table-cell office:value-type="string">
            <text:p>MDR</text:p>
          </table:table-cell>
          <table:table-cell office:value-type="string">
            <text:p>http://2015.sofifa.org/15/players/60/186595.png</text:p>
          </table:table-cell>
          <table:table-cell office:value-type="string">
            <text:p>Norwich City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O'Neil</text:p>
          </table:table-cell>
          <table:table-cell office:value-type="string">
            <text:p>Gary</text:p>
          </table:table-cell>
          <table:table-cell office:value-type="string">
            <text:p>MDR</text:p>
          </table:table-cell>
          <table:table-cell office:value-type="string">
            <text:p>http://2015.sofifa.org/15/players/60/53593.png</text:p>
          </table:table-cell>
          <table:table-cell office:value-type="string">
            <text:p>Norwich City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cGeehan</text:p>
          </table:table-cell>
          <table:table-cell office:value-type="string">
            <text:p>Cameron</text:p>
          </table:table-cell>
          <table:table-cell office:value-type="string">
            <text:p>MC</text:p>
          </table:table-cell>
          <table:table-cell/>
          <table:table-cell office:value-type="string">
            <text:p>Norwich City FC</text:p>
          </table:table-cell>
          <table:table-cell/>
          <table:table-cell office:value-type="string">
            <text:p>Irlande du Nord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orris</text:p>
          </table:table-cell>
          <table:table-cell office:value-type="string">
            <text:p>Carlton</text:p>
          </table:table-cell>
          <table:table-cell office:value-type="string">
            <text:p>BU</text:p>
          </table:table-cell>
          <table:table-cell/>
          <table:table-cell office:value-type="string">
            <text:p>Norwich City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cGrandles</text:p>
          </table:table-cell>
          <table:table-cell office:value-type="string">
            <text:p>Conor</text:p>
          </table:table-cell>
          <table:table-cell office:value-type="string">
            <text:p>MDR</text:p>
          </table:table-cell>
          <table:table-cell/>
          <table:table-cell office:value-type="string">
            <text:p>Norwich City FC</text:p>
          </table:table-cell>
          <table:table-cell/>
          <table:table-cell office:value-type="string">
            <text:p>Ecoss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Obita</text:p>
          </table:table-cell>
          <table:table-cell office:value-type="string">
            <text:p>Jordan</text:p>
          </table:table-cell>
          <table:table-cell office:value-type="string">
            <text:p>DG</text:p>
          </table:table-cell>
          <table:table-cell office:value-type="string">
            <text:p>http://2015.sofifa.org/15/players/60/200820.png</text:p>
          </table:table-cell>
          <table:table-cell office:value-type="string">
            <text:p>Reading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Norwood</text:p>
          </table:table-cell>
          <table:table-cell office:value-type="string">
            <text:p>Oliver</text:p>
          </table:table-cell>
          <table:table-cell office:value-type="string">
            <text:p>MC</text:p>
          </table:table-cell>
          <table:table-cell office:value-type="string">
            <text:p>http://2015.sofifa.org/15/players/60/186143.png</text:p>
          </table:table-cell>
          <table:table-cell office:value-type="string">
            <text:p>Reading FC</text:p>
          </table:table-cell>
          <table:table-cell table:number-columns-repeated="2" office:value-type="string">
            <text:p>Irlande du Nord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urray</text:p>
          </table:table-cell>
          <table:table-cell office:value-type="string">
            <text:p>Glenn</text:p>
          </table:table-cell>
          <table:table-cell office:value-type="string">
            <text:p>BU</text:p>
          </table:table-cell>
          <table:table-cell office:value-type="string">
            <text:p>http://2015.sofifa.org/15/players/60/172937.png</text:p>
          </table:table-cell>
          <table:table-cell office:value-type="string">
            <text:p>Reading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Pogrebnyak</text:p>
          </table:table-cell>
          <table:table-cell office:value-type="string">
            <text:p>Pavel</text:p>
          </table:table-cell>
          <table:table-cell office:value-type="string">
            <text:p>BU</text:p>
          </table:table-cell>
          <table:table-cell office:value-type="string">
            <text:p>http://2015.sofifa.org/15/players/60/147042.png</text:p>
          </table:table-cell>
          <table:table-cell office:value-type="string">
            <text:p>Reading FC</text:p>
          </table:table-cell>
          <table:table-cell/>
          <table:table-cell office:value-type="string">
            <text:p>Russi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Gunter</text:p>
          </table:table-cell>
          <table:table-cell office:value-type="string">
            <text:p>Chris</text:p>
          </table:table-cell>
          <table:table-cell office:value-type="string">
            <text:p>DD</text:p>
          </table:table-cell>
          <table:table-cell office:value-type="string">
            <text:p>http://2015.sofifa.org/15/players/60/173752.png</text:p>
          </table:table-cell>
          <table:table-cell office:value-type="string">
            <text:p>Reading FC</text:p>
          </table:table-cell>
          <table:table-cell table:number-columns-repeated="2" office:value-type="string">
            <text:p>Pays de Galles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Pearce</text:p>
          </table:table-cell>
          <table:table-cell office:value-type="string">
            <text:p>Alex</text:p>
          </table:table-cell>
          <table:table-cell office:value-type="string">
            <text:p>DC</text:p>
          </table:table-cell>
          <table:table-cell office:value-type="string">
            <text:p>http://2015.sofifa.org/15/players/60/178584.png</text:p>
          </table:table-cell>
          <table:table-cell office:value-type="string">
            <text:p>Reading FC</text:p>
          </table:table-cell>
          <table:table-cell table:number-columns-repeated="2" office:value-type="string">
            <text:p>Irland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Robson-Kanu</text:p>
          </table:table-cell>
          <table:table-cell office:value-type="string">
            <text:p>Hal</text:p>
          </table:table-cell>
          <table:table-cell office:value-type="string">
            <text:p>BU</text:p>
          </table:table-cell>
          <table:table-cell office:value-type="string">
            <text:p>http://2015.sofifa.org/15/players/60/184480.png</text:p>
          </table:table-cell>
          <table:table-cell office:value-type="string">
            <text:p>Reading FC</text:p>
          </table:table-cell>
          <table:table-cell table:number-columns-repeated="2" office:value-type="string">
            <text:p>Pays de Galles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ackie</text:p>
          </table:table-cell>
          <table:table-cell office:value-type="string">
            <text:p>Jamie</text:p>
          </table:table-cell>
          <table:table-cell office:value-type="string">
            <text:p>MDR</text:p>
          </table:table-cell>
          <table:table-cell office:value-type="string">
            <text:p>http://2015.sofifa.org/15/players/60/157482.png</text:p>
          </table:table-cell>
          <table:table-cell office:value-type="string">
            <text:p>Reading FC</text:p>
          </table:table-cell>
          <table:table-cell/>
          <table:table-cell office:value-type="string">
            <text:p>Ecoss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Blackman</text:p>
          </table:table-cell>
          <table:table-cell office:value-type="string">
            <text:p>Nick</text:p>
          </table:table-cell>
          <table:table-cell office:value-type="string">
            <text:p>MDR</text:p>
          </table:table-cell>
          <table:table-cell office:value-type="string">
            <text:p>http://2015.sofifa.org/15/players/60/184515.png</text:p>
          </table:table-cell>
          <table:table-cell office:value-type="string">
            <text:p>Reading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Kelly</text:p>
          </table:table-cell>
          <table:table-cell office:value-type="string">
            <text:p>Stephen</text:p>
          </table:table-cell>
          <table:table-cell office:value-type="string">
            <text:p>DD</text:p>
          </table:table-cell>
          <table:table-cell office:value-type="string">
            <text:p>http://2015.sofifa.org/15/players/60/152992.png</text:p>
          </table:table-cell>
          <table:table-cell office:value-type="string">
            <text:p>Reading FC</text:p>
          </table:table-cell>
          <table:table-cell/>
          <table:table-cell office:value-type="string">
            <text:p>Irland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Williams</text:p>
          </table:table-cell>
          <table:table-cell office:value-type="string">
            <text:p>Daniel</text:p>
          </table:table-cell>
          <table:table-cell office:value-type="string">
            <text:p>MC</text:p>
          </table:table-cell>
          <table:table-cell office:value-type="string">
            <text:p>http://2015.sofifa.org/15/players/60/198194.png</text:p>
          </table:table-cell>
          <table:table-cell office:value-type="string">
            <text:p>Reading FC</text:p>
          </table:table-cell>
          <table:table-cell/>
          <table:table-cell office:value-type="string">
            <text:p>Etats-Unis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Karacan</text:p>
          </table:table-cell>
          <table:table-cell office:value-type="string">
            <text:p>Jem</text:p>
          </table:table-cell>
          <table:table-cell office:value-type="string">
            <text:p>MDC</text:p>
          </table:table-cell>
          <table:table-cell office:value-type="string">
            <text:p>http://2015.sofifa.org/15/players/60/184482.png</text:p>
          </table:table-cell>
          <table:table-cell office:value-type="string">
            <text:p>Reading FC</text:p>
          </table:table-cell>
          <table:table-cell/>
          <table:table-cell office:value-type="string">
            <text:p>Turqui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Guthrie</text:p>
          </table:table-cell>
          <table:table-cell office:value-type="string">
            <text:p>Danny</text:p>
          </table:table-cell>
          <table:table-cell office:value-type="string">
            <text:p>MC</text:p>
          </table:table-cell>
          <table:table-cell office:value-type="string">
            <text:p>http://2015.sofifa.org/15/players/60/169571.png</text:p>
          </table:table-cell>
          <table:table-cell office:value-type="string">
            <text:p>Reading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Akpan</text:p>
          </table:table-cell>
          <table:table-cell office:value-type="string">
            <text:p>Hope</text:p>
          </table:table-cell>
          <table:table-cell office:value-type="string">
            <text:p>MC</text:p>
          </table:table-cell>
          <table:table-cell office:value-type="string">
            <text:p>http://2015.sofifa.org/15/players/60/190504.png</text:p>
          </table:table-cell>
          <table:table-cell office:value-type="string">
            <text:p>Reading FC</text:p>
          </table:table-cell>
          <table:table-cell/>
          <table:table-cell office:value-type="string">
            <text:p>Nigeria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Cox</text:p>
          </table:table-cell>
          <table:table-cell office:value-type="string">
            <text:p>Simon</text:p>
          </table:table-cell>
          <table:table-cell office:value-type="string">
            <text:p>BU</text:p>
          </table:table-cell>
          <table:table-cell office:value-type="string">
            <text:p>http://2015.sofifa.org/15/players/60/163342.png</text:p>
          </table:table-cell>
          <table:table-cell office:value-type="string">
            <text:p>Reading FC</text:p>
          </table:table-cell>
          <table:table-cell/>
          <table:table-cell office:value-type="string">
            <text:p>Irland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Hector</text:p>
          </table:table-cell>
          <table:table-cell office:value-type="string">
            <text:p>Michael</text:p>
          </table:table-cell>
          <table:table-cell office:value-type="string">
            <text:p>DC</text:p>
          </table:table-cell>
          <table:table-cell office:value-type="string">
            <text:p>http://2015.sofifa.org/15/players/60/200138.png</text:p>
          </table:table-cell>
          <table:table-cell office:value-type="string">
            <text:p>Reading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Cummings</text:p>
          </table:table-cell>
          <table:table-cell office:value-type="string">
            <text:p>Shaun</text:p>
          </table:table-cell>
          <table:table-cell office:value-type="string">
            <text:p>DD</text:p>
          </table:table-cell>
          <table:table-cell office:value-type="string">
            <text:p>http://2015.sofifa.org/15/players/60/169713.png</text:p>
          </table:table-cell>
          <table:table-cell office:value-type="string">
            <text:p>Reading FC</text:p>
          </table:table-cell>
          <table:table-cell/>
          <table:table-cell office:value-type="string">
            <text:p>Jamaiqu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Edwards</text:p>
          </table:table-cell>
          <table:table-cell office:value-type="string">
            <text:p>Ryan</text:p>
          </table:table-cell>
          <table:table-cell office:value-type="string">
            <text:p>MOC</text:p>
          </table:table-cell>
          <table:table-cell office:value-type="string">
            <text:p>http://2015.sofifa.org/15/players/60/207430.png</text:p>
          </table:table-cell>
          <table:table-cell office:value-type="string">
            <text:p>Reading FC</text:p>
          </table:table-cell>
          <table:table-cell/>
          <table:table-cell office:value-type="string">
            <text:p>Australi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cCleary</text:p>
          </table:table-cell>
          <table:table-cell office:value-type="string">
            <text:p>Garath</text:p>
          </table:table-cell>
          <table:table-cell office:value-type="string">
            <text:p>MDR</text:p>
          </table:table-cell>
          <table:table-cell office:value-type="string">
            <text:p>http://2015.sofifa.org/15/players/60/189160.png</text:p>
          </table:table-cell>
          <table:table-cell office:value-type="string">
            <text:p>Reading FC</text:p>
          </table:table-cell>
          <table:table-cell/>
          <table:table-cell office:value-type="string">
            <text:p>Jamaiqu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Ferdinand</text:p>
          </table:table-cell>
          <table:table-cell office:value-type="string">
            <text:p>Anton</text:p>
          </table:table-cell>
          <table:table-cell office:value-type="string">
            <text:p>DC</text:p>
          </table:table-cell>
          <table:table-cell office:value-type="string">
            <text:p>http://2015.sofifa.org/15/players/60/53412.png</text:p>
          </table:table-cell>
          <table:table-cell office:value-type="string">
            <text:p>Reading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Taylor</text:p>
          </table:table-cell>
          <table:table-cell office:value-type="string">
            <text:p>Jake</text:p>
          </table:table-cell>
          <table:table-cell office:value-type="string">
            <text:p>MOC</text:p>
          </table:table-cell>
          <table:table-cell office:value-type="string">
            <text:p>http://2015.sofifa.org/15/players/60/198153.png</text:p>
          </table:table-cell>
          <table:table-cell office:value-type="string">
            <text:p>Reading FC</text:p>
          </table:table-cell>
          <table:table-cell/>
          <table:table-cell office:value-type="string">
            <text:p>Pays de Galles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Andersen</text:p>
          </table:table-cell>
          <table:table-cell office:value-type="string">
            <text:p>Mikkel</text:p>
          </table:table-cell>
          <table:table-cell office:value-type="string">
            <text:p>G</text:p>
          </table:table-cell>
          <table:table-cell office:value-type="string">
            <text:p>http://2015.sofifa.org/15/players/60/171033.png</text:p>
          </table:table-cell>
          <table:table-cell office:value-type="string">
            <text:p>Reading FC</text:p>
          </table:table-cell>
          <table:table-cell/>
          <table:table-cell office:value-type="string">
            <text:p>Danemark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Tanner</text:p>
          </table:table-cell>
          <table:table-cell office:value-type="string">
            <text:p>Craig</text:p>
          </table:table-cell>
          <table:table-cell office:value-type="string">
            <text:p>MOC</text:p>
          </table:table-cell>
          <table:table-cell/>
          <table:table-cell office:value-type="string">
            <text:p>Reading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Tshibola</text:p>
          </table:table-cell>
          <table:table-cell office:value-type="string">
            <text:p>Aaron</text:p>
          </table:table-cell>
          <table:table-cell office:value-type="string">
            <text:p>MC</text:p>
          </table:table-cell>
          <table:table-cell office:value-type="string">
            <text:p>http://2015.sofifa.org/15/players/60/171033.png</text:p>
          </table:table-cell>
          <table:table-cell office:value-type="string">
            <text:p>Reading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Kuhl</text:p>
          </table:table-cell>
          <table:table-cell office:value-type="string">
            <text:p>Aaron</text:p>
          </table:table-cell>
          <table:table-cell office:value-type="string">
            <text:p>MDC</text:p>
          </table:table-cell>
          <table:table-cell office:value-type="string">
            <text:p>http://2015.sofifa.org/15/players/60/221280.png</text:p>
          </table:table-cell>
          <table:table-cell office:value-type="string">
            <text:p>Reading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Samuel</text:p>
          </table:table-cell>
          <table:table-cell office:value-type="string">
            <text:p>Dominic</text:p>
          </table:table-cell>
          <table:table-cell office:value-type="string">
            <text:p>BU</text:p>
          </table:table-cell>
          <table:table-cell office:value-type="string">
            <text:p>http://2015.sofifa.org/15/players/60/207429.png</text:p>
          </table:table-cell>
          <table:table-cell office:value-type="string">
            <text:p>Reading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Kelly</text:p>
          </table:table-cell>
          <table:table-cell office:value-type="string">
            <text:p>Liam</text:p>
          </table:table-cell>
          <table:table-cell office:value-type="string">
            <text:p>MOC</text:p>
          </table:table-cell>
          <table:table-cell/>
          <table:table-cell office:value-type="string">
            <text:p>Reading FC</text:p>
          </table:table-cell>
          <table:table-cell/>
          <table:table-cell office:value-type="string">
            <text:p>Irland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Cooper</text:p>
          </table:table-cell>
          <table:table-cell office:value-type="string">
            <text:p>Jake</text:p>
          </table:table-cell>
          <table:table-cell office:value-type="string">
            <text:p>DC</text:p>
          </table:table-cell>
          <table:table-cell/>
          <table:table-cell office:value-type="string">
            <text:p>Reading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Stacey</text:p>
          </table:table-cell>
          <table:table-cell office:value-type="string">
            <text:p>Jack</text:p>
          </table:table-cell>
          <table:table-cell office:value-type="string">
            <text:p>MDR</text:p>
          </table:table-cell>
          <table:table-cell office:value-type="string">
            <text:p>http://2015.sofifa.org/15/players/60/221282.png</text:p>
          </table:table-cell>
          <table:table-cell office:value-type="string">
            <text:p>Reading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Vydra</text:p>
          </table:table-cell>
          <table:table-cell office:value-type="string">
            <text:p>Matej</text:p>
          </table:table-cell>
          <table:table-cell office:value-type="string">
            <text:p>BU</text:p>
          </table:table-cell>
          <table:table-cell office:value-type="string">
            <text:p>http://2015.sofifa.org/15/players/60/198331.png</text:p>
          </table:table-cell>
          <table:table-cell office:value-type="string">
            <text:p>Watford FC</text:p>
          </table:table-cell>
          <table:table-cell office:value-type="string">
            <text:p>Republique Tcheque</text:p>
          </table:table-cell>
          <table:table-cell office:value-type="string">
            <text:p>Republique Tchequ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Gomes</text:p>
          </table:table-cell>
          <table:table-cell/>
          <table:table-cell office:value-type="string">
            <text:p>G</text:p>
          </table:table-cell>
          <table:table-cell office:value-type="string">
            <text:p>http://2015.sofifa.org/15/players/60/135451.png</text:p>
          </table:table-cell>
          <table:table-cell office:value-type="string">
            <text:p>Watford FC</text:p>
          </table:table-cell>
          <table:table-cell/>
          <table:table-cell office:value-type="string">
            <text:p>Bresil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urray</text:p>
          </table:table-cell>
          <table:table-cell office:value-type="string">
            <text:p>Sean</text:p>
          </table:table-cell>
          <table:table-cell office:value-type="string">
            <text:p>MC</text:p>
          </table:table-cell>
          <table:table-cell office:value-type="string">
            <text:p>http://2015.sofifa.org/15/players/60/200900.png</text:p>
          </table:table-cell>
          <table:table-cell office:value-type="string">
            <text:p>Watford FC</text:p>
          </table:table-cell>
          <table:table-cell/>
          <table:table-cell office:value-type="string">
            <text:p>Irland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Bassong</text:p>
          </table:table-cell>
          <table:table-cell office:value-type="string">
            <text:p>Sebastien</text:p>
          </table:table-cell>
          <table:table-cell office:value-type="string">
            <text:p>DC</text:p>
          </table:table-cell>
          <table:table-cell office:value-type="string">
            <text:p>http://2015.sofifa.org/15/players/60/172949.png</text:p>
          </table:table-cell>
          <table:table-cell office:value-type="string">
            <text:p>Watford FC</text:p>
          </table:table-cell>
          <table:table-cell/>
          <table:table-cell office:value-type="string">
            <text:p>Cameroun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Tozser</text:p>
          </table:table-cell>
          <table:table-cell office:value-type="string">
            <text:p>Daniel</text:p>
          </table:table-cell>
          <table:table-cell office:value-type="string">
            <text:p>MC</text:p>
          </table:table-cell>
          <table:table-cell office:value-type="string">
            <text:p>http://2015.sofifa.org/15/players/60/143746.png</text:p>
          </table:table-cell>
          <table:table-cell office:value-type="string">
            <text:p>Watford FC</text:p>
          </table:table-cell>
          <table:table-cell table:number-columns-repeated="2" office:value-type="string">
            <text:p>Hongri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Paredes</text:p>
          </table:table-cell>
          <table:table-cell office:value-type="string">
            <text:p>Juan Carlos</text:p>
          </table:table-cell>
          <table:table-cell office:value-type="string">
            <text:p>DD</text:p>
          </table:table-cell>
          <table:table-cell office:value-type="string">
            <text:p>http://2015.sofifa.org/15/players/60/207448.png</text:p>
          </table:table-cell>
          <table:table-cell office:value-type="string">
            <text:p>Watford FC</text:p>
          </table:table-cell>
          <table:table-cell office:value-type="string">
            <text:p>Equateur</text:p>
          </table:table-cell>
          <table:table-cell office:value-type="string">
            <text:p>Equateur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Anya</text:p>
          </table:table-cell>
          <table:table-cell office:value-type="string">
            <text:p>Ikechi</text:p>
          </table:table-cell>
          <table:table-cell office:value-type="string">
            <text:p>MDR</text:p>
          </table:table-cell>
          <table:table-cell office:value-type="string">
            <text:p>http://2015.sofifa.org/15/players/60/169100.png</text:p>
          </table:table-cell>
          <table:table-cell office:value-type="string">
            <text:p>Watford FC</text:p>
          </table:table-cell>
          <table:table-cell office:value-type="string">
            <text:p>Ecosse</text:p>
          </table:table-cell>
          <table:table-cell office:value-type="string">
            <text:p>Ecoss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Kyprianou</text:p>
          </table:table-cell>
          <table:table-cell office:value-type="string">
            <text:p>Harry</text:p>
          </table:table-cell>
          <table:table-cell office:value-type="string">
            <text:p>DC</text:p>
          </table:table-cell>
          <table:table-cell/>
          <table:table-cell office:value-type="string">
            <text:p>Watford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Forestieri</text:p>
          </table:table-cell>
          <table:table-cell office:value-type="string">
            <text:p>Fernando</text:p>
          </table:table-cell>
          <table:table-cell office:value-type="string">
            <text:p>BU</text:p>
          </table:table-cell>
          <table:table-cell/>
          <table:table-cell office:value-type="string">
            <text:p>Watford FC</text:p>
          </table:table-cell>
          <table:table-cell/>
          <table:table-cell office:value-type="string">
            <text:p>Itali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Dyer</text:p>
          </table:table-cell>
          <table:table-cell office:value-type="string">
            <text:p>Lloyd</text:p>
          </table:table-cell>
          <table:table-cell office:value-type="string">
            <text:p>MG</text:p>
          </table:table-cell>
          <table:table-cell office:value-type="string">
            <text:p>http://2015.sofifa.org/15/players/60/138279.png</text:p>
          </table:table-cell>
          <table:table-cell office:value-type="string">
            <text:p>Watford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Deeney</text:p>
          </table:table-cell>
          <table:table-cell office:value-type="string">
            <text:p>Troy</text:p>
          </table:table-cell>
          <table:table-cell office:value-type="string">
            <text:p>BU</text:p>
          </table:table-cell>
          <table:table-cell office:value-type="string">
            <text:p>http://2015.sofifa.org/15/players/60/183125.png</text:p>
          </table:table-cell>
          <table:table-cell office:value-type="string">
            <text:p>Watford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Ekstrand</text:p>
          </table:table-cell>
          <table:table-cell office:value-type="string">
            <text:p>Joel</text:p>
          </table:table-cell>
          <table:table-cell office:value-type="string">
            <text:p>DC</text:p>
          </table:table-cell>
          <table:table-cell office:value-type="string">
            <text:p>http://2015.sofifa.org/15/players/60/188625.png</text:p>
          </table:table-cell>
          <table:table-cell office:value-type="string">
            <text:p>Watford FC</text:p>
          </table:table-cell>
          <table:table-cell/>
          <table:table-cell office:value-type="string">
            <text:p>Sued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Abdi</text:p>
          </table:table-cell>
          <table:table-cell office:value-type="string">
            <text:p>Almen</text:p>
          </table:table-cell>
          <table:table-cell office:value-type="string">
            <text:p>MOC</text:p>
          </table:table-cell>
          <table:table-cell office:value-type="string">
            <text:p>http://2015.sofifa.org/15/players/60/138698.png</text:p>
          </table:table-cell>
          <table:table-cell office:value-type="string">
            <text:p>Watford FC</text:p>
          </table:table-cell>
          <table:table-cell/>
          <table:table-cell office:value-type="string">
            <text:p>Suiss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Iriney</text:p>
          </table:table-cell>
          <table:table-cell/>
          <table:table-cell office:value-type="string">
            <text:p>MDC</text:p>
          </table:table-cell>
          <table:table-cell office:value-type="string">
            <text:p>http://2015.sofifa.org/15/players/60/135820.png</text:p>
          </table:table-cell>
          <table:table-cell office:value-type="string">
            <text:p>Watford FC</text:p>
          </table:table-cell>
          <table:table-cell/>
          <table:table-cell office:value-type="string">
            <text:p>Bresil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Bond</text:p>
          </table:table-cell>
          <table:table-cell office:value-type="string">
            <text:p>Jonathan</text:p>
          </table:table-cell>
          <table:table-cell office:value-type="string">
            <text:p>G</text:p>
          </table:table-cell>
          <table:table-cell office:value-type="string">
            <text:p>http://2015.sofifa.org/15/players/60/197928.png</text:p>
          </table:table-cell>
          <table:table-cell office:value-type="string">
            <text:p>Watford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unari</text:p>
          </table:table-cell>
          <table:table-cell office:value-type="string">
            <text:p>Gianni</text:p>
          </table:table-cell>
          <table:table-cell office:value-type="string">
            <text:p>MC</text:p>
          </table:table-cell>
          <table:table-cell office:value-type="string">
            <text:p>http://2015.sofifa.org/15/players/60/159040.png</text:p>
          </table:table-cell>
          <table:table-cell office:value-type="string">
            <text:p>Watford FC</text:p>
          </table:table-cell>
          <table:table-cell/>
          <table:table-cell office:value-type="string">
            <text:p>Itali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cGugan</text:p>
          </table:table-cell>
          <table:table-cell office:value-type="string">
            <text:p>Lewis</text:p>
          </table:table-cell>
          <table:table-cell office:value-type="string">
            <text:p>MOC</text:p>
          </table:table-cell>
          <table:table-cell office:value-type="string">
            <text:p>http://2015.sofifa.org/15/players/60/170163.png</text:p>
          </table:table-cell>
          <table:table-cell office:value-type="string">
            <text:p>Watford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Tamas</text:p>
          </table:table-cell>
          <table:table-cell office:value-type="string">
            <text:p>Gabriel</text:p>
          </table:table-cell>
          <table:table-cell office:value-type="string">
            <text:p>DC</text:p>
          </table:table-cell>
          <table:table-cell office:value-type="string">
            <text:p>http://2015.sofifa.org/15/players/60/135537.png</text:p>
          </table:table-cell>
          <table:table-cell office:value-type="string">
            <text:p>Watford FC</text:p>
          </table:table-cell>
          <table:table-cell table:number-columns-repeated="2" office:value-type="string">
            <text:p>Roumani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Andrews</text:p>
          </table:table-cell>
          <table:table-cell office:value-type="string">
            <text:p>Keith</text:p>
          </table:table-cell>
          <table:table-cell office:value-type="string">
            <text:p>MDC</text:p>
          </table:table-cell>
          <table:table-cell office:value-type="string">
            <text:p>http://2015.sofifa.org/15/players/60/51366.png</text:p>
          </table:table-cell>
          <table:table-cell office:value-type="string">
            <text:p>Watford FC</text:p>
          </table:table-cell>
          <table:table-cell/>
          <table:table-cell office:value-type="string">
            <text:p>Itali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Ighalo</text:p>
          </table:table-cell>
          <table:table-cell office:value-type="string">
            <text:p>Odion</text:p>
          </table:table-cell>
          <table:table-cell office:value-type="string">
            <text:p>BU</text:p>
          </table:table-cell>
          <table:table-cell office:value-type="string">
            <text:p>http://2015.sofifa.org/15/players/60/185195.png</text:p>
          </table:table-cell>
          <table:table-cell office:value-type="string">
            <text:p>Watford FC</text:p>
          </table:table-cell>
          <table:table-cell/>
          <table:table-cell office:value-type="string">
            <text:p>Nigeria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Hoban</text:p>
          </table:table-cell>
          <table:table-cell office:value-type="string">
            <text:p>Tommie</text:p>
          </table:table-cell>
          <table:table-cell office:value-type="string">
            <text:p>DC</text:p>
          </table:table-cell>
          <table:table-cell office:value-type="string">
            <text:p>http://2015.sofifa.org/15/players/60/203464.png</text:p>
          </table:table-cell>
          <table:table-cell office:value-type="string">
            <text:p>Watford FC</text:p>
          </table:table-cell>
          <table:table-cell/>
          <table:table-cell office:value-type="string">
            <text:p>Irland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Fabbrini</text:p>
          </table:table-cell>
          <table:table-cell office:value-type="string">
            <text:p>Diego</text:p>
          </table:table-cell>
          <table:table-cell office:value-type="string">
            <text:p>AT</text:p>
          </table:table-cell>
          <table:table-cell office:value-type="string">
            <text:p>http://2015.sofifa.org/15/players/60/197785.png</text:p>
          </table:table-cell>
          <table:table-cell office:value-type="string">
            <text:p>Watford FC</text:p>
          </table:table-cell>
          <table:table-cell/>
          <table:table-cell office:value-type="string">
            <text:p>Itali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Cathcart</text:p>
          </table:table-cell>
          <table:table-cell office:value-type="string">
            <text:p>Craig</text:p>
          </table:table-cell>
          <table:table-cell office:value-type="string">
            <text:p>DC</text:p>
          </table:table-cell>
          <table:table-cell office:value-type="string">
            <text:p>http://2015.sofifa.org/15/players/60/180706.png</text:p>
          </table:table-cell>
          <table:table-cell office:value-type="string">
            <text:p>Watford FC</text:p>
          </table:table-cell>
          <table:table-cell/>
          <table:table-cell office:value-type="string">
            <text:p>Irlande du Nord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Angella</text:p>
          </table:table-cell>
          <table:table-cell office:value-type="string">
            <text:p>Gabriele</text:p>
          </table:table-cell>
          <table:table-cell office:value-type="string">
            <text:p>DC</text:p>
          </table:table-cell>
          <table:table-cell office:value-type="string">
            <text:p>http://2015.sofifa.org/15/players/60/189288.png</text:p>
          </table:table-cell>
          <table:table-cell office:value-type="string">
            <text:p>Watford FC</text:p>
          </table:table-cell>
          <table:table-cell/>
          <table:table-cell office:value-type="string">
            <text:p>Itali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Doyley</text:p>
          </table:table-cell>
          <table:table-cell office:value-type="string">
            <text:p>Lloyd</text:p>
          </table:table-cell>
          <table:table-cell office:value-type="string">
            <text:p>DC</text:p>
          </table:table-cell>
          <table:table-cell office:value-type="string">
            <text:p>http://2015.sofifa.org/15/players/60/53759.png</text:p>
          </table:table-cell>
          <table:table-cell office:value-type="string">
            <text:p>Watford FC</text:p>
          </table:table-cell>
          <table:table-cell/>
          <table:table-cell office:value-type="string">
            <text:p>Jamaiqu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Pudil</text:p>
          </table:table-cell>
          <table:table-cell office:value-type="string">
            <text:p>Daniel</text:p>
          </table:table-cell>
          <table:table-cell office:value-type="string">
            <text:p>DC</text:p>
          </table:table-cell>
          <table:table-cell office:value-type="string">
            <text:p>http://2015.sofifa.org/15/players/60/181247.png</text:p>
          </table:table-cell>
          <table:table-cell office:value-type="string">
            <text:p>Watford FC</text:p>
          </table:table-cell>
          <table:table-cell office:value-type="string">
            <text:p>Republique Tcheque</text:p>
          </table:table-cell>
          <table:table-cell office:value-type="string">
            <text:p>Republique Tchequ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ensah</text:p>
          </table:table-cell>
          <table:table-cell office:value-type="string">
            <text:p>Bernard</text:p>
          </table:table-cell>
          <table:table-cell office:value-type="string">
            <text:p>BU</text:p>
          </table:table-cell>
          <table:table-cell office:value-type="string">
            <text:p>http://2015.sofifa.org/15/players/60/204889.png</text:p>
          </table:table-cell>
          <table:table-cell office:value-type="string">
            <text:p>Watford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Smith</text:p>
          </table:table-cell>
          <table:table-cell office:value-type="string">
            <text:p>Connor</text:p>
          </table:table-cell>
          <table:table-cell office:value-type="string">
            <text:p>MC</text:p>
          </table:table-cell>
          <table:table-cell office:value-type="string">
            <text:p>http://2015.sofifa.org/15/players/60/169793.png</text:p>
          </table:table-cell>
          <table:table-cell office:value-type="string">
            <text:p>Watford FC</text:p>
          </table:table-cell>
          <table:table-cell/>
          <table:table-cell office:value-type="string">
            <text:p>Irland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Ikpeazu</text:p>
          </table:table-cell>
          <table:table-cell office:value-type="string">
            <text:p>Uche</text:p>
          </table:table-cell>
          <table:table-cell office:value-type="string">
            <text:p>BU</text:p>
          </table:table-cell>
          <table:table-cell/>
          <table:table-cell office:value-type="string">
            <text:p>Watford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Gilmartin</text:p>
          </table:table-cell>
          <table:table-cell office:value-type="string">
            <text:p>Rene</text:p>
          </table:table-cell>
          <table:table-cell office:value-type="string">
            <text:p>G</text:p>
          </table:table-cell>
          <table:table-cell office:value-type="string">
            <text:p>http://2015.sofifa.org/15/players/60/175603.png</text:p>
          </table:table-cell>
          <table:table-cell office:value-type="string">
            <text:p>Watford FC</text:p>
          </table:table-cell>
          <table:table-cell/>
          <table:table-cell office:value-type="string">
            <text:p>Irland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Bowery</text:p>
          </table:table-cell>
          <table:table-cell office:value-type="string">
            <text:p>Jordan</text:p>
          </table:table-cell>
          <table:table-cell office:value-type="string">
            <text:p>BU</text:p>
          </table:table-cell>
          <table:table-cell office:value-type="string">
            <text:p>http://2015.sofifa.org/15/players/60/190239.png</text:p>
          </table:table-cell>
          <table:table-cell office:value-type="string">
            <text:p>Rotherdam United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Swift</text:p>
          </table:table-cell>
          <table:table-cell office:value-type="string">
            <text:p>John</text:p>
          </table:table-cell>
          <table:table-cell office:value-type="string">
            <text:p>MC</text:p>
          </table:table-cell>
          <table:table-cell office:value-type="string">
            <text:p>http://2015.sofifa.org/15/players/60/211506.png</text:p>
          </table:table-cell>
          <table:table-cell office:value-type="string">
            <text:p>Rotherdam United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Pringle</text:p>
          </table:table-cell>
          <table:table-cell office:value-type="string">
            <text:p>Ben</text:p>
          </table:table-cell>
          <table:table-cell office:value-type="string">
            <text:p>MG</text:p>
          </table:table-cell>
          <table:table-cell office:value-type="string">
            <text:p>http://2015.sofifa.org/15/players/60/193956.png</text:p>
          </table:table-cell>
          <table:table-cell office:value-type="string">
            <text:p>Rotherdam United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Becchio</text:p>
          </table:table-cell>
          <table:table-cell office:value-type="string">
            <text:p>Luciano</text:p>
          </table:table-cell>
          <table:table-cell office:value-type="string">
            <text:p>BU</text:p>
          </table:table-cell>
          <table:table-cell office:value-type="string">
            <text:p>http://2015.sofifa.org/15/players/60/161836.png</text:p>
          </table:table-cell>
          <table:table-cell office:value-type="string">
            <text:p>Rotherdam United FC</text:p>
          </table:table-cell>
          <table:table-cell/>
          <table:table-cell office:value-type="string">
            <text:p>Argentin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Smallwood</text:p>
          </table:table-cell>
          <table:table-cell office:value-type="string">
            <text:p>Richard</text:p>
          </table:table-cell>
          <table:table-cell office:value-type="string">
            <text:p>MDC</text:p>
          </table:table-cell>
          <table:table-cell office:value-type="string">
            <text:p>http://2015.sofifa.org/15/players/60/200806.png</text:p>
          </table:table-cell>
          <table:table-cell office:value-type="string">
            <text:p>Rotherdam United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Bradley</text:p>
          </table:table-cell>
          <table:table-cell office:value-type="string">
            <text:p>Mark</text:p>
          </table:table-cell>
          <table:table-cell office:value-type="string">
            <text:p>DD</text:p>
          </table:table-cell>
          <table:table-cell office:value-type="string">
            <text:p>http://2015.sofifa.org/15/players/60/167561.png</text:p>
          </table:table-cell>
          <table:table-cell office:value-type="string">
            <text:p>Rotherdam United FC</text:p>
          </table:table-cell>
          <table:table-cell/>
          <table:table-cell office:value-type="string">
            <text:p>Pays de Galles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Derbyshire</text:p>
          </table:table-cell>
          <table:table-cell office:value-type="string">
            <text:p>Matt</text:p>
          </table:table-cell>
          <table:table-cell office:value-type="string">
            <text:p>BU</text:p>
          </table:table-cell>
          <table:table-cell office:value-type="string">
            <text:p>http://2015.sofifa.org/15/players/60/169465.png</text:p>
          </table:table-cell>
          <table:table-cell office:value-type="string">
            <text:p>Rotherdam United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Clarke-Harris</text:p>
          </table:table-cell>
          <table:table-cell office:value-type="string">
            <text:p>Jonson</text:p>
          </table:table-cell>
          <table:table-cell office:value-type="string">
            <text:p>BU</text:p>
          </table:table-cell>
          <table:table-cell office:value-type="string">
            <text:p>http://2015.sofifa.org/15/players/60/200779.png</text:p>
          </table:table-cell>
          <table:table-cell office:value-type="string">
            <text:p>Rotherdam United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Skarz</text:p>
          </table:table-cell>
          <table:table-cell office:value-type="string">
            <text:p>Joe</text:p>
          </table:table-cell>
          <table:table-cell office:value-type="string">
            <text:p>DG</text:p>
          </table:table-cell>
          <table:table-cell office:value-type="string">
            <text:p>http://2015.sofifa.org/15/players/60/173899.png</text:p>
          </table:table-cell>
          <table:table-cell office:value-type="string">
            <text:p>Rotherdam United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Arnason</text:p>
          </table:table-cell>
          <table:table-cell office:value-type="string">
            <text:p>Kari</text:p>
          </table:table-cell>
          <table:table-cell office:value-type="string">
            <text:p>DC</text:p>
          </table:table-cell>
          <table:table-cell office:value-type="string">
            <text:p>http://2015.sofifa.org/15/players/60/166851.png</text:p>
          </table:table-cell>
          <table:table-cell office:value-type="string">
            <text:p>Rotherdam United FC</text:p>
          </table:table-cell>
          <table:table-cell/>
          <table:table-cell office:value-type="string">
            <text:p>Island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Loach</text:p>
          </table:table-cell>
          <table:table-cell office:value-type="string">
            <text:p>Scott</text:p>
          </table:table-cell>
          <table:table-cell office:value-type="string">
            <text:p>G</text:p>
          </table:table-cell>
          <table:table-cell office:value-type="string">
            <text:p>http://2015.sofifa.org/15/players/60/167803.png</text:p>
          </table:table-cell>
          <table:table-cell office:value-type="string">
            <text:p>Rotherdam United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Newton</text:p>
          </table:table-cell>
          <table:table-cell office:value-type="string">
            <text:p>Conor</text:p>
          </table:table-cell>
          <table:table-cell office:value-type="string">
            <text:p>MDR</text:p>
          </table:table-cell>
          <table:table-cell office:value-type="string">
            <text:p>http://2015.sofifa.org/15/players/60/204360.png</text:p>
          </table:table-cell>
          <table:table-cell office:value-type="string">
            <text:p>Rotherdam United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Wood</text:p>
          </table:table-cell>
          <table:table-cell office:value-type="string">
            <text:p>Richard</text:p>
          </table:table-cell>
          <table:table-cell office:value-type="string">
            <text:p>DC</text:p>
          </table:table-cell>
          <table:table-cell office:value-type="string">
            <text:p>http://2015.sofifa.org/15/players/60/156464.png</text:p>
          </table:table-cell>
          <table:table-cell office:value-type="string">
            <text:p>Rotherdam United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Green</text:p>
          </table:table-cell>
          <table:table-cell office:value-type="string">
            <text:p>Paul</text:p>
          </table:table-cell>
          <table:table-cell office:value-type="string">
            <text:p>MC</text:p>
          </table:table-cell>
          <table:table-cell office:value-type="string">
            <text:p>http://2015.sofifa.org/15/players/60/11811.png</text:p>
          </table:table-cell>
          <table:table-cell office:value-type="string">
            <text:p>Rotherdam United FC</text:p>
          </table:table-cell>
          <table:table-cell/>
          <table:table-cell office:value-type="string">
            <text:p>Irland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ilsom</text:p>
          </table:table-cell>
          <table:table-cell office:value-type="string">
            <text:p>Robert</text:p>
          </table:table-cell>
          <table:table-cell office:value-type="string">
            <text:p>MC</text:p>
          </table:table-cell>
          <table:table-cell office:value-type="string">
            <text:p>http://2015.sofifa.org/15/players/60/176442.png</text:p>
          </table:table-cell>
          <table:table-cell office:value-type="string">
            <text:p>Rotherdam United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Hall</text:p>
          </table:table-cell>
          <table:table-cell office:value-type="string">
            <text:p>Ryan</text:p>
          </table:table-cell>
          <table:table-cell office:value-type="string">
            <text:p>MG</text:p>
          </table:table-cell>
          <table:table-cell office:value-type="string">
            <text:p>http://2015.sofifa.org/15/players/60/166376.png</text:p>
          </table:table-cell>
          <table:table-cell office:value-type="string">
            <text:p>Rotherdam United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Richardson</text:p>
          </table:table-cell>
          <table:table-cell office:value-type="string">
            <text:p>Frazer</text:p>
          </table:table-cell>
          <table:table-cell office:value-type="string">
            <text:p>DD</text:p>
          </table:table-cell>
          <table:table-cell office:value-type="string">
            <text:p>http://2015.sofifa.org/15/players/60/112292.png</text:p>
          </table:table-cell>
          <table:table-cell office:value-type="string">
            <text:p>Rotherdam United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Revell</text:p>
          </table:table-cell>
          <table:table-cell office:value-type="string">
            <text:p>Alex</text:p>
          </table:table-cell>
          <table:table-cell office:value-type="string">
            <text:p>BU</text:p>
          </table:table-cell>
          <table:table-cell office:value-type="string">
            <text:p>http://2015.sofifa.org/15/players/60/19410.png</text:p>
          </table:table-cell>
          <table:table-cell office:value-type="string">
            <text:p>Rotherdam United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Taylor</text:p>
          </table:table-cell>
          <table:table-cell office:value-type="string">
            <text:p>Paul</text:p>
          </table:table-cell>
          <table:table-cell office:value-type="string">
            <text:p>BU</text:p>
          </table:table-cell>
          <table:table-cell office:value-type="string">
            <text:p>http://2015.sofifa.org/15/players/60/188789.png</text:p>
          </table:table-cell>
          <table:table-cell office:value-type="string">
            <text:p>Rotherdam United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organ</text:p>
          </table:table-cell>
          <table:table-cell office:value-type="string">
            <text:p>Craig</text:p>
          </table:table-cell>
          <table:table-cell office:value-type="string">
            <text:p>DC</text:p>
          </table:table-cell>
          <table:table-cell office:value-type="string">
            <text:p>http://2015.sofifa.org/15/players/60/163865.png</text:p>
          </table:table-cell>
          <table:table-cell office:value-type="string">
            <text:p>Rotherdam United FC</text:p>
          </table:table-cell>
          <table:table-cell/>
          <table:table-cell office:value-type="string">
            <text:p>Pays de Galles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Wordsworth</text:p>
          </table:table-cell>
          <table:table-cell office:value-type="string">
            <text:p>Anthony</text:p>
          </table:table-cell>
          <table:table-cell office:value-type="string">
            <text:p>MC</text:p>
          </table:table-cell>
          <table:table-cell office:value-type="string">
            <text:p>http://2015.sofifa.org/15/players/60/171620.png</text:p>
          </table:table-cell>
          <table:table-cell office:value-type="string">
            <text:p>Rotherdam United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Broadfoot</text:p>
          </table:table-cell>
          <table:table-cell office:value-type="string">
            <text:p>Kirk</text:p>
          </table:table-cell>
          <table:table-cell office:value-type="string">
            <text:p>DC</text:p>
          </table:table-cell>
          <table:table-cell office:value-type="string">
            <text:p>http://2015.sofifa.org/15/players/60/134828.png</text:p>
          </table:table-cell>
          <table:table-cell office:value-type="string">
            <text:p>Rotherdam United FC</text:p>
          </table:table-cell>
          <table:table-cell/>
          <table:table-cell office:value-type="string">
            <text:p>Ecoss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Frecklington</text:p>
          </table:table-cell>
          <table:table-cell office:value-type="string">
            <text:p>Lee</text:p>
          </table:table-cell>
          <table:table-cell office:value-type="string">
            <text:p>MC</text:p>
          </table:table-cell>
          <table:table-cell office:value-type="string">
            <text:p>http://2015.sofifa.org/15/players/60/163445.png</text:p>
          </table:table-cell>
          <table:table-cell office:value-type="string">
            <text:p>Rotherdam United FC</text:p>
          </table:table-cell>
          <table:table-cell/>
          <table:table-cell office:value-type="string">
            <text:p>Irland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Brindley</text:p>
          </table:table-cell>
          <table:table-cell office:value-type="string">
            <text:p>Richard</text:p>
          </table:table-cell>
          <table:table-cell office:value-type="string">
            <text:p>DD</text:p>
          </table:table-cell>
          <table:table-cell office:value-type="string">
            <text:p>http://2015.sofifa.org/15/players/60/212833.png</text:p>
          </table:table-cell>
          <table:table-cell office:value-type="string">
            <text:p>Rotherdam United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Collin</text:p>
          </table:table-cell>
          <table:table-cell office:value-type="string">
            <text:p>Adam</text:p>
          </table:table-cell>
          <table:table-cell office:value-type="string">
            <text:p>G</text:p>
          </table:table-cell>
          <table:table-cell office:value-type="string">
            <text:p>http://2015.sofifa.org/15/players/60/53363.png</text:p>
          </table:table-cell>
          <table:table-cell office:value-type="string">
            <text:p>Rotherdam United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Thompson</text:p>
          </table:table-cell>
          <table:table-cell office:value-type="string">
            <text:p>Tony</text:p>
          </table:table-cell>
          <table:table-cell office:value-type="string">
            <text:p>G</text:p>
          </table:table-cell>
          <table:table-cell/>
          <table:table-cell office:value-type="string">
            <text:p>Rotherdam United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Rose</text:p>
          </table:table-cell>
          <table:table-cell office:value-type="string">
            <text:p>Mitchell</text:p>
          </table:table-cell>
          <table:table-cell office:value-type="string">
            <text:p>MC</text:p>
          </table:table-cell>
          <table:table-cell office:value-type="string">
            <text:p>http://2015.sofifa.org/15/players/60/208816.png</text:p>
          </table:table-cell>
          <table:table-cell office:value-type="string">
            <text:p>Rotherdam United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Lucas</text:p>
          </table:table-cell>
          <table:table-cell office:value-type="string">
            <text:p>Reece</text:p>
          </table:table-cell>
          <table:table-cell office:value-type="string">
            <text:p>DD</text:p>
          </table:table-cell>
          <table:table-cell/>
          <table:table-cell office:value-type="string">
            <text:p>Rotherdam United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Drenthe</text:p>
          </table:table-cell>
          <table:table-cell office:value-type="string">
            <text:p>Royston</text:p>
          </table:table-cell>
          <table:table-cell office:value-type="string">
            <text:p>MDR</text:p>
          </table:table-cell>
          <table:table-cell office:value-type="string">
            <text:p>http://2015.sofifa.org/15/players/60/177752.png</text:p>
          </table:table-cell>
          <table:table-cell office:value-type="string">
            <text:p>Sheffield Wednesday FC</text:p>
          </table:table-cell>
          <table:table-cell/>
          <table:table-cell office:value-type="string">
            <text:p>Pays-Bas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ay</text:p>
          </table:table-cell>
          <table:table-cell office:value-type="string">
            <text:p>Stevie</text:p>
          </table:table-cell>
          <table:table-cell office:value-type="string">
            <text:p>BU</text:p>
          </table:table-cell>
          <table:table-cell office:value-type="string">
            <text:p>http://2015.sofifa.org/15/players/60/202526.png</text:p>
          </table:table-cell>
          <table:table-cell office:value-type="string">
            <text:p>Sheffield Wednesday FC</text:p>
          </table:table-cell>
          <table:table-cell office:value-type="string">
            <text:p>Ecosse</text:p>
          </table:table-cell>
          <table:table-cell office:value-type="string">
            <text:p>Ecoss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Hutchinson</text:p>
          </table:table-cell>
          <table:table-cell office:value-type="string">
            <text:p>Sam</text:p>
          </table:table-cell>
          <table:table-cell office:value-type="string">
            <text:p>MDC</text:p>
          </table:table-cell>
          <table:table-cell office:value-type="string">
            <text:p>http://2015.sofifa.org/15/players/60/169708.png</text:p>
          </table:table-cell>
          <table:table-cell office:value-type="string">
            <text:p>Sheffield Wednesday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Taylor-Fletcher</text:p>
          </table:table-cell>
          <table:table-cell office:value-type="string">
            <text:p>Gary</text:p>
          </table:table-cell>
          <table:table-cell office:value-type="string">
            <text:p>BU</text:p>
          </table:table-cell>
          <table:table-cell office:value-type="string">
            <text:p>http://2015.sofifa.org/15/players/60/19524.png</text:p>
          </table:table-cell>
          <table:table-cell office:value-type="string">
            <text:p>Sheffield Wednesday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Westwood</text:p>
          </table:table-cell>
          <table:table-cell office:value-type="string">
            <text:p>Keiren</text:p>
          </table:table-cell>
          <table:table-cell office:value-type="string">
            <text:p>G</text:p>
          </table:table-cell>
          <table:table-cell office:value-type="string">
            <text:p>http://2015.sofifa.org/15/players/60/172939.png</text:p>
          </table:table-cell>
          <table:table-cell office:value-type="string">
            <text:p>Sheffield Wednesday FC</text:p>
          </table:table-cell>
          <table:table-cell table:number-columns-repeated="2" office:value-type="string">
            <text:p>Irland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Nuhiu</text:p>
          </table:table-cell>
          <table:table-cell office:value-type="string">
            <text:p>Atdhe</text:p>
          </table:table-cell>
          <table:table-cell office:value-type="string">
            <text:p>BU</text:p>
          </table:table-cell>
          <table:table-cell office:value-type="string">
            <text:p>http://2015.sofifa.org/15/players/60/188996.png</text:p>
          </table:table-cell>
          <table:table-cell office:value-type="string">
            <text:p>Sheffield Wednesday FC</text:p>
          </table:table-cell>
          <table:table-cell/>
          <table:table-cell office:value-type="string">
            <text:p>Autrich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Kelhar</text:p>
          </table:table-cell>
          <table:table-cell office:value-type="string">
            <text:p>Dejan</text:p>
          </table:table-cell>
          <table:table-cell office:value-type="string">
            <text:p>DC</text:p>
          </table:table-cell>
          <table:table-cell office:value-type="string">
            <text:p>http://2015.sofifa.org/15/players/60/178024.png</text:p>
          </table:table-cell>
          <table:table-cell office:value-type="string">
            <text:p>Sheffield Wednesday FC</text:p>
          </table:table-cell>
          <table:table-cell/>
          <table:table-cell office:value-type="string">
            <text:p>Sloveni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Semedo</text:p>
          </table:table-cell>
          <table:table-cell office:value-type="string">
            <text:p>Jose</text:p>
          </table:table-cell>
          <table:table-cell office:value-type="string">
            <text:p>MDC</text:p>
          </table:table-cell>
          <table:table-cell office:value-type="string">
            <text:p>http://2015.sofifa.org/15/players/60/172258.png</text:p>
          </table:table-cell>
          <table:table-cell office:value-type="string">
            <text:p>Sheffield Wednesday FC</text:p>
          </table:table-cell>
          <table:table-cell/>
          <table:table-cell office:value-type="string">
            <text:p>Portugal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Kirkland</text:p>
          </table:table-cell>
          <table:table-cell office:value-type="string">
            <text:p>Chris</text:p>
          </table:table-cell>
          <table:table-cell office:value-type="string">
            <text:p>G</text:p>
          </table:table-cell>
          <table:table-cell office:value-type="string">
            <text:p>http://2015.sofifa.org/15/players/60/13843.png</text:p>
          </table:table-cell>
          <table:table-cell office:value-type="string">
            <text:p>Sheffield Wednesday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Loovens</text:p>
          </table:table-cell>
          <table:table-cell office:value-type="string">
            <text:p>Glenn</text:p>
          </table:table-cell>
          <table:table-cell office:value-type="string">
            <text:p>DC</text:p>
          </table:table-cell>
          <table:table-cell office:value-type="string">
            <text:p>http://2015.sofifa.org/15/players/60/139866.png</text:p>
          </table:table-cell>
          <table:table-cell office:value-type="string">
            <text:p>Sheffield Wednesday FC</text:p>
          </table:table-cell>
          <table:table-cell/>
          <table:table-cell office:value-type="string">
            <text:p>Pays-Bas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Lees</text:p>
          </table:table-cell>
          <table:table-cell office:value-type="string">
            <text:p>Tom</text:p>
          </table:table-cell>
          <table:table-cell office:value-type="string">
            <text:p>DC</text:p>
          </table:table-cell>
          <table:table-cell office:value-type="string">
            <text:p>http://2015.sofifa.org/15/players/60/193569.png</text:p>
          </table:table-cell>
          <table:table-cell office:value-type="string">
            <text:p>Sheffield Wednesday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attock</text:p>
          </table:table-cell>
          <table:table-cell office:value-type="string">
            <text:p>Joe</text:p>
          </table:table-cell>
          <table:table-cell office:value-type="string">
            <text:p>DG</text:p>
          </table:table-cell>
          <table:table-cell office:value-type="string">
            <text:p>http://2015.sofifa.org/15/players/60/182694.png</text:p>
          </table:table-cell>
          <table:table-cell office:value-type="string">
            <text:p>Sheffield Wednesday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Helan</text:p>
          </table:table-cell>
          <table:table-cell office:value-type="string">
            <text:p>Jeremy</text:p>
          </table:table-cell>
          <table:table-cell office:value-type="string">
            <text:p>MG</text:p>
          </table:table-cell>
          <table:table-cell office:value-type="string">
            <text:p>http://2015.sofifa.org/15/players/60/200441.png</text:p>
          </table:table-cell>
          <table:table-cell office:value-type="string">
            <text:p>Sheffield Wednesday FC</text:p>
          </table:table-cell>
          <table:table-cell/>
          <table:table-cell office:value-type="string">
            <text:p>Franc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Coke</text:p>
          </table:table-cell>
          <table:table-cell office:value-type="string">
            <text:p>Giles</text:p>
          </table:table-cell>
          <table:table-cell office:value-type="string">
            <text:p>MC</text:p>
          </table:table-cell>
          <table:table-cell office:value-type="string">
            <text:p>http://2015.sofifa.org/15/players/60/172944.png</text:p>
          </table:table-cell>
          <table:table-cell office:value-type="string">
            <text:p>Sheffield Wednesday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Palmer</text:p>
          </table:table-cell>
          <table:table-cell office:value-type="string">
            <text:p>Liam</text:p>
          </table:table-cell>
          <table:table-cell office:value-type="string">
            <text:p>DD</text:p>
          </table:table-cell>
          <table:table-cell office:value-type="string">
            <text:p>http://2015.sofifa.org/15/players/60/198377.png</text:p>
          </table:table-cell>
          <table:table-cell office:value-type="string">
            <text:p>Sheffield Wednesday FC</text:p>
          </table:table-cell>
          <table:table-cell/>
          <table:table-cell office:value-type="string">
            <text:p>Ecoss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Dielna</text:p>
          </table:table-cell>
          <table:table-cell office:value-type="string">
            <text:p>Claude</text:p>
          </table:table-cell>
          <table:table-cell office:value-type="string">
            <text:p>DC</text:p>
          </table:table-cell>
          <table:table-cell office:value-type="string">
            <text:p>http://2015.sofifa.org/15/players/60/186721.png</text:p>
          </table:table-cell>
          <table:table-cell office:value-type="string">
            <text:p>Sheffield Wednesday FC</text:p>
          </table:table-cell>
          <table:table-cell/>
          <table:table-cell office:value-type="string">
            <text:p>Franc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aguire</text:p>
          </table:table-cell>
          <table:table-cell office:value-type="string">
            <text:p>Chris</text:p>
          </table:table-cell>
          <table:table-cell office:value-type="string">
            <text:p>MDR</text:p>
          </table:table-cell>
          <table:table-cell office:value-type="string">
            <text:p>http://2015.sofifa.org/15/players/60/167841.png</text:p>
          </table:table-cell>
          <table:table-cell office:value-type="string">
            <text:p>Sheffield Wednesday FC</text:p>
          </table:table-cell>
          <table:table-cell/>
          <table:table-cell office:value-type="string">
            <text:p>Ecoss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Lee</text:p>
          </table:table-cell>
          <table:table-cell office:value-type="string">
            <text:p>Kieran</text:p>
          </table:table-cell>
          <table:table-cell office:value-type="string">
            <text:p>MC</text:p>
          </table:table-cell>
          <table:table-cell office:value-type="string">
            <text:p>http://2015.sofifa.org/15/players/60/169593.png</text:p>
          </table:table-cell>
          <table:table-cell office:value-type="string">
            <text:p>Sheffield Wednesday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Buxton</text:p>
          </table:table-cell>
          <table:table-cell office:value-type="string">
            <text:p>Lewis</text:p>
          </table:table-cell>
          <table:table-cell office:value-type="string">
            <text:p>DD</text:p>
          </table:table-cell>
          <table:table-cell office:value-type="string">
            <text:p>http://2015.sofifa.org/15/players/60/155915.png</text:p>
          </table:table-cell>
          <table:table-cell office:value-type="string">
            <text:p>Sheffield Wednesday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Lavery</text:p>
          </table:table-cell>
          <table:table-cell office:value-type="string">
            <text:p>Caolan</text:p>
          </table:table-cell>
          <table:table-cell office:value-type="string">
            <text:p>BU</text:p>
          </table:table-cell>
          <table:table-cell office:value-type="string">
            <text:p>http://2015.sofifa.org/15/players/60/211463.png</text:p>
          </table:table-cell>
          <table:table-cell office:value-type="string">
            <text:p>Sheffield Wednesday FC</text:p>
          </table:table-cell>
          <table:table-cell/>
          <table:table-cell office:value-type="string">
            <text:p>Irlande du Nord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Zayatte</text:p>
          </table:table-cell>
          <table:table-cell office:value-type="string">
            <text:p>Kamil</text:p>
          </table:table-cell>
          <table:table-cell office:value-type="string">
            <text:p>DC</text:p>
          </table:table-cell>
          <table:table-cell office:value-type="string">
            <text:p>http://2015.sofifa.org/15/players/60/177131.png</text:p>
          </table:table-cell>
          <table:table-cell office:value-type="string">
            <text:p>Sheffield Wednesday FC</text:p>
          </table:table-cell>
          <table:table-cell/>
          <table:table-cell office:value-type="string">
            <text:p>Guine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Stobbs</text:p>
          </table:table-cell>
          <table:table-cell office:value-type="string">
            <text:p>Jack</text:p>
          </table:table-cell>
          <table:table-cell office:value-type="string">
            <text:p>MDR</text:p>
          </table:table-cell>
          <table:table-cell/>
          <table:table-cell office:value-type="string">
            <text:p>Sheffield Wednesday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cCabe</text:p>
          </table:table-cell>
          <table:table-cell office:value-type="string">
            <text:p>Rhys</text:p>
          </table:table-cell>
          <table:table-cell office:value-type="string">
            <text:p>MC</text:p>
          </table:table-cell>
          <table:table-cell office:value-type="string">
            <text:p>http://2015.sofifa.org/15/players/60/205053.png</text:p>
          </table:table-cell>
          <table:table-cell office:value-type="string">
            <text:p>Sheffield Wednesday FC</text:p>
          </table:table-cell>
          <table:table-cell/>
          <table:table-cell office:value-type="string">
            <text:p>Ecoss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Corry</text:p>
          </table:table-cell>
          <table:table-cell office:value-type="string">
            <text:p>Paul</text:p>
          </table:table-cell>
          <table:table-cell office:value-type="string">
            <text:p>MC</text:p>
          </table:table-cell>
          <table:table-cell office:value-type="string">
            <text:p>http://2015.sofifa.org/15/players/60/199011.png</text:p>
          </table:table-cell>
          <table:table-cell office:value-type="string">
            <text:p>Sheffield Wednesday FC</text:p>
          </table:table-cell>
          <table:table-cell/>
          <table:table-cell office:value-type="string">
            <text:p>Irland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aghona</text:p>
          </table:table-cell>
          <table:table-cell office:value-type="string">
            <text:p>Jacques</text:p>
          </table:table-cell>
          <table:table-cell office:value-type="string">
            <text:p>MG</text:p>
          </table:table-cell>
          <table:table-cell office:value-type="string">
            <text:p>http://2015.sofifa.org/15/players/60/199011.png</text:p>
          </table:table-cell>
          <table:table-cell office:value-type="string">
            <text:p>Sheffield Wednesday FC</text:p>
          </table:table-cell>
          <table:table-cell/>
          <table:table-cell office:value-type="string">
            <text:p>Republique Democratique du Congo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Floro</text:p>
          </table:table-cell>
          <table:table-cell office:value-type="string">
            <text:p>Rafael</text:p>
          </table:table-cell>
          <table:table-cell office:value-type="string">
            <text:p>DG</text:p>
          </table:table-cell>
          <table:table-cell/>
          <table:table-cell office:value-type="string">
            <text:p>Sheffield Wednesday FC</text:p>
          </table:table-cell>
          <table:table-cell/>
          <table:table-cell office:value-type="string">
            <text:p>Portugal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Betra</text:p>
          </table:table-cell>
          <table:table-cell office:value-type="string">
            <text:p>Franck</text:p>
          </table:table-cell>
          <table:table-cell office:value-type="string">
            <text:p>BU</text:p>
          </table:table-cell>
          <table:table-cell/>
          <table:table-cell office:value-type="string">
            <text:p>Sheffield Wednesday FC</text:p>
          </table:table-cell>
          <table:table-cell/>
          <table:table-cell office:value-type="string">
            <text:p>Franc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Sanders</text:p>
          </table:table-cell>
          <table:table-cell office:value-type="string">
            <text:p>Ed</text:p>
          </table:table-cell>
          <table:table-cell office:value-type="string">
            <text:p>DC</text:p>
          </table:table-cell>
          <table:table-cell/>
          <table:table-cell office:value-type="string">
            <text:p>Sheffield Wednesday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Wildsmith</text:p>
          </table:table-cell>
          <table:table-cell office:value-type="string">
            <text:p>Joe</text:p>
          </table:table-cell>
          <table:table-cell office:value-type="string">
            <text:p>G</text:p>
          </table:table-cell>
          <table:table-cell/>
          <table:table-cell office:value-type="string">
            <text:p>Sheffield Wednesday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eadows</text:p>
          </table:table-cell>
          <table:table-cell office:value-type="string">
            <text:p>Ryan</text:p>
          </table:table-cell>
          <table:table-cell office:value-type="string">
            <text:p>MC</text:p>
          </table:table-cell>
          <table:table-cell/>
          <table:table-cell office:value-type="string">
            <text:p>Sheffield Wednesday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Gardner</text:p>
          </table:table-cell>
          <table:table-cell office:value-type="string">
            <text:p>Gary</text:p>
          </table:table-cell>
          <table:table-cell office:value-type="string">
            <text:p>MC</text:p>
          </table:table-cell>
          <table:table-cell office:value-type="string">
            <text:p>http://2015.sofifa.org/15/players/60/192320.png</text:p>
          </table:table-cell>
          <table:table-cell office:value-type="string">
            <text:p>Brighton &amp; Hove Albion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Ince</text:p>
          </table:table-cell>
          <table:table-cell office:value-type="string">
            <text:p>Rohan</text:p>
          </table:table-cell>
          <table:table-cell office:value-type="string">
            <text:p>MDC</text:p>
          </table:table-cell>
          <table:table-cell office:value-type="string">
            <text:p>http://2015.sofifa.org/15/players/60/204411.png</text:p>
          </table:table-cell>
          <table:table-cell office:value-type="string">
            <text:p>Brighton &amp; Hove Albion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Teixeira</text:p>
          </table:table-cell>
          <table:table-cell office:value-type="string">
            <text:p>Joao</text:p>
          </table:table-cell>
          <table:table-cell office:value-type="string">
            <text:p>MOC</text:p>
          </table:table-cell>
          <table:table-cell office:value-type="string">
            <text:p>http://2015.sofifa.org/15/players/60/210377.png</text:p>
          </table:table-cell>
          <table:table-cell office:value-type="string">
            <text:p>Brighton &amp; Hove Albion FC</text:p>
          </table:table-cell>
          <table:table-cell/>
          <table:table-cell office:value-type="string">
            <text:p>Portugal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LuaLua</text:p>
          </table:table-cell>
          <table:table-cell office:value-type="string">
            <text:p>Kazenga</text:p>
          </table:table-cell>
          <table:table-cell office:value-type="string">
            <text:p>AIG</text:p>
          </table:table-cell>
          <table:table-cell office:value-type="string">
            <text:p>http://2015.sofifa.org/15/players/60/182837.png</text:p>
          </table:table-cell>
          <table:table-cell office:value-type="string">
            <text:p>Brighton &amp; Hove Albion FC</text:p>
          </table:table-cell>
          <table:table-cell/>
          <table:table-cell office:value-type="string">
            <text:p>Republique Democratique du Congo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Toko</text:p>
          </table:table-cell>
          <table:table-cell office:value-type="string">
            <text:p>Nzuzi</text:p>
          </table:table-cell>
          <table:table-cell office:value-type="string">
            <text:p>MDC</text:p>
          </table:table-cell>
          <table:table-cell office:value-type="string">
            <text:p>http://2015.sofifa.org/15/players/60/190060.png</text:p>
          </table:table-cell>
          <table:table-cell office:value-type="string">
            <text:p>Brighton &amp; Hove Albion FC</text:p>
          </table:table-cell>
          <table:table-cell/>
          <table:table-cell office:value-type="string">
            <text:p>Republique Democratique du Congo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Dunk</text:p>
          </table:table-cell>
          <table:table-cell office:value-type="string">
            <text:p>Lewis</text:p>
          </table:table-cell>
          <table:table-cell office:value-type="string">
            <text:p>DC</text:p>
          </table:table-cell>
          <table:table-cell office:value-type="string">
            <text:p>http://2015.sofifa.org/15/players/60/199915.png</text:p>
          </table:table-cell>
          <table:table-cell office:value-type="string">
            <text:p>Brighton &amp; Hove Albion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Stockdale</text:p>
          </table:table-cell>
          <table:table-cell office:value-type="string">
            <text:p>David</text:p>
          </table:table-cell>
          <table:table-cell office:value-type="string">
            <text:p>G</text:p>
          </table:table-cell>
          <table:table-cell office:value-type="string">
            <text:p>http://2015.sofifa.org/15/players/60/182207.png</text:p>
          </table:table-cell>
          <table:table-cell office:value-type="string">
            <text:p>Brighton &amp; Hove Albion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Chicksen</text:p>
          </table:table-cell>
          <table:table-cell office:value-type="string">
            <text:p>Adam</text:p>
          </table:table-cell>
          <table:table-cell office:value-type="string">
            <text:p>DG</text:p>
          </table:table-cell>
          <table:table-cell office:value-type="string">
            <text:p>http://2015.sofifa.org/15/players/60/182207.png</text:p>
          </table:table-cell>
          <table:table-cell office:value-type="string">
            <text:p>Brighton &amp; Hove Albion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Holla</text:p>
          </table:table-cell>
          <table:table-cell office:value-type="string">
            <text:p>Danny</text:p>
          </table:table-cell>
          <table:table-cell office:value-type="string">
            <text:p>MDC</text:p>
          </table:table-cell>
          <table:table-cell office:value-type="string">
            <text:p>http://2015.sofifa.org/15/players/60/178556.png</text:p>
          </table:table-cell>
          <table:table-cell office:value-type="string">
            <text:p>Brighton &amp; Hove Albion FC</text:p>
          </table:table-cell>
          <table:table-cell/>
          <table:table-cell office:value-type="string">
            <text:p>Pays-Bas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Bennett</text:p>
          </table:table-cell>
          <table:table-cell office:value-type="string">
            <text:p>Joe</text:p>
          </table:table-cell>
          <table:table-cell office:value-type="string">
            <text:p>DG</text:p>
          </table:table-cell>
          <table:table-cell office:value-type="string">
            <text:p>http://2015.sofifa.org/15/players/60/190430.png</text:p>
          </table:table-cell>
          <table:table-cell office:value-type="string">
            <text:p>Brighton &amp; Hove Albion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Walton</text:p>
          </table:table-cell>
          <table:table-cell office:value-type="string">
            <text:p>Christian</text:p>
          </table:table-cell>
          <table:table-cell office:value-type="string">
            <text:p>G</text:p>
          </table:table-cell>
          <table:table-cell office:value-type="string">
            <text:p>http://2015.sofifa.org/15/players/60/206561.png</text:p>
          </table:table-cell>
          <table:table-cell office:value-type="string">
            <text:p>Brighton &amp; Hove Albion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arch</text:p>
          </table:table-cell>
          <table:table-cell office:value-type="string">
            <text:p>Solly</text:p>
          </table:table-cell>
          <table:table-cell office:value-type="string">
            <text:p>AID</text:p>
          </table:table-cell>
          <table:table-cell office:value-type="string">
            <text:p>http://2015.sofifa.org/15/players/60/206594.png</text:p>
          </table:table-cell>
          <table:table-cell office:value-type="string">
            <text:p>Brighton &amp; Hove Albion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Colunga</text:p>
          </table:table-cell>
          <table:table-cell office:value-type="string">
            <text:p>Adrian</text:p>
          </table:table-cell>
          <table:table-cell office:value-type="string">
            <text:p>BU</text:p>
          </table:table-cell>
          <table:table-cell office:value-type="string">
            <text:p>http://2015.sofifa.org/15/players/60/171732.png</text:p>
          </table:table-cell>
          <table:table-cell office:value-type="string">
            <text:p>Brighton &amp; Hove Albion FC</text:p>
          </table:table-cell>
          <table:table-cell/>
          <table:table-cell office:value-type="string">
            <text:p>Espagn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Forster-Caskey</text:p>
          </table:table-cell>
          <table:table-cell office:value-type="string">
            <text:p>Jake</text:p>
          </table:table-cell>
          <table:table-cell office:value-type="string">
            <text:p>MC</text:p>
          </table:table-cell>
          <table:table-cell office:value-type="string">
            <text:p>http://2015.sofifa.org/15/players/60/199917.png</text:p>
          </table:table-cell>
          <table:table-cell office:value-type="string">
            <text:p>Brighton &amp; Hove Albion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Hughes</text:p>
          </table:table-cell>
          <table:table-cell office:value-type="string">
            <text:p>Aaron</text:p>
          </table:table-cell>
          <table:table-cell office:value-type="string">
            <text:p>DC</text:p>
          </table:table-cell>
          <table:table-cell office:value-type="string">
            <text:p>http://2015.sofifa.org/15/players/60/17725.png</text:p>
          </table:table-cell>
          <table:table-cell office:value-type="string">
            <text:p>Brighton &amp; Hove Albion FC</text:p>
          </table:table-cell>
          <table:table-cell table:number-columns-repeated="2" office:value-type="string">
            <text:p>Irlande du Nord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Saltor</text:p>
          </table:table-cell>
          <table:table-cell office:value-type="string">
            <text:p>Bruno</text:p>
          </table:table-cell>
          <table:table-cell office:value-type="string">
            <text:p>DD</text:p>
          </table:table-cell>
          <table:table-cell office:value-type="string">
            <text:p>http://2015.sofifa.org/15/players/60/145047.png</text:p>
          </table:table-cell>
          <table:table-cell office:value-type="string">
            <text:p>Brighton &amp; Hove Albion FC</text:p>
          </table:table-cell>
          <table:table-cell/>
          <table:table-cell office:value-type="string">
            <text:p>Espagn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cCourt</text:p>
          </table:table-cell>
          <table:table-cell office:value-type="string">
            <text:p>Paddy</text:p>
          </table:table-cell>
          <table:table-cell office:value-type="string">
            <text:p>MG</text:p>
          </table:table-cell>
          <table:table-cell office:value-type="string">
            <text:p>http://2015.sofifa.org/15/players/60/140453.png</text:p>
          </table:table-cell>
          <table:table-cell office:value-type="string">
            <text:p>Brighton &amp; Hove Albion FC</text:p>
          </table:table-cell>
          <table:table-cell/>
          <table:table-cell office:value-type="string">
            <text:p>Irlande du Nord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Pappoe</text:p>
          </table:table-cell>
          <table:table-cell office:value-type="string">
            <text:p>Daniel</text:p>
          </table:table-cell>
          <table:table-cell office:value-type="string">
            <text:p>DC</text:p>
          </table:table-cell>
          <table:table-cell office:value-type="string">
            <text:p>http://2015.sofifa.org/15/players/60/204914.png</text:p>
          </table:table-cell>
          <table:table-cell office:value-type="string">
            <text:p>Brighton &amp; Hove Albion FC</text:p>
          </table:table-cell>
          <table:table-cell/>
          <table:table-cell office:value-type="string">
            <text:p>Ghana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Baldock</text:p>
          </table:table-cell>
          <table:table-cell office:value-type="string">
            <text:p>Sam</text:p>
          </table:table-cell>
          <table:table-cell office:value-type="string">
            <text:p>BU</text:p>
          </table:table-cell>
          <table:table-cell office:value-type="string">
            <text:p>http://2015.sofifa.org/15/players/60/173859.png</text:p>
          </table:table-cell>
          <table:table-cell office:value-type="string">
            <text:p>Brighton &amp; Hove Albion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Calderon</text:p>
          </table:table-cell>
          <table:table-cell office:value-type="string">
            <text:p>Inigo</text:p>
          </table:table-cell>
          <table:table-cell office:value-type="string">
            <text:p>DD</text:p>
          </table:table-cell>
          <table:table-cell office:value-type="string">
            <text:p>http://2015.sofifa.org/15/players/60/142455.png</text:p>
          </table:table-cell>
          <table:table-cell office:value-type="string">
            <text:p>Brighton &amp; Hove Albion FC</text:p>
          </table:table-cell>
          <table:table-cell/>
          <table:table-cell office:value-type="string">
            <text:p>Espagn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Crofts</text:p>
          </table:table-cell>
          <table:table-cell office:value-type="string">
            <text:p>Andrew</text:p>
          </table:table-cell>
          <table:table-cell office:value-type="string">
            <text:p>MC</text:p>
          </table:table-cell>
          <table:table-cell office:value-type="string">
            <text:p>http://2015.sofifa.org/15/players/60/163570.png</text:p>
          </table:table-cell>
          <table:table-cell office:value-type="string">
            <text:p>Brighton &amp; Hove Albion FC</text:p>
          </table:table-cell>
          <table:table-cell/>
          <table:table-cell office:value-type="string">
            <text:p>Pays de Galles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Greer</text:p>
          </table:table-cell>
          <table:table-cell office:value-type="string">
            <text:p>Gordon</text:p>
          </table:table-cell>
          <table:table-cell office:value-type="string">
            <text:p>DC</text:p>
          </table:table-cell>
          <table:table-cell office:value-type="string">
            <text:p>http://2015.sofifa.org/15/players/60/53604.png</text:p>
          </table:table-cell>
          <table:table-cell office:value-type="string">
            <text:p>Brighton &amp; Hove Albion FC</text:p>
          </table:table-cell>
          <table:table-cell office:value-type="string">
            <text:p>Ecosse</text:p>
          </table:table-cell>
          <table:table-cell office:value-type="string">
            <text:p>Ecoss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ackail-Smith</text:p>
          </table:table-cell>
          <table:table-cell office:value-type="string">
            <text:p>Craig</text:p>
          </table:table-cell>
          <table:table-cell office:value-type="string">
            <text:p>BU</text:p>
          </table:table-cell>
          <table:table-cell office:value-type="string">
            <text:p>http://2015.sofifa.org/15/players/60/155041.png</text:p>
          </table:table-cell>
          <table:table-cell office:value-type="string">
            <text:p>Brighton &amp; Hove Albion FC</text:p>
          </table:table-cell>
          <table:table-cell/>
          <table:table-cell office:value-type="string">
            <text:p>Ecoss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Fenelon</text:p>
          </table:table-cell>
          <table:table-cell office:value-type="string">
            <text:p>Shamir</text:p>
          </table:table-cell>
          <table:table-cell office:value-type="string">
            <text:p>MDR</text:p>
          </table:table-cell>
          <table:table-cell/>
          <table:table-cell office:value-type="string">
            <text:p>Brighton &amp; Hove Albion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Agustien</text:p>
          </table:table-cell>
          <table:table-cell office:value-type="string">
            <text:p>Kemy</text:p>
          </table:table-cell>
          <table:table-cell office:value-type="string">
            <text:p>MC</text:p>
          </table:table-cell>
          <table:table-cell office:value-type="string">
            <text:p>http://2015.sofifa.org/15/players/60/178059.png</text:p>
          </table:table-cell>
          <table:table-cell office:value-type="string">
            <text:p>Brighton &amp; Hove Albion FC</text:p>
          </table:table-cell>
          <table:table-cell/>
          <table:table-cell office:value-type="string">
            <text:p>Pays-Bas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O'Grady</text:p>
          </table:table-cell>
          <table:table-cell office:value-type="string">
            <text:p>Chris</text:p>
          </table:table-cell>
          <table:table-cell office:value-type="string">
            <text:p>BU</text:p>
          </table:table-cell>
          <table:table-cell office:value-type="string">
            <text:p>http://2015.sofifa.org/15/players/60/138719.png</text:p>
          </table:table-cell>
          <table:table-cell office:value-type="string">
            <text:p>Brighton &amp; Hove Albion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Ankergren</text:p>
          </table:table-cell>
          <table:table-cell office:value-type="string">
            <text:p>Casper</text:p>
          </table:table-cell>
          <table:table-cell office:value-type="string">
            <text:p>G</text:p>
          </table:table-cell>
          <table:table-cell office:value-type="string">
            <text:p>http://2015.sofifa.org/15/players/60/130893.png</text:p>
          </table:table-cell>
          <table:table-cell office:value-type="string">
            <text:p>Brighton &amp; Hove Albion FC</text:p>
          </table:table-cell>
          <table:table-cell/>
          <table:table-cell office:value-type="string">
            <text:p>Danemark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Stephens</text:p>
          </table:table-cell>
          <table:table-cell office:value-type="string">
            <text:p>Dale</text:p>
          </table:table-cell>
          <table:table-cell office:value-type="string">
            <text:p>MC</text:p>
          </table:table-cell>
          <table:table-cell office:value-type="string">
            <text:p>http://2015.sofifa.org/15/players/60/182184.png</text:p>
          </table:table-cell>
          <table:table-cell office:value-type="string">
            <text:p>Brighton &amp; Hove Albion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Rea</text:p>
          </table:table-cell>
          <table:table-cell office:value-type="string">
            <text:p>Glen</text:p>
          </table:table-cell>
          <table:table-cell office:value-type="string">
            <text:p>DC</text:p>
          </table:table-cell>
          <table:table-cell/>
          <table:table-cell office:value-type="string">
            <text:p>Brighton &amp; Hove Albion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Dallison</text:p>
          </table:table-cell>
          <table:table-cell office:value-type="string">
            <text:p>Tom</text:p>
          </table:table-cell>
          <table:table-cell office:value-type="string">
            <text:p>DC</text:p>
          </table:table-cell>
          <table:table-cell/>
          <table:table-cell office:value-type="string">
            <text:p>Brighton &amp; Hove Albion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Huws</text:p>
          </table:table-cell>
          <table:table-cell office:value-type="string">
            <text:p>Emyr</text:p>
          </table:table-cell>
          <table:table-cell office:value-type="string">
            <text:p>MC</text:p>
          </table:table-cell>
          <table:table-cell office:value-type="string">
            <text:p>http://2015.sofifa.org/15/players/60/205163.png</text:p>
          </table:table-cell>
          <table:table-cell office:value-type="string">
            <text:p>Wigan Athletic FC</text:p>
          </table:table-cell>
          <table:table-cell/>
          <table:table-cell office:value-type="string">
            <text:p>Pays de Galles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Delort</text:p>
          </table:table-cell>
          <table:table-cell office:value-type="string">
            <text:p>Andy</text:p>
          </table:table-cell>
          <table:table-cell office:value-type="string">
            <text:p>BU</text:p>
          </table:table-cell>
          <table:table-cell office:value-type="string">
            <text:p>http://2015.sofifa.org/15/players/60/193983.png</text:p>
          </table:table-cell>
          <table:table-cell office:value-type="string">
            <text:p>Wigan Athletic FC</text:p>
          </table:table-cell>
          <table:table-cell/>
          <table:table-cell office:value-type="string">
            <text:p>Franc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cManaman</text:p>
          </table:table-cell>
          <table:table-cell office:value-type="string">
            <text:p>Callum</text:p>
          </table:table-cell>
          <table:table-cell office:value-type="string">
            <text:p>AID</text:p>
          </table:table-cell>
          <table:table-cell office:value-type="string">
            <text:p>http://2015.sofifa.org/15/players/60/190852.png</text:p>
          </table:table-cell>
          <table:table-cell office:value-type="string">
            <text:p>Wigan Athletic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Al-Habsi</text:p>
          </table:table-cell>
          <table:table-cell office:value-type="string">
            <text:p>Ali</text:p>
          </table:table-cell>
          <table:table-cell office:value-type="string">
            <text:p>G</text:p>
          </table:table-cell>
          <table:table-cell office:value-type="string">
            <text:p>http://2015.sofifa.org/15/players/60/148684.png</text:p>
          </table:table-cell>
          <table:table-cell office:value-type="string">
            <text:p>Wigan Athletic FC</text:p>
          </table:table-cell>
          <table:table-cell/>
          <table:table-cell office:value-type="string">
            <text:p>Oman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Figueroa</text:p>
          </table:table-cell>
          <table:table-cell office:value-type="string">
            <text:p>Maynor</text:p>
          </table:table-cell>
          <table:table-cell office:value-type="string">
            <text:p>DG</text:p>
          </table:table-cell>
          <table:table-cell office:value-type="string">
            <text:p>http://2015.sofifa.org/15/players/60/175092.png</text:p>
          </table:table-cell>
          <table:table-cell office:value-type="string">
            <text:p>Wigan Athletic FC</text:p>
          </table:table-cell>
          <table:table-cell/>
          <table:table-cell office:value-type="string">
            <text:p>Honduras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cClean</text:p>
          </table:table-cell>
          <table:table-cell office:value-type="string">
            <text:p>James</text:p>
          </table:table-cell>
          <table:table-cell office:value-type="string">
            <text:p>MG</text:p>
          </table:table-cell>
          <table:table-cell office:value-type="string">
            <text:p>http://2015.sofifa.org/15/players/60/198489.png</text:p>
          </table:table-cell>
          <table:table-cell office:value-type="string">
            <text:p>Wigan Athletic FC</text:p>
          </table:table-cell>
          <table:table-cell table:number-columns-repeated="2" office:value-type="string">
            <text:p>Irland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Kvist</text:p>
          </table:table-cell>
          <table:table-cell office:value-type="string">
            <text:p>William</text:p>
          </table:table-cell>
          <table:table-cell office:value-type="string">
            <text:p>MDC</text:p>
          </table:table-cell>
          <table:table-cell office:value-type="string">
            <text:p>http://2015.sofifa.org/15/players/60/158676.png</text:p>
          </table:table-cell>
          <table:table-cell office:value-type="string">
            <text:p>Wigan Athletic FC</text:p>
          </table:table-cell>
          <table:table-cell table:number-columns-repeated="2" office:value-type="string">
            <text:p>Danemark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Taylor-Sinclair</text:p>
          </table:table-cell>
          <table:table-cell office:value-type="string">
            <text:p>Aaron</text:p>
          </table:table-cell>
          <table:table-cell office:value-type="string">
            <text:p>DG</text:p>
          </table:table-cell>
          <table:table-cell office:value-type="string">
            <text:p>http://2015.sofifa.org/15/players/60/213569.png</text:p>
          </table:table-cell>
          <table:table-cell office:value-type="string">
            <text:p>Wigan Athletic FC</text:p>
          </table:table-cell>
          <table:table-cell/>
          <table:table-cell office:value-type="string">
            <text:p>Ecoss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Espinoza</text:p>
          </table:table-cell>
          <table:table-cell office:value-type="string">
            <text:p>Roger</text:p>
          </table:table-cell>
          <table:table-cell office:value-type="string">
            <text:p>MC</text:p>
          </table:table-cell>
          <table:table-cell office:value-type="string">
            <text:p>http://2015.sofifa.org/15/players/60/186674.png</text:p>
          </table:table-cell>
          <table:table-cell office:value-type="string">
            <text:p>Wigan Athletic FC</text:p>
          </table:table-cell>
          <table:table-cell/>
          <table:table-cell office:value-type="string">
            <text:p>Honduras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aloney</text:p>
          </table:table-cell>
          <table:table-cell office:value-type="string">
            <text:p>Shaun</text:p>
          </table:table-cell>
          <table:table-cell office:value-type="string">
            <text:p>MOC</text:p>
          </table:table-cell>
          <table:table-cell office:value-type="string">
            <text:p>http://2015.sofifa.org/15/players/60/49036.png</text:p>
          </table:table-cell>
          <table:table-cell office:value-type="string">
            <text:p>Wigan Athletic FC</text:p>
          </table:table-cell>
          <table:table-cell office:value-type="string">
            <text:p>Ecosse</text:p>
          </table:table-cell>
          <table:table-cell office:value-type="string">
            <text:p>Ecoss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Tavernier</text:p>
          </table:table-cell>
          <table:table-cell office:value-type="string">
            <text:p>James</text:p>
          </table:table-cell>
          <table:table-cell office:value-type="string">
            <text:p>DD</text:p>
          </table:table-cell>
          <table:table-cell office:value-type="string">
            <text:p>http://2015.sofifa.org/15/players/60/195479.png</text:p>
          </table:table-cell>
          <table:table-cell office:value-type="string">
            <text:p>Wigan Athletic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Carson</text:p>
          </table:table-cell>
          <table:table-cell office:value-type="string">
            <text:p>Scott</text:p>
          </table:table-cell>
          <table:table-cell office:value-type="string">
            <text:p>G</text:p>
          </table:table-cell>
          <table:table-cell office:value-type="string">
            <text:p>http://2015.sofifa.org/15/players/60/157804.png</text:p>
          </table:table-cell>
          <table:table-cell office:value-type="string">
            <text:p>Wigan Athletic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Nicholls</text:p>
          </table:table-cell>
          <table:table-cell office:value-type="string">
            <text:p>Lee</text:p>
          </table:table-cell>
          <table:table-cell office:value-type="string">
            <text:p>G</text:p>
          </table:table-cell>
          <table:table-cell office:value-type="string">
            <text:p>http://2015.sofifa.org/15/players/60/198285.png</text:p>
          </table:table-cell>
          <table:table-cell office:value-type="string">
            <text:p>Wigan Athletic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Rogne</text:p>
          </table:table-cell>
          <table:table-cell office:value-type="string">
            <text:p>Thomas</text:p>
          </table:table-cell>
          <table:table-cell office:value-type="string">
            <text:p>DC</text:p>
          </table:table-cell>
          <table:table-cell office:value-type="string">
            <text:p>http://2015.sofifa.org/15/players/60/185316.png</text:p>
          </table:table-cell>
          <table:table-cell office:value-type="string">
            <text:p>Wigan Athletic FC</text:p>
          </table:table-cell>
          <table:table-cell/>
          <table:table-cell office:value-type="string">
            <text:p>Norveg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cCann</text:p>
          </table:table-cell>
          <table:table-cell office:value-type="string">
            <text:p>Chris</text:p>
          </table:table-cell>
          <table:table-cell office:value-type="string">
            <text:p>MC</text:p>
          </table:table-cell>
          <table:table-cell office:value-type="string">
            <text:p>http://2015.sofifa.org/15/players/60/166847.png</text:p>
          </table:table-cell>
          <table:table-cell office:value-type="string">
            <text:p>Wigan Athletic FC</text:p>
          </table:table-cell>
          <table:table-cell/>
          <table:table-cell office:value-type="string">
            <text:p>Irland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Waghorn</text:p>
          </table:table-cell>
          <table:table-cell office:value-type="string">
            <text:p>Martyn</text:p>
          </table:table-cell>
          <table:table-cell office:value-type="string">
            <text:p>BU</text:p>
          </table:table-cell>
          <table:table-cell office:value-type="string">
            <text:p>http://2015.sofifa.org/15/players/60/183706.png</text:p>
          </table:table-cell>
          <table:table-cell office:value-type="string">
            <text:p>Wigan Athletic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Boyce</text:p>
          </table:table-cell>
          <table:table-cell office:value-type="string">
            <text:p>Emmerson</text:p>
          </table:table-cell>
          <table:table-cell office:value-type="string">
            <text:p>DC</text:p>
          </table:table-cell>
          <table:table-cell office:value-type="string">
            <text:p>http://2015.sofifa.org/15/players/60/11346.png</text:p>
          </table:table-cell>
          <table:table-cell office:value-type="string">
            <text:p>Wigan Athletic FC</text:p>
          </table:table-cell>
          <table:table-cell/>
          <table:table-cell office:value-type="string">
            <text:p>Barbad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Riera</text:p>
          </table:table-cell>
          <table:table-cell office:value-type="string">
            <text:p>Oriol</text:p>
          </table:table-cell>
          <table:table-cell office:value-type="string">
            <text:p>BU</text:p>
          </table:table-cell>
          <table:table-cell office:value-type="string">
            <text:p>http://2015.sofifa.org/15/players/60/159581.png</text:p>
          </table:table-cell>
          <table:table-cell office:value-type="string">
            <text:p>Wigan Athletic FC</text:p>
          </table:table-cell>
          <table:table-cell/>
          <table:table-cell office:value-type="string">
            <text:p>Espagn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Ramis</text:p>
          </table:table-cell>
          <table:table-cell office:value-type="string">
            <text:p>Ivan</text:p>
          </table:table-cell>
          <table:table-cell office:value-type="string">
            <text:p>DC</text:p>
          </table:table-cell>
          <table:table-cell office:value-type="string">
            <text:p>http://2015.sofifa.org/15/players/60/146701.png</text:p>
          </table:table-cell>
          <table:table-cell office:value-type="string">
            <text:p>Wigan Athletic FC</text:p>
          </table:table-cell>
          <table:table-cell/>
          <table:table-cell office:value-type="string">
            <text:p>Espagn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Caldwell</text:p>
          </table:table-cell>
          <table:table-cell office:value-type="string">
            <text:p>Gary</text:p>
          </table:table-cell>
          <table:table-cell office:value-type="string">
            <text:p>DC</text:p>
          </table:table-cell>
          <table:table-cell office:value-type="string">
            <text:p>http://2015.sofifa.org/15/players/60/45098.png</text:p>
          </table:table-cell>
          <table:table-cell office:value-type="string">
            <text:p>Wigan Athletic FC</text:p>
          </table:table-cell>
          <table:table-cell/>
          <table:table-cell office:value-type="string">
            <text:p>Ecoss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Forshaw</text:p>
          </table:table-cell>
          <table:table-cell office:value-type="string">
            <text:p>Adam</text:p>
          </table:table-cell>
          <table:table-cell office:value-type="string">
            <text:p>MC</text:p>
          </table:table-cell>
          <table:table-cell office:value-type="string">
            <text:p>http://2015.sofifa.org/15/players/60/193910.png</text:p>
          </table:table-cell>
          <table:table-cell office:value-type="string">
            <text:p>Wigan Athletic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Kiernan</text:p>
          </table:table-cell>
          <table:table-cell office:value-type="string">
            <text:p>Rob</text:p>
          </table:table-cell>
          <table:table-cell office:value-type="string">
            <text:p>DC</text:p>
          </table:table-cell>
          <table:table-cell office:value-type="string">
            <text:p>http://2015.sofifa.org/15/players/60/190983.png</text:p>
          </table:table-cell>
          <table:table-cell office:value-type="string">
            <text:p>Wigan Athletic FC</text:p>
          </table:table-cell>
          <table:table-cell/>
          <table:table-cell office:value-type="string">
            <text:p>Irland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Perch</text:p>
          </table:table-cell>
          <table:table-cell office:value-type="string">
            <text:p>James</text:p>
          </table:table-cell>
          <table:table-cell office:value-type="string">
            <text:p>DD</text:p>
          </table:table-cell>
          <table:table-cell office:value-type="string">
            <text:p>http://2015.sofifa.org/15/players/60/162993.png</text:p>
          </table:table-cell>
          <table:table-cell office:value-type="string">
            <text:p>Wigan Athletic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Fyvie</text:p>
          </table:table-cell>
          <table:table-cell office:value-type="string">
            <text:p>Fraser</text:p>
          </table:table-cell>
          <table:table-cell office:value-type="string">
            <text:p>MC</text:p>
          </table:table-cell>
          <table:table-cell office:value-type="string">
            <text:p>http://2015.sofifa.org/15/players/60/193628.png</text:p>
          </table:table-cell>
          <table:table-cell office:value-type="string">
            <text:p>Wigan Athletic FC</text:p>
          </table:table-cell>
          <table:table-cell/>
          <table:table-cell office:value-type="string">
            <text:p>Ecoss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Cowie</text:p>
          </table:table-cell>
          <table:table-cell office:value-type="string">
            <text:p>Don</text:p>
          </table:table-cell>
          <table:table-cell office:value-type="string">
            <text:p>MC</text:p>
          </table:table-cell>
          <table:table-cell office:value-type="string">
            <text:p>http://2015.sofifa.org/15/players/60/51513.png</text:p>
          </table:table-cell>
          <table:table-cell office:value-type="string">
            <text:p>Wigan Athletic FC</text:p>
          </table:table-cell>
          <table:table-cell/>
          <table:table-cell office:value-type="string">
            <text:p>Ecoss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Fortune</text:p>
          </table:table-cell>
          <table:table-cell office:value-type="string">
            <text:p>Marc-Antoine</text:p>
          </table:table-cell>
          <table:table-cell office:value-type="string">
            <text:p>BU</text:p>
          </table:table-cell>
          <table:table-cell office:value-type="string">
            <text:p>http://2015.sofifa.org/15/players/60/158196.png</text:p>
          </table:table-cell>
          <table:table-cell office:value-type="string">
            <text:p>Wigan Athletic FC</text:p>
          </table:table-cell>
          <table:table-cell/>
          <table:table-cell office:value-type="string">
            <text:p>Franc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Barnett</text:p>
          </table:table-cell>
          <table:table-cell office:value-type="string">
            <text:p>Leon</text:p>
          </table:table-cell>
          <table:table-cell office:value-type="string">
            <text:p>DC</text:p>
          </table:table-cell>
          <table:table-cell office:value-type="string">
            <text:p>http://2015.sofifa.org/15/players/60/163766.png</text:p>
          </table:table-cell>
          <table:table-cell office:value-type="string">
            <text:p>Wigan Athletic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Watson</text:p>
          </table:table-cell>
          <table:table-cell office:value-type="string">
            <text:p>Ben</text:p>
          </table:table-cell>
          <table:table-cell office:value-type="string">
            <text:p>MC</text:p>
          </table:table-cell>
          <table:table-cell office:value-type="string">
            <text:p>http://2015.sofifa.org/15/players/60/160292.png</text:p>
          </table:table-cell>
          <table:table-cell office:value-type="string">
            <text:p>Wigan Athletic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Taylor</text:p>
          </table:table-cell>
          <table:table-cell office:value-type="string">
            <text:p>Andrew</text:p>
          </table:table-cell>
          <table:table-cell office:value-type="string">
            <text:p>DG</text:p>
          </table:table-cell>
          <table:table-cell office:value-type="string">
            <text:p>http://2015.sofifa.org/15/players/60/162980.png</text:p>
          </table:table-cell>
          <table:table-cell office:value-type="string">
            <text:p>Wigan Athletic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Chow</text:p>
          </table:table-cell>
          <table:table-cell office:value-type="string">
            <text:p>Tim</text:p>
          </table:table-cell>
          <table:table-cell office:value-type="string">
            <text:p>MC</text:p>
          </table:table-cell>
          <table:table-cell office:value-type="string">
            <text:p>http://2015.sofifa.org/15/players/60/208480.png</text:p>
          </table:table-cell>
          <table:table-cell office:value-type="string">
            <text:p>Wigan Athletic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Toral</text:p>
          </table:table-cell>
          <table:table-cell office:value-type="string">
            <text:p>Jon</text:p>
          </table:table-cell>
          <table:table-cell office:value-type="string">
            <text:p>MC</text:p>
          </table:table-cell>
          <table:table-cell office:value-type="string">
            <text:p>http://2015.sofifa.org/15/players/60/203746.png</text:p>
          </table:table-cell>
          <table:table-cell office:value-type="string">
            <text:p>Brentford FC</text:p>
          </table:table-cell>
          <table:table-cell/>
          <table:table-cell office:value-type="string">
            <text:p>Espagn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Betinho</text:p>
          </table:table-cell>
          <table:table-cell/>
          <table:table-cell office:value-type="string">
            <text:p>BU</text:p>
          </table:table-cell>
          <table:table-cell/>
          <table:table-cell office:value-type="string">
            <text:p>Brentford FC</text:p>
          </table:table-cell>
          <table:table-cell/>
          <table:table-cell office:value-type="string">
            <text:p>Portugal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Pritchard</text:p>
          </table:table-cell>
          <table:table-cell office:value-type="string">
            <text:p>Alex</text:p>
          </table:table-cell>
          <table:table-cell office:value-type="string">
            <text:p>MG</text:p>
          </table:table-cell>
          <table:table-cell office:value-type="string">
            <text:p>http://2015.sofifa.org/15/players/60/205351.png</text:p>
          </table:table-cell>
          <table:table-cell office:value-type="string">
            <text:p>Brentford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Douglas</text:p>
          </table:table-cell>
          <table:table-cell office:value-type="string">
            <text:p>Jonathan</text:p>
          </table:table-cell>
          <table:table-cell office:value-type="string">
            <text:p>MDC</text:p>
          </table:table-cell>
          <table:table-cell office:value-type="string">
            <text:p>http://2015.sofifa.org/15/players/60/152643.png</text:p>
          </table:table-cell>
          <table:table-cell office:value-type="string">
            <text:p>Brentford FC</text:p>
          </table:table-cell>
          <table:table-cell/>
          <table:table-cell office:value-type="string">
            <text:p>Irland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Jota</text:p>
          </table:table-cell>
          <table:table-cell/>
          <table:table-cell office:value-type="string">
            <text:p>MOC</text:p>
          </table:table-cell>
          <table:table-cell office:value-type="string">
            <text:p>http://2015.sofifa.org/15/players/60/202541.png</text:p>
          </table:table-cell>
          <table:table-cell office:value-type="string">
            <text:p>Brentford FC</text:p>
          </table:table-cell>
          <table:table-cell/>
          <table:table-cell office:value-type="string">
            <text:p>Espagn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Smith</text:p>
          </table:table-cell>
          <table:table-cell office:value-type="string">
            <text:p>Tommy</text:p>
          </table:table-cell>
          <table:table-cell office:value-type="string">
            <text:p>MDR</text:p>
          </table:table-cell>
          <table:table-cell office:value-type="string">
            <text:p>http://2015.sofifa.org/15/players/60/157983.png</text:p>
          </table:table-cell>
          <table:table-cell office:value-type="string">
            <text:p>Brentford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Tebar</text:p>
          </table:table-cell>
          <table:table-cell office:value-type="string">
            <text:p>Marcos</text:p>
          </table:table-cell>
          <table:table-cell office:value-type="string">
            <text:p>MDC</text:p>
          </table:table-cell>
          <table:table-cell office:value-type="string">
            <text:p>http://2015.sofifa.org/15/players/60/163897.png</text:p>
          </table:table-cell>
          <table:table-cell office:value-type="string">
            <text:p>Brentford FC</text:p>
          </table:table-cell>
          <table:table-cell/>
          <table:table-cell office:value-type="string">
            <text:p>Espagn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Odubajo</text:p>
          </table:table-cell>
          <table:table-cell office:value-type="string">
            <text:p>Moses</text:p>
          </table:table-cell>
          <table:table-cell office:value-type="string">
            <text:p>MDR</text:p>
          </table:table-cell>
          <table:table-cell office:value-type="string">
            <text:p>http://2015.sofifa.org/15/players/60/202113.png</text:p>
          </table:table-cell>
          <table:table-cell office:value-type="string">
            <text:p>Brentford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Yennaris</text:p>
          </table:table-cell>
          <table:table-cell office:value-type="string">
            <text:p>Nicholas</text:p>
          </table:table-cell>
          <table:table-cell office:value-type="string">
            <text:p>MDC</text:p>
          </table:table-cell>
          <table:table-cell office:value-type="string">
            <text:p>http://2015.sofifa.org/15/players/60/202808.png</text:p>
          </table:table-cell>
          <table:table-cell office:value-type="string">
            <text:p>Brentford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Hogan</text:p>
          </table:table-cell>
          <table:table-cell office:value-type="string">
            <text:p>Scott</text:p>
          </table:table-cell>
          <table:table-cell office:value-type="string">
            <text:p>BU</text:p>
          </table:table-cell>
          <table:table-cell office:value-type="string">
            <text:p>http://2015.sofifa.org/15/players/60/215374.png</text:p>
          </table:table-cell>
          <table:table-cell office:value-type="string">
            <text:p>Brentford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Gray</text:p>
          </table:table-cell>
          <table:table-cell office:value-type="string">
            <text:p>Andre</text:p>
          </table:table-cell>
          <table:table-cell office:value-type="string">
            <text:p>BU</text:p>
          </table:table-cell>
          <table:table-cell office:value-type="string">
            <text:p>http://2015.sofifa.org/15/players/60/194138.png</text:p>
          </table:table-cell>
          <table:table-cell office:value-type="string">
            <text:p>Brentford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Judge</text:p>
          </table:table-cell>
          <table:table-cell office:value-type="string">
            <text:p>Alan</text:p>
          </table:table-cell>
          <table:table-cell office:value-type="string">
            <text:p>MG</text:p>
          </table:table-cell>
          <table:table-cell office:value-type="string">
            <text:p>http://2015.sofifa.org/15/players/60/184471.png</text:p>
          </table:table-cell>
          <table:table-cell office:value-type="string">
            <text:p>Brentford FC</text:p>
          </table:table-cell>
          <table:table-cell/>
          <table:table-cell office:value-type="string">
            <text:p>Irland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Tarkowski</text:p>
          </table:table-cell>
          <table:table-cell office:value-type="string">
            <text:p>James</text:p>
          </table:table-cell>
          <table:table-cell office:value-type="string">
            <text:p>DC</text:p>
          </table:table-cell>
          <table:table-cell office:value-type="string">
            <text:p>http://2015.sofifa.org/15/players/60/202695.png</text:p>
          </table:table-cell>
          <table:table-cell office:value-type="string">
            <text:p>Brentford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Bidwell</text:p>
          </table:table-cell>
          <table:table-cell office:value-type="string">
            <text:p>Jake</text:p>
          </table:table-cell>
          <table:table-cell office:value-type="string">
            <text:p>DG</text:p>
          </table:table-cell>
          <table:table-cell office:value-type="string">
            <text:p>http://2015.sofifa.org/15/players/60/196952.png</text:p>
          </table:table-cell>
          <table:table-cell office:value-type="string">
            <text:p>Brentford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Button</text:p>
          </table:table-cell>
          <table:table-cell office:value-type="string">
            <text:p>David</text:p>
          </table:table-cell>
          <table:table-cell office:value-type="string">
            <text:p>G</text:p>
          </table:table-cell>
          <table:table-cell office:value-type="string">
            <text:p>http://2015.sofifa.org/15/players/60/173533.png</text:p>
          </table:table-cell>
          <table:table-cell office:value-type="string">
            <text:p>Brentford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Lee</text:p>
          </table:table-cell>
          <table:table-cell office:value-type="string">
            <text:p>Richard</text:p>
          </table:table-cell>
          <table:table-cell office:value-type="string">
            <text:p>G</text:p>
          </table:table-cell>
          <table:table-cell office:value-type="string">
            <text:p>http://2015.sofifa.org/15/players/60/53927.png</text:p>
          </table:table-cell>
          <table:table-cell office:value-type="string">
            <text:p>Brentford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Craig</text:p>
          </table:table-cell>
          <table:table-cell office:value-type="string">
            <text:p>Tony</text:p>
          </table:table-cell>
          <table:table-cell office:value-type="string">
            <text:p>DC</text:p>
          </table:table-cell>
          <table:table-cell office:value-type="string">
            <text:p>http://2015.sofifa.org/15/players/60/163581.png</text:p>
          </table:table-cell>
          <table:table-cell office:value-type="string">
            <text:p>Brentford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Proschwitz</text:p>
          </table:table-cell>
          <table:table-cell office:value-type="string">
            <text:p>Nick</text:p>
          </table:table-cell>
          <table:table-cell office:value-type="string">
            <text:p>BU</text:p>
          </table:table-cell>
          <table:table-cell office:value-type="string">
            <text:p>http://2015.sofifa.org/15/players/60/199510.png</text:p>
          </table:table-cell>
          <table:table-cell office:value-type="string">
            <text:p>Brentford FC</text:p>
          </table:table-cell>
          <table:table-cell/>
          <table:table-cell office:value-type="string">
            <text:p>Allemagn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Saunders</text:p>
          </table:table-cell>
          <table:table-cell office:value-type="string">
            <text:p>Sam</text:p>
          </table:table-cell>
          <table:table-cell office:value-type="string">
            <text:p>MC</text:p>
          </table:table-cell>
          <table:table-cell office:value-type="string">
            <text:p>http://2015.sofifa.org/15/players/60/181521.png</text:p>
          </table:table-cell>
          <table:table-cell office:value-type="string">
            <text:p>Brentford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O'Connor</text:p>
          </table:table-cell>
          <table:table-cell office:value-type="string">
            <text:p>Kevin</text:p>
          </table:table-cell>
          <table:table-cell office:value-type="string">
            <text:p>DC</text:p>
          </table:table-cell>
          <table:table-cell office:value-type="string">
            <text:p>http://2015.sofifa.org/15/players/60/100751.png</text:p>
          </table:table-cell>
          <table:table-cell office:value-type="string">
            <text:p>Brentford FC</text:p>
          </table:table-cell>
          <table:table-cell/>
          <table:table-cell office:value-type="string">
            <text:p>Irland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Dallas</text:p>
          </table:table-cell>
          <table:table-cell office:value-type="string">
            <text:p>Stuart</text:p>
          </table:table-cell>
          <table:table-cell office:value-type="string">
            <text:p>MG</text:p>
          </table:table-cell>
          <table:table-cell office:value-type="string">
            <text:p>http://2015.sofifa.org/15/players/60/203570.png</text:p>
          </table:table-cell>
          <table:table-cell office:value-type="string">
            <text:p>Brentford FC</text:p>
          </table:table-cell>
          <table:table-cell/>
          <table:table-cell office:value-type="string">
            <text:p>Irlande du Nord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Calvet</text:p>
          </table:table-cell>
          <table:table-cell office:value-type="string">
            <text:p>Raphael</text:p>
          </table:table-cell>
          <table:table-cell office:value-type="string">
            <text:p>DC</text:p>
          </table:table-cell>
          <table:table-cell office:value-type="string">
            <text:p>http://2015.sofifa.org/15/players/60/205392.png</text:p>
          </table:table-cell>
          <table:table-cell office:value-type="string">
            <text:p>Brentford FC</text:p>
          </table:table-cell>
          <table:table-cell/>
          <table:table-cell office:value-type="string">
            <text:p>Franc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O'Shaughnessy</text:p>
          </table:table-cell>
          <table:table-cell office:value-type="string">
            <text:p>Daniel</text:p>
          </table:table-cell>
          <table:table-cell office:value-type="string">
            <text:p>DC</text:p>
          </table:table-cell>
          <table:table-cell office:value-type="string">
            <text:p>http://2015.sofifa.org/15/players/60/221486.png</text:p>
          </table:table-cell>
          <table:table-cell office:value-type="string">
            <text:p>Brentford FC</text:p>
          </table:table-cell>
          <table:table-cell/>
          <table:table-cell office:value-type="string">
            <text:p>Finland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cCormack</text:p>
          </table:table-cell>
          <table:table-cell office:value-type="string">
            <text:p>Alan</text:p>
          </table:table-cell>
          <table:table-cell office:value-type="string">
            <text:p>DD</text:p>
          </table:table-cell>
          <table:table-cell office:value-type="string">
            <text:p>http://2015.sofifa.org/15/players/60/163143.png</text:p>
          </table:table-cell>
          <table:table-cell office:value-type="string">
            <text:p>Brentford FC</text:p>
          </table:table-cell>
          <table:table-cell/>
          <table:table-cell office:value-type="string">
            <text:p>Irland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Stone</text:p>
          </table:table-cell>
          <table:table-cell office:value-type="string">
            <text:p>Lionel</text:p>
          </table:table-cell>
          <table:table-cell office:value-type="string">
            <text:p>DC</text:p>
          </table:table-cell>
          <table:table-cell/>
          <table:table-cell office:value-type="string">
            <text:p>Brentford FC</text:p>
          </table:table-cell>
          <table:table-cell/>
          <table:table-cell office:value-type="string">
            <text:p>Ecoss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Dean</text:p>
          </table:table-cell>
          <table:table-cell office:value-type="string">
            <text:p>Harlee</text:p>
          </table:table-cell>
          <table:table-cell office:value-type="string">
            <text:p>DC</text:p>
          </table:table-cell>
          <table:table-cell office:value-type="string">
            <text:p>http://2015.sofifa.org/15/players/60/191079.png</text:p>
          </table:table-cell>
          <table:table-cell office:value-type="string">
            <text:p>Brentford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Diagouraga</text:p>
          </table:table-cell>
          <table:table-cell office:value-type="string">
            <text:p>Toumani</text:p>
          </table:table-cell>
          <table:table-cell office:value-type="string">
            <text:p>MC</text:p>
          </table:table-cell>
          <table:table-cell office:value-type="string">
            <text:p>http://2015.sofifa.org/15/players/60/172952.png</text:p>
          </table:table-cell>
          <table:table-cell office:value-type="string">
            <text:p>Brentford FC</text:p>
          </table:table-cell>
          <table:table-cell/>
          <table:table-cell office:value-type="string">
            <text:p>Franc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Bonham</text:p>
          </table:table-cell>
          <table:table-cell office:value-type="string">
            <text:p>Jack</text:p>
          </table:table-cell>
          <table:table-cell office:value-type="string">
            <text:p>G</text:p>
          </table:table-cell>
          <table:table-cell office:value-type="string">
            <text:p>http://2015.sofifa.org/15/players/60/202125.png</text:p>
          </table:table-cell>
          <table:table-cell office:value-type="string">
            <text:p>Brentford FC</text:p>
          </table:table-cell>
          <table:table-cell/>
          <table:table-cell office:value-type="string">
            <text:p>Irland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Hutton</text:p>
          </table:table-cell>
          <table:table-cell office:value-type="string">
            <text:p>Louis</text:p>
          </table:table-cell>
          <table:table-cell office:value-type="string">
            <text:p>MC</text:p>
          </table:table-cell>
          <table:table-cell/>
          <table:table-cell office:value-type="string">
            <text:p>Brentford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Udumaga</text:p>
          </table:table-cell>
          <table:table-cell office:value-type="string">
            <text:p>Jermaine</text:p>
          </table:table-cell>
          <table:table-cell office:value-type="string">
            <text:p>MC</text:p>
          </table:table-cell>
          <table:table-cell/>
          <table:table-cell office:value-type="string">
            <text:p>Brentford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Delfouneso</text:p>
          </table:table-cell>
          <table:table-cell office:value-type="string">
            <text:p>Nathan</text:p>
          </table:table-cell>
          <table:table-cell office:value-type="string">
            <text:p>BU</text:p>
          </table:table-cell>
          <table:table-cell office:value-type="string">
            <text:p>http://2015.sofifa.org/15/players/60/184467.png</text:p>
          </table:table-cell>
          <table:table-cell office:value-type="string">
            <text:p>Blackpool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Ranger</text:p>
          </table:table-cell>
          <table:table-cell office:value-type="string">
            <text:p>Nile</text:p>
          </table:table-cell>
          <table:table-cell office:value-type="string">
            <text:p>BU</text:p>
          </table:table-cell>
          <table:table-cell office:value-type="string">
            <text:p>http://2015.sofifa.org/15/players/60/190451.png</text:p>
          </table:table-cell>
          <table:table-cell office:value-type="string">
            <text:p>Blackpool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Lewis</text:p>
          </table:table-cell>
          <table:table-cell office:value-type="string">
            <text:p>Joe</text:p>
          </table:table-cell>
          <table:table-cell office:value-type="string">
            <text:p>G</text:p>
          </table:table-cell>
          <table:table-cell office:value-type="string">
            <text:p>http://2015.sofifa.org/15/players/60/156253.png</text:p>
          </table:table-cell>
          <table:table-cell office:value-type="string">
            <text:p>Blackpool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Dunne</text:p>
          </table:table-cell>
          <table:table-cell office:value-type="string">
            <text:p>Charles</text:p>
          </table:table-cell>
          <table:table-cell office:value-type="string">
            <text:p>DG</text:p>
          </table:table-cell>
          <table:table-cell office:value-type="string">
            <text:p>http://2015.sofifa.org/15/players/60/205956.png</text:p>
          </table:table-cell>
          <table:table-cell office:value-type="string">
            <text:p>Blackpool FC</text:p>
          </table:table-cell>
          <table:table-cell/>
          <table:table-cell office:value-type="string">
            <text:p>Irland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Cywka</text:p>
          </table:table-cell>
          <table:table-cell office:value-type="string">
            <text:p>Tomasz</text:p>
          </table:table-cell>
          <table:table-cell office:value-type="string">
            <text:p>MG</text:p>
          </table:table-cell>
          <table:table-cell office:value-type="string">
            <text:p>http://2015.sofifa.org/15/players/60/178590.png</text:p>
          </table:table-cell>
          <table:table-cell office:value-type="string">
            <text:p>Blackpool FC</text:p>
          </table:table-cell>
          <table:table-cell/>
          <table:table-cell office:value-type="string">
            <text:p>Pologn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Parish</text:p>
          </table:table-cell>
          <table:table-cell office:value-type="string">
            <text:p>Elliot</text:p>
          </table:table-cell>
          <table:table-cell office:value-type="string">
            <text:p>G</text:p>
          </table:table-cell>
          <table:table-cell office:value-type="string">
            <text:p>http://2015.sofifa.org/15/players/60/183549.png</text:p>
          </table:table-cell>
          <table:table-cell office:value-type="string">
            <text:p>Blackpool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endy</text:p>
          </table:table-cell>
          <table:table-cell office:value-type="string">
            <text:p>Formose</text:p>
          </table:table-cell>
          <table:table-cell office:value-type="string">
            <text:p>MDR</text:p>
          </table:table-cell>
          <table:table-cell office:value-type="string">
            <text:p>http://2015.sofifa.org/15/players/60/192875.png</text:p>
          </table:table-cell>
          <table:table-cell office:value-type="string">
            <text:p>Blackpool FC</text:p>
          </table:table-cell>
          <table:table-cell/>
          <table:table-cell office:value-type="string">
            <text:p>Guinee-Bissau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ellis</text:p>
          </table:table-cell>
          <table:table-cell office:value-type="string">
            <text:p>Jacob</text:p>
          </table:table-cell>
          <table:table-cell office:value-type="string">
            <text:p>MC</text:p>
          </table:table-cell>
          <table:table-cell office:value-type="string">
            <text:p>http://2015.sofifa.org/15/players/60/186198.png</text:p>
          </table:table-cell>
          <table:table-cell office:value-type="string">
            <text:p>Blackpool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Zoko</text:p>
          </table:table-cell>
          <table:table-cell office:value-type="string">
            <text:p>Francois</text:p>
          </table:table-cell>
          <table:table-cell office:value-type="string">
            <text:p>BU</text:p>
          </table:table-cell>
          <table:table-cell office:value-type="string">
            <text:p>http://2015.sofifa.org/15/players/60/112362.png</text:p>
          </table:table-cell>
          <table:table-cell office:value-type="string">
            <text:p>Blackpool FC</text:p>
          </table:table-cell>
          <table:table-cell/>
          <table:table-cell office:value-type="string">
            <text:p>Cote d'Ivoi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Lundstram</text:p>
          </table:table-cell>
          <table:table-cell office:value-type="string">
            <text:p>John</text:p>
          </table:table-cell>
          <table:table-cell office:value-type="string">
            <text:p>MC</text:p>
          </table:table-cell>
          <table:table-cell office:value-type="string">
            <text:p>http://2015.sofifa.org/15/players/60/200746.png</text:p>
          </table:table-cell>
          <table:table-cell office:value-type="string">
            <text:p>Blackpool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Orlandi</text:p>
          </table:table-cell>
          <table:table-cell office:value-type="string">
            <text:p>Andrea</text:p>
          </table:table-cell>
          <table:table-cell office:value-type="string">
            <text:p>MG</text:p>
          </table:table-cell>
          <table:table-cell office:value-type="string">
            <text:p>http://2015.sofifa.org/15/players/60/155930.png</text:p>
          </table:table-cell>
          <table:table-cell office:value-type="string">
            <text:p>Blackpool FC</text:p>
          </table:table-cell>
          <table:table-cell/>
          <table:table-cell office:value-type="string">
            <text:p>Espagn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iller</text:p>
          </table:table-cell>
          <table:table-cell office:value-type="string">
            <text:p>Ishmael</text:p>
          </table:table-cell>
          <table:table-cell office:value-type="string">
            <text:p>BU</text:p>
          </table:table-cell>
          <table:table-cell office:value-type="string">
            <text:p>http://2015.sofifa.org/15/players/60/169725.png</text:p>
          </table:table-cell>
          <table:table-cell office:value-type="string">
            <text:p>Blackpool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Cubero</text:p>
          </table:table-cell>
          <table:table-cell office:value-type="string">
            <text:p>Jose</text:p>
          </table:table-cell>
          <table:table-cell office:value-type="string">
            <text:p>MDC</text:p>
          </table:table-cell>
          <table:table-cell office:value-type="string">
            <text:p>http://2015.sofifa.org/15/players/60/216783.png</text:p>
          </table:table-cell>
          <table:table-cell office:value-type="string">
            <text:p>Blackpool FC</text:p>
          </table:table-cell>
          <table:table-cell/>
          <table:table-cell office:value-type="string">
            <text:p>Costa Rica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Davies</text:p>
          </table:table-cell>
          <table:table-cell office:value-type="string">
            <text:p>Steven</text:p>
          </table:table-cell>
          <table:table-cell office:value-type="string">
            <text:p>BU</text:p>
          </table:table-cell>
          <table:table-cell office:value-type="string">
            <text:p>http://2015.sofifa.org/15/players/60/170818.png</text:p>
          </table:table-cell>
          <table:table-cell office:value-type="string">
            <text:p>Blackpool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Daniels</text:p>
          </table:table-cell>
          <table:table-cell office:value-type="string">
            <text:p>Donervon</text:p>
          </table:table-cell>
          <table:table-cell office:value-type="string">
            <text:p>DC</text:p>
          </table:table-cell>
          <table:table-cell office:value-type="string">
            <text:p>http://2015.sofifa.org/15/players/60/209493.png</text:p>
          </table:table-cell>
          <table:table-cell office:value-type="string">
            <text:p>Blackpool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Clarke</text:p>
          </table:table-cell>
          <table:table-cell office:value-type="string">
            <text:p>Peter</text:p>
          </table:table-cell>
          <table:table-cell office:value-type="string">
            <text:p>DC</text:p>
          </table:table-cell>
          <table:table-cell office:value-type="string">
            <text:p>http://2015.sofifa.org/15/players/60/50632.png</text:p>
          </table:table-cell>
          <table:table-cell office:value-type="string">
            <text:p>Blackpool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Oriol</text:p>
          </table:table-cell>
          <table:table-cell office:value-type="string">
            <text:p>Joan</text:p>
          </table:table-cell>
          <table:table-cell office:value-type="string">
            <text:p>DG</text:p>
          </table:table-cell>
          <table:table-cell office:value-type="string">
            <text:p>http://2015.sofifa.org/15/players/60/192788.png</text:p>
          </table:table-cell>
          <table:table-cell office:value-type="string">
            <text:p>Blackpool FC</text:p>
          </table:table-cell>
          <table:table-cell/>
          <table:table-cell office:value-type="string">
            <text:p>Espagn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cMahon</text:p>
          </table:table-cell>
          <table:table-cell office:value-type="string">
            <text:p>Tony</text:p>
          </table:table-cell>
          <table:table-cell office:value-type="string">
            <text:p>DD</text:p>
          </table:table-cell>
          <table:table-cell office:value-type="string">
            <text:p>http://2015.sofifa.org/15/players/60/164465.png</text:p>
          </table:table-cell>
          <table:table-cell office:value-type="string">
            <text:p>Blackpool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Perkins</text:p>
          </table:table-cell>
          <table:table-cell office:value-type="string">
            <text:p>David</text:p>
          </table:table-cell>
          <table:table-cell office:value-type="string">
            <text:p>MC</text:p>
          </table:table-cell>
          <table:table-cell office:value-type="string">
            <text:p>http://2015.sofifa.org/15/players/60/179856.png</text:p>
          </table:table-cell>
          <table:table-cell office:value-type="string">
            <text:p>Blackpool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acKenzie</text:p>
          </table:table-cell>
          <table:table-cell office:value-type="string">
            <text:p>Gary</text:p>
          </table:table-cell>
          <table:table-cell office:value-type="string">
            <text:p>DC</text:p>
          </table:table-cell>
          <table:table-cell office:value-type="string">
            <text:p>http://2015.sofifa.org/15/players/60/155977.png</text:p>
          </table:table-cell>
          <table:table-cell office:value-type="string">
            <text:p>Blackpool FC</text:p>
          </table:table-cell>
          <table:table-cell/>
          <table:table-cell office:value-type="string">
            <text:p>Ecoss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Oriol</text:p>
          </table:table-cell>
          <table:table-cell office:value-type="string">
            <text:p>Edu</text:p>
          </table:table-cell>
          <table:table-cell office:value-type="string">
            <text:p>MOC</text:p>
          </table:table-cell>
          <table:table-cell office:value-type="string">
            <text:p>http://2015.sofifa.org/15/players/60/198139.png</text:p>
          </table:table-cell>
          <table:table-cell office:value-type="string">
            <text:p>Blackpool FC</text:p>
          </table:table-cell>
          <table:table-cell/>
          <table:table-cell office:value-type="string">
            <text:p>Espagn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Zenjov</text:p>
          </table:table-cell>
          <table:table-cell office:value-type="string">
            <text:p>Sergei</text:p>
          </table:table-cell>
          <table:table-cell office:value-type="string">
            <text:p>BU</text:p>
          </table:table-cell>
          <table:table-cell office:value-type="string">
            <text:p>http://2015.sofifa.org/15/players/60/192899.png</text:p>
          </table:table-cell>
          <table:table-cell office:value-type="string">
            <text:p>Blackpool FC</text:p>
          </table:table-cell>
          <table:table-cell/>
          <table:table-cell office:value-type="string">
            <text:p>Estoni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Cameron</text:p>
          </table:table-cell>
          <table:table-cell office:value-type="string">
            <text:p>Henry</text:p>
          </table:table-cell>
          <table:table-cell office:value-type="string">
            <text:p>AIG</text:p>
          </table:table-cell>
          <table:table-cell/>
          <table:table-cell office:value-type="string">
            <text:p>Blackpool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Blackman</text:p>
          </table:table-cell>
          <table:table-cell office:value-type="string">
            <text:p>Andre</text:p>
          </table:table-cell>
          <table:table-cell office:value-type="string">
            <text:p>DG</text:p>
          </table:table-cell>
          <table:table-cell/>
          <table:table-cell office:value-type="string">
            <text:p>Blackpool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Waddington</text:p>
          </table:table-cell>
          <table:table-cell office:value-type="string">
            <text:p>Mark</text:p>
          </table:table-cell>
          <table:table-cell office:value-type="string">
            <text:p>MC</text:p>
          </table:table-cell>
          <table:table-cell/>
          <table:table-cell office:value-type="string">
            <text:p>Blackpool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Rentmeister</text:p>
          </table:table-cell>
          <table:table-cell office:value-type="string">
            <text:p>Jeffrey</text:p>
          </table:table-cell>
          <table:table-cell office:value-type="string">
            <text:p>DC</text:p>
          </table:table-cell>
          <table:table-cell office:value-type="string">
            <text:p>http://2015.sofifa.org/15/players/60/152431.png</text:p>
          </table:table-cell>
          <table:table-cell office:value-type="string">
            <text:p>Blackpool FC</text:p>
          </table:table-cell>
          <table:table-cell/>
          <table:table-cell office:value-type="string">
            <text:p>Belgique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Milton</text:p>
          </table:table-cell>
          <table:table-cell office:value-type="string">
            <text:p>Daniel</text:p>
          </table:table-cell>
          <table:table-cell office:value-type="string">
            <text:p>G</text:p>
          </table:table-cell>
          <table:table-cell/>
          <table:table-cell office:value-type="string">
            <text:p>Blackpool FC</text:p>
          </table:table-cell>
          <table:table-cell/>
          <table:table-cell office:value-type="string">
            <text:p>Canada</text:p>
          </table:table-cell>
          <table:table-cell office:value-type="string">
            <text:p>SkyBet Championship</text:p>
          </table:table-cell>
        </table:table-row>
        <table:table-row table:style-name="ro2">
          <table:table-cell office:value-type="string">
            <text:p>Dielna</text:p>
          </table:table-cell>
          <table:table-cell office:value-type="string">
            <text:p>Joel</text:p>
          </table:table-cell>
          <table:table-cell office:value-type="string">
            <text:p>DG</text:p>
          </table:table-cell>
          <table:table-cell/>
          <table:table-cell office:value-type="string">
            <text:p>Blackpool FC</text:p>
          </table:table-cell>
          <table:table-cell/>
          <table:table-cell office:value-type="string">
            <text:p>France</text:p>
          </table:table-cell>
          <table:table-cell office:value-type="string">
            <text:p>SkyBet Championship</text:p>
          </table:table-cell>
        </table:table-row>
        <table:table-row table:style-name="ro3">
          <table:table-cell office:value-type="string">
            <text:p>Telford</text:p>
          </table:table-cell>
          <table:table-cell office:value-type="string">
            <text:p>Dom</text:p>
          </table:table-cell>
          <table:table-cell office:value-type="string">
            <text:p>BU</text:p>
          </table:table-cell>
          <table:table-cell/>
          <table:table-cell office:value-type="string">
            <text:p>Blackpool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3">
          <table:table-cell office:value-type="string">
            <text:p>Holmes</text:p>
          </table:table-cell>
          <table:table-cell office:value-type="string">
            <text:p>Duane</text:p>
          </table:table-cell>
          <table:table-cell office:value-type="string">
            <text:p>MOC</text:p>
          </table:table-cell>
          <table:table-cell office:value-type="string">
            <text:p>http://2015.sofifa.org/15/players/60/213948.png</text:p>
          </table:table-cell>
          <table:table-cell office:value-type="string">
            <text:p>Huddersfield Town FC</text:p>
          </table:table-cell>
          <table:table-cell/>
          <table:table-cell office:value-type="string">
            <text:p>Etats-Unis</text:p>
          </table:table-cell>
          <table:table-cell office:value-type="string">
            <text:p>SkyBet Championship</text:p>
          </table:table-cell>
        </table:table-row>
        <table:table-row table:style-name="ro3">
          <table:table-cell office:value-type="string">
            <text:p>Wells</text:p>
          </table:table-cell>
          <table:table-cell office:value-type="string">
            <text:p>Nahki</text:p>
          </table:table-cell>
          <table:table-cell office:value-type="string">
            <text:p>BU</text:p>
          </table:table-cell>
          <table:table-cell office:value-type="string">
            <text:p>http://2015.sofifa.org/15/players/60/202686.png</text:p>
          </table:table-cell>
          <table:table-cell office:value-type="string">
            <text:p>Huddersfield Town FC</text:p>
          </table:table-cell>
          <table:table-cell/>
          <table:table-cell office:value-type="string">
            <text:p>Bermudes</text:p>
          </table:table-cell>
          <table:table-cell office:value-type="string">
            <text:p>SkyBet Championship</text:p>
          </table:table-cell>
        </table:table-row>
        <table:table-row table:style-name="ro3">
          <table:table-cell office:value-type="string">
            <text:p>Ward</text:p>
          </table:table-cell>
          <table:table-cell office:value-type="string">
            <text:p>Danny</text:p>
          </table:table-cell>
          <table:table-cell office:value-type="string">
            <text:p>BU</text:p>
          </table:table-cell>
          <table:table-cell office:value-type="string">
            <text:p>http://2015.sofifa.org/15/players/60/194319.png</text:p>
          </table:table-cell>
          <table:table-cell office:value-type="string">
            <text:p>Huddersfield Town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3">
          <table:table-cell office:value-type="string">
            <text:p>Robinson</text:p>
          </table:table-cell>
          <table:table-cell office:value-type="string">
            <text:p>Jack</text:p>
          </table:table-cell>
          <table:table-cell office:value-type="string">
            <text:p>DG</text:p>
          </table:table-cell>
          <table:table-cell office:value-type="string">
            <text:p>http://2015.sofifa.org/15/players/60/199027.png</text:p>
          </table:table-cell>
          <table:table-cell office:value-type="string">
            <text:p>Huddersfield Town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3">
          <table:table-cell office:value-type="string">
            <text:p>Holt</text:p>
          </table:table-cell>
          <table:table-cell office:value-type="string">
            <text:p>Grant</text:p>
          </table:table-cell>
          <table:table-cell office:value-type="string">
            <text:p>BU</text:p>
          </table:table-cell>
          <table:table-cell office:value-type="string">
            <text:p>http://2015.sofifa.org/15/players/60/20172.png</text:p>
          </table:table-cell>
          <table:table-cell office:value-type="string">
            <text:p>Huddersfield Town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3">
          <table:table-cell office:value-type="string">
            <text:p>Hudson</text:p>
          </table:table-cell>
          <table:table-cell office:value-type="string">
            <text:p>Mark</text:p>
          </table:table-cell>
          <table:table-cell office:value-type="string">
            <text:p>DC</text:p>
          </table:table-cell>
          <table:table-cell office:value-type="string">
            <text:p>http://2015.sofifa.org/15/players/60/53792.png</text:p>
          </table:table-cell>
          <table:table-cell office:value-type="string">
            <text:p>Huddersfield Town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3">
          <table:table-cell office:value-type="string">
            <text:p>Murphy</text:p>
          </table:table-cell>
          <table:table-cell office:value-type="string">
            <text:p>Joe</text:p>
          </table:table-cell>
          <table:table-cell office:value-type="string">
            <text:p>G</text:p>
          </table:table-cell>
          <table:table-cell office:value-type="string">
            <text:p>http://2015.sofifa.org/15/players/60/52679.png</text:p>
          </table:table-cell>
          <table:table-cell office:value-type="string">
            <text:p>Huddersfield Town FC</text:p>
          </table:table-cell>
          <table:table-cell/>
          <table:table-cell office:value-type="string">
            <text:p>Irlande</text:p>
          </table:table-cell>
          <table:table-cell office:value-type="string">
            <text:p>SkyBet Championship</text:p>
          </table:table-cell>
        </table:table-row>
        <table:table-row table:style-name="ro3">
          <table:table-cell office:value-type="string">
            <text:p>Coady</text:p>
          </table:table-cell>
          <table:table-cell office:value-type="string">
            <text:p>Conor</text:p>
          </table:table-cell>
          <table:table-cell office:value-type="string">
            <text:p>MDC</text:p>
          </table:table-cell>
          <table:table-cell office:value-type="string">
            <text:p>http://2015.sofifa.org/15/players/60/202048.png</text:p>
          </table:table-cell>
          <table:table-cell office:value-type="string">
            <text:p>Huddersfield Town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3">
          <table:table-cell office:value-type="string">
            <text:p>Scannell</text:p>
          </table:table-cell>
          <table:table-cell office:value-type="string">
            <text:p>Sean</text:p>
          </table:table-cell>
          <table:table-cell office:value-type="string">
            <text:p>MG</text:p>
          </table:table-cell>
          <table:table-cell office:value-type="string">
            <text:p>http://2015.sofifa.org/15/players/60/186422.png</text:p>
          </table:table-cell>
          <table:table-cell office:value-type="string">
            <text:p>Huddersfield Town FC</text:p>
          </table:table-cell>
          <table:table-cell/>
          <table:table-cell office:value-type="string">
            <text:p>Irlande</text:p>
          </table:table-cell>
          <table:table-cell office:value-type="string">
            <text:p>SkyBet Championship</text:p>
          </table:table-cell>
        </table:table-row>
        <table:table-row table:style-name="ro3">
          <table:table-cell office:value-type="string">
            <text:p>Vaughan</text:p>
          </table:table-cell>
          <table:table-cell office:value-type="string">
            <text:p>James</text:p>
          </table:table-cell>
          <table:table-cell office:value-type="string">
            <text:p>BU</text:p>
          </table:table-cell>
          <table:table-cell office:value-type="string">
            <text:p>http://2015.sofifa.org/15/players/60/163396.png</text:p>
          </table:table-cell>
          <table:table-cell office:value-type="string">
            <text:p>Huddersfield Town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3">
          <table:table-cell office:value-type="string">
            <text:p>Smithies</text:p>
          </table:table-cell>
          <table:table-cell office:value-type="string">
            <text:p>Alex</text:p>
          </table:table-cell>
          <table:table-cell office:value-type="string">
            <text:p>G</text:p>
          </table:table-cell>
          <table:table-cell office:value-type="string">
            <text:p>http://2015.sofifa.org/15/players/60/184436.png</text:p>
          </table:table-cell>
          <table:table-cell office:value-type="string">
            <text:p>Huddersfield Town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3">
          <table:table-cell office:value-type="string">
            <text:p>Hammill</text:p>
          </table:table-cell>
          <table:table-cell office:value-type="string">
            <text:p>Adam</text:p>
          </table:table-cell>
          <table:table-cell office:value-type="string">
            <text:p>MDR</text:p>
          </table:table-cell>
          <table:table-cell office:value-type="string">
            <text:p>http://2015.sofifa.org/15/players/60/169568.png</text:p>
          </table:table-cell>
          <table:table-cell office:value-type="string">
            <text:p>Huddersfield Town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3">
          <table:table-cell office:value-type="string">
            <text:p>Peltier</text:p>
          </table:table-cell>
          <table:table-cell office:value-type="string">
            <text:p>Lee</text:p>
          </table:table-cell>
          <table:table-cell office:value-type="string">
            <text:p>DD</text:p>
          </table:table-cell>
          <table:table-cell office:value-type="string">
            <text:p>http://2015.sofifa.org/15/players/60/169575.png</text:p>
          </table:table-cell>
          <table:table-cell office:value-type="string">
            <text:p>Huddersfield Town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3">
          <table:table-cell office:value-type="string">
            <text:p>Bunn</text:p>
          </table:table-cell>
          <table:table-cell office:value-type="string">
            <text:p>Harry</text:p>
          </table:table-cell>
          <table:table-cell office:value-type="string">
            <text:p>BU</text:p>
          </table:table-cell>
          <table:table-cell office:value-type="string">
            <text:p>http://2015.sofifa.org/15/players/60/205161.png</text:p>
          </table:table-cell>
          <table:table-cell office:value-type="string">
            <text:p>Huddersfield Town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3">
          <table:table-cell office:value-type="string">
            <text:p>Majewski</text:p>
          </table:table-cell>
          <table:table-cell office:value-type="string">
            <text:p>Radoslaw</text:p>
          </table:table-cell>
          <table:table-cell office:value-type="string">
            <text:p>MOC</text:p>
          </table:table-cell>
          <table:table-cell office:value-type="string">
            <text:p>http://2015.sofifa.org/15/players/60/179569.png</text:p>
          </table:table-cell>
          <table:table-cell office:value-type="string">
            <text:p>Huddersfield Town FC</text:p>
          </table:table-cell>
          <table:table-cell/>
          <table:table-cell office:value-type="string">
            <text:p>Pologne</text:p>
          </table:table-cell>
          <table:table-cell office:value-type="string">
            <text:p>SkyBet Championship</text:p>
          </table:table-cell>
        </table:table-row>
        <table:table-row table:style-name="ro3">
          <table:table-cell office:value-type="string">
            <text:p>Paterson</text:p>
          </table:table-cell>
          <table:table-cell office:value-type="string">
            <text:p>Martin</text:p>
          </table:table-cell>
          <table:table-cell office:value-type="string">
            <text:p>BU</text:p>
          </table:table-cell>
          <table:table-cell office:value-type="string">
            <text:p>http://2015.sofifa.org/15/players/60/170051.png</text:p>
          </table:table-cell>
          <table:table-cell office:value-type="string">
            <text:p>Huddersfield Town FC</text:p>
          </table:table-cell>
          <table:table-cell/>
          <table:table-cell office:value-type="string">
            <text:p>Irlande du Nord</text:p>
          </table:table-cell>
          <table:table-cell office:value-type="string">
            <text:p>SkyBet Championship</text:p>
          </table:table-cell>
        </table:table-row>
        <table:table-row table:style-name="ro3">
          <table:table-cell office:value-type="string">
            <text:p>Dixon</text:p>
          </table:table-cell>
          <table:table-cell office:value-type="string">
            <text:p>Paul</text:p>
          </table:table-cell>
          <table:table-cell office:value-type="string">
            <text:p>DG</text:p>
          </table:table-cell>
          <table:table-cell office:value-type="string">
            <text:p>http://2015.sofifa.org/15/players/60/169184.png</text:p>
          </table:table-cell>
          <table:table-cell office:value-type="string">
            <text:p>Huddersfield Town FC</text:p>
          </table:table-cell>
          <table:table-cell/>
          <table:table-cell office:value-type="string">
            <text:p>Ecosse</text:p>
          </table:table-cell>
          <table:table-cell office:value-type="string">
            <text:p>SkyBet Championship</text:p>
          </table:table-cell>
        </table:table-row>
        <table:table-row table:style-name="ro3">
          <table:table-cell office:value-type="string">
            <text:p>Lynch</text:p>
          </table:table-cell>
          <table:table-cell office:value-type="string">
            <text:p>Joel</text:p>
          </table:table-cell>
          <table:table-cell office:value-type="string">
            <text:p>DC</text:p>
          </table:table-cell>
          <table:table-cell office:value-type="string">
            <text:p>http://2015.sofifa.org/15/players/60/164855.png</text:p>
          </table:table-cell>
          <table:table-cell office:value-type="string">
            <text:p>Huddersfield Town FC</text:p>
          </table:table-cell>
          <table:table-cell/>
          <table:table-cell office:value-type="string">
            <text:p>Pays de Galles</text:p>
          </table:table-cell>
          <table:table-cell office:value-type="string">
            <text:p>SkyBet Championship</text:p>
          </table:table-cell>
        </table:table-row>
        <table:table-row table:style-name="ro3">
          <table:table-cell office:value-type="string">
            <text:p>Gerrard</text:p>
          </table:table-cell>
          <table:table-cell office:value-type="string">
            <text:p>Anthony</text:p>
          </table:table-cell>
          <table:table-cell office:value-type="string">
            <text:p>DC</text:p>
          </table:table-cell>
          <table:table-cell office:value-type="string">
            <text:p>http://2015.sofifa.org/15/players/60/158867.png</text:p>
          </table:table-cell>
          <table:table-cell office:value-type="string">
            <text:p>Huddersfield Town FC</text:p>
          </table:table-cell>
          <table:table-cell/>
          <table:table-cell office:value-type="string">
            <text:p>Irlande</text:p>
          </table:table-cell>
          <table:table-cell office:value-type="string">
            <text:p>SkyBet Championship</text:p>
          </table:table-cell>
        </table:table-row>
        <table:table-row table:style-name="ro3">
          <table:table-cell office:value-type="string">
            <text:p>Hogg</text:p>
          </table:table-cell>
          <table:table-cell office:value-type="string">
            <text:p>Jonathan</text:p>
          </table:table-cell>
          <table:table-cell office:value-type="string">
            <text:p>MC</text:p>
          </table:table-cell>
          <table:table-cell office:value-type="string">
            <text:p>http://2015.sofifa.org/15/players/60/183546.png</text:p>
          </table:table-cell>
          <table:table-cell office:value-type="string">
            <text:p>Huddersfield Town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3">
          <table:table-cell office:value-type="string">
            <text:p>Smith</text:p>
          </table:table-cell>
          <table:table-cell office:value-type="string">
            <text:p>Tommy</text:p>
          </table:table-cell>
          <table:table-cell office:value-type="string">
            <text:p>DD</text:p>
          </table:table-cell>
          <table:table-cell office:value-type="string">
            <text:p>http://2015.sofifa.org/15/players/60/203783.png</text:p>
          </table:table-cell>
          <table:table-cell office:value-type="string">
            <text:p>Huddersfield Town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3">
          <table:table-cell office:value-type="string">
            <text:p>Butterfield</text:p>
          </table:table-cell>
          <table:table-cell office:value-type="string">
            <text:p>Jacob</text:p>
          </table:table-cell>
          <table:table-cell office:value-type="string">
            <text:p>MC</text:p>
          </table:table-cell>
          <table:table-cell office:value-type="string">
            <text:p>http://2015.sofifa.org/15/players/60/186559.png</text:p>
          </table:table-cell>
          <table:table-cell office:value-type="string">
            <text:p>Huddersfield Town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3">
          <table:table-cell office:value-type="string">
            <text:p>Tronstad</text:p>
          </table:table-cell>
          <table:table-cell office:value-type="string">
            <text:p>Sondre</text:p>
          </table:table-cell>
          <table:table-cell office:value-type="string">
            <text:p>MC</text:p>
          </table:table-cell>
          <table:table-cell office:value-type="string">
            <text:p>http://2015.sofifa.org/15/players/60/212099.png</text:p>
          </table:table-cell>
          <table:table-cell office:value-type="string">
            <text:p>Huddersfield Town FC</text:p>
          </table:table-cell>
          <table:table-cell/>
          <table:table-cell office:value-type="string">
            <text:p>Norvege</text:p>
          </table:table-cell>
          <table:table-cell office:value-type="string">
            <text:p>SkyBet Championship</text:p>
          </table:table-cell>
        </table:table-row>
        <table:table-row table:style-name="ro3">
          <table:table-cell office:value-type="string">
            <text:p>Wallace</text:p>
          </table:table-cell>
          <table:table-cell office:value-type="string">
            <text:p>Murray</text:p>
          </table:table-cell>
          <table:table-cell office:value-type="string">
            <text:p>DC</text:p>
          </table:table-cell>
          <table:table-cell office:value-type="string">
            <text:p>http://2015.sofifa.org/15/players/60/208024.png</text:p>
          </table:table-cell>
          <table:table-cell office:value-type="string">
            <text:p>Huddersfield Town FC</text:p>
          </table:table-cell>
          <table:table-cell/>
          <table:table-cell office:value-type="string">
            <text:p>Ecosse</text:p>
          </table:table-cell>
          <table:table-cell office:value-type="string">
            <text:p>SkyBet Championship</text:p>
          </table:table-cell>
        </table:table-row>
        <table:table-row table:style-name="ro3">
          <table:table-cell office:value-type="string">
            <text:p>Charles</text:p>
          </table:table-cell>
          <table:table-cell office:value-type="string">
            <text:p>Jake</text:p>
          </table:table-cell>
          <table:table-cell office:value-type="string">
            <text:p>MG</text:p>
          </table:table-cell>
          <table:table-cell/>
          <table:table-cell office:value-type="string">
            <text:p>Huddersfield Town FC</text:p>
          </table:table-cell>
          <table:table-cell/>
          <table:table-cell office:value-type="string">
            <text:p>Pays de Galles</text:p>
          </table:table-cell>
          <table:table-cell office:value-type="string">
            <text:p>SkyBet Championship</text:p>
          </table:table-cell>
        </table:table-row>
        <table:table-row table:style-name="ro3">
          <table:table-cell office:value-type="string">
            <text:p>Sinnott</text:p>
          </table:table-cell>
          <table:table-cell office:value-type="string">
            <text:p>Jordan</text:p>
          </table:table-cell>
          <table:table-cell office:value-type="string">
            <text:p>MC</text:p>
          </table:table-cell>
          <table:table-cell office:value-type="string">
            <text:p>http://2015.sofifa.org/15/players/60/208963.png</text:p>
          </table:table-cell>
          <table:table-cell office:value-type="string">
            <text:p>Huddersfield Town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3">
          <table:table-cell office:value-type="string">
            <text:p>Lolley</text:p>
          </table:table-cell>
          <table:table-cell office:value-type="string">
            <text:p>Joe</text:p>
          </table:table-cell>
          <table:table-cell office:value-type="string">
            <text:p>MDR</text:p>
          </table:table-cell>
          <table:table-cell office:value-type="string">
            <text:p>http://2015.sofifa.org/15/players/60/221587.png</text:p>
          </table:table-cell>
          <table:table-cell office:value-type="string">
            <text:p>Huddersfield Town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3">
          <table:table-cell office:value-type="string">
            <text:p>Wilczynski</text:p>
          </table:table-cell>
          <table:table-cell office:value-type="string">
            <text:p>Ed</text:p>
          </table:table-cell>
          <table:table-cell office:value-type="string">
            <text:p>G</text:p>
          </table:table-cell>
          <table:table-cell/>
          <table:table-cell office:value-type="string">
            <text:p>Huddersfield Town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3">
          <table:table-cell office:value-type="string">
            <text:p>Allinson</text:p>
          </table:table-cell>
          <table:table-cell office:value-type="string">
            <text:p>Lloyd</text:p>
          </table:table-cell>
          <table:table-cell office:value-type="string">
            <text:p>G</text:p>
          </table:table-cell>
          <table:table-cell/>
          <table:table-cell office:value-type="string">
            <text:p>Huddersfield Town FC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3">
          <table:table-cell office:value-type="string">
            <text:p>Boyle</text:p>
          </table:table-cell>
          <table:table-cell office:value-type="string">
            <text:p>William</text:p>
          </table:table-cell>
          <table:table-cell office:value-type="string">
            <text:p>DC</text:p>
          </table:table-cell>
          <table:table-cell/>
          <table:table-cell office:value-type="string">
            <text:p>Huddersfield Town FC</text:p>
          </table:table-cell>
          <table:table-cell/>
          <table:table-cell office:value-type="string">
            <text:p>Ecosse</text:p>
          </table:table-cell>
          <table:table-cell office:value-type="string">
            <text:p>SkyBet Championship</text:p>
          </table:table-cell>
        </table:table-row>
        <table:table-row table:style-name="ro3">
          <table:table-cell office:value-type="string">
            <text:p>Boruc</text:p>
          </table:table-cell>
          <table:table-cell office:value-type="string">
            <text:p>Artur</text:p>
          </table:table-cell>
          <table:table-cell office:value-type="string">
            <text:p>G</text:p>
          </table:table-cell>
          <table:table-cell office:value-type="string">
            <text:p>http://2015.sofifa.org/15/players/60/105846.png</text:p>
          </table:table-cell>
          <table:table-cell office:value-type="string">
            <text:p>AFC Bournemouth</text:p>
          </table:table-cell>
          <table:table-cell table:number-columns-repeated="2" office:value-type="string">
            <text:p>Pologne</text:p>
          </table:table-cell>
          <table:table-cell office:value-type="string">
            <text:p>SkyBet Championship</text:p>
          </table:table-cell>
        </table:table-row>
        <table:table-row table:style-name="ro3">
          <table:table-cell office:value-type="string">
            <text:p>Wilson</text:p>
          </table:table-cell>
          <table:table-cell office:value-type="string">
            <text:p>Callum</text:p>
          </table:table-cell>
          <table:table-cell office:value-type="string">
            <text:p>BU</text:p>
          </table:table-cell>
          <table:table-cell office:value-type="string">
            <text:p>http://2015.sofifa.org/15/players/60/196978.png</text:p>
          </table:table-cell>
          <table:table-cell office:value-type="string">
            <text:p>AFC Bournemouth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3">
          <table:table-cell office:value-type="string">
            <text:p>Fraser</text:p>
          </table:table-cell>
          <table:table-cell office:value-type="string">
            <text:p>Ryan</text:p>
          </table:table-cell>
          <table:table-cell office:value-type="string">
            <text:p>MG</text:p>
          </table:table-cell>
          <table:table-cell office:value-type="string">
            <text:p>http://2015.sofifa.org/15/players/60/207807.png</text:p>
          </table:table-cell>
          <table:table-cell office:value-type="string">
            <text:p>AFC Bournemouth</text:p>
          </table:table-cell>
          <table:table-cell/>
          <table:table-cell office:value-type="string">
            <text:p>Ecosse</text:p>
          </table:table-cell>
          <table:table-cell office:value-type="string">
            <text:p>SkyBet Championship</text:p>
          </table:table-cell>
        </table:table-row>
        <table:table-row table:style-name="ro3">
          <table:table-cell office:value-type="string">
            <text:p>Gosling</text:p>
          </table:table-cell>
          <table:table-cell office:value-type="string">
            <text:p>Dan</text:p>
          </table:table-cell>
          <table:table-cell office:value-type="string">
            <text:p>MC</text:p>
          </table:table-cell>
          <table:table-cell office:value-type="string">
            <text:p>http://2015.sofifa.org/15/players/60/184749.png</text:p>
          </table:table-cell>
          <table:table-cell office:value-type="string">
            <text:p>AFC Bournemouth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3">
          <table:table-cell office:value-type="string">
            <text:p>Okane</text:p>
          </table:table-cell>
          <table:table-cell office:value-type="string">
            <text:p>Eunan</text:p>
          </table:table-cell>
          <table:table-cell office:value-type="string">
            <text:p>MDC</text:p>
          </table:table-cell>
          <table:table-cell office:value-type="string">
            <text:p>http://2015.sofifa.org/15/players/60/197953.png</text:p>
          </table:table-cell>
          <table:table-cell office:value-type="string">
            <text:p>AFC Bournemouth</text:p>
          </table:table-cell>
          <table:table-cell/>
          <table:table-cell office:value-type="string">
            <text:p>Irlande</text:p>
          </table:table-cell>
          <table:table-cell office:value-type="string">
            <text:p>SkyBet Championship</text:p>
          </table:table-cell>
        </table:table-row>
        <table:table-row table:style-name="ro3">
          <table:table-cell office:value-type="string">
            <text:p>Pitman</text:p>
          </table:table-cell>
          <table:table-cell office:value-type="string">
            <text:p>Brett</text:p>
          </table:table-cell>
          <table:table-cell office:value-type="string">
            <text:p>BU</text:p>
          </table:table-cell>
          <table:table-cell office:value-type="string">
            <text:p>http://2015.sofifa.org/15/players/60/172780.png</text:p>
          </table:table-cell>
          <table:table-cell office:value-type="string">
            <text:p>AFC Bournemouth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3">
          <table:table-cell office:value-type="string">
            <text:p>Harte</text:p>
          </table:table-cell>
          <table:table-cell office:value-type="string">
            <text:p>Ian</text:p>
          </table:table-cell>
          <table:table-cell office:value-type="string">
            <text:p>DG</text:p>
          </table:table-cell>
          <table:table-cell office:value-type="string">
            <text:p>http://2015.sofifa.org/15/players/60/7612.png</text:p>
          </table:table-cell>
          <table:table-cell office:value-type="string">
            <text:p>AFC Bournemouth</text:p>
          </table:table-cell>
          <table:table-cell/>
          <table:table-cell office:value-type="string">
            <text:p>Irlande</text:p>
          </table:table-cell>
          <table:table-cell office:value-type="string">
            <text:p>SkyBet Championship</text:p>
          </table:table-cell>
        </table:table-row>
        <table:table-row table:style-name="ro3">
          <table:table-cell office:value-type="string">
            <text:p>Camp</text:p>
          </table:table-cell>
          <table:table-cell office:value-type="string">
            <text:p>Lee</text:p>
          </table:table-cell>
          <table:table-cell office:value-type="string">
            <text:p>G</text:p>
          </table:table-cell>
          <table:table-cell office:value-type="string">
            <text:p>http://2015.sofifa.org/15/players/60/53736.png</text:p>
          </table:table-cell>
          <table:table-cell office:value-type="string">
            <text:p>AFC Bournemouth</text:p>
          </table:table-cell>
          <table:table-cell/>
          <table:table-cell office:value-type="string">
            <text:p>Irlande du Nord</text:p>
          </table:table-cell>
          <table:table-cell office:value-type="string">
            <text:p>SkyBet Championship</text:p>
          </table:table-cell>
        </table:table-row>
        <table:table-row table:style-name="ro3">
          <table:table-cell office:value-type="string">
            <text:p>Rantie</text:p>
          </table:table-cell>
          <table:table-cell office:value-type="string">
            <text:p>Tokelo</text:p>
          </table:table-cell>
          <table:table-cell office:value-type="string">
            <text:p>BU</text:p>
          </table:table-cell>
          <table:table-cell office:value-type="string">
            <text:p>http://2015.sofifa.org/15/players/60/206126.png</text:p>
          </table:table-cell>
          <table:table-cell office:value-type="string">
            <text:p>AFC Bournemouth</text:p>
          </table:table-cell>
          <table:table-cell table:number-columns-repeated="2" office:value-type="string">
            <text:p>Afrique du Sud</text:p>
          </table:table-cell>
          <table:table-cell office:value-type="string">
            <text:p>SkyBet Championship</text:p>
          </table:table-cell>
        </table:table-row>
        <table:table-row table:style-name="ro3">
          <table:table-cell office:value-type="string">
            <text:p>Stanislas</text:p>
          </table:table-cell>
          <table:table-cell office:value-type="string">
            <text:p>Junior</text:p>
          </table:table-cell>
          <table:table-cell office:value-type="string">
            <text:p>MG</text:p>
          </table:table-cell>
          <table:table-cell office:value-type="string">
            <text:p>http://2015.sofifa.org/15/players/60/189446.png</text:p>
          </table:table-cell>
          <table:table-cell office:value-type="string">
            <text:p>AFC Bournemouth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3">
          <table:table-cell office:value-type="string">
            <text:p>Surman</text:p>
          </table:table-cell>
          <table:table-cell office:value-type="string">
            <text:p>Andrew</text:p>
          </table:table-cell>
          <table:table-cell office:value-type="string">
            <text:p>MC</text:p>
          </table:table-cell>
          <table:table-cell office:value-type="string">
            <text:p>http://2015.sofifa.org/15/players/60/172768.png</text:p>
          </table:table-cell>
          <table:table-cell office:value-type="string">
            <text:p>AFC Bournemouth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3">
          <table:table-cell office:value-type="string">
            <text:p>Cook</text:p>
          </table:table-cell>
          <table:table-cell office:value-type="string">
            <text:p>Steve</text:p>
          </table:table-cell>
          <table:table-cell office:value-type="string">
            <text:p>DC</text:p>
          </table:table-cell>
          <table:table-cell office:value-type="string">
            <text:p>http://2015.sofifa.org/15/players/60/193011.png</text:p>
          </table:table-cell>
          <table:table-cell office:value-type="string">
            <text:p>AFC Bournemouth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3">
          <table:table-cell office:value-type="string">
            <text:p>Pugh</text:p>
          </table:table-cell>
          <table:table-cell office:value-type="string">
            <text:p>Marc</text:p>
          </table:table-cell>
          <table:table-cell office:value-type="string">
            <text:p>MG</text:p>
          </table:table-cell>
          <table:table-cell office:value-type="string">
            <text:p>http://2015.sofifa.org/15/players/60/166838.png</text:p>
          </table:table-cell>
          <table:table-cell office:value-type="string">
            <text:p>AFC Bournemouth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3">
          <table:table-cell office:value-type="string">
            <text:p>Ritchie</text:p>
          </table:table-cell>
          <table:table-cell office:value-type="string">
            <text:p>Matt</text:p>
          </table:table-cell>
          <table:table-cell office:value-type="string">
            <text:p>MDR</text:p>
          </table:table-cell>
          <table:table-cell office:value-type="string">
            <text:p>http://2015.sofifa.org/15/players/60/186395.png</text:p>
          </table:table-cell>
          <table:table-cell office:value-type="string">
            <text:p>AFC Bournemouth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3">
          <table:table-cell office:value-type="string">
            <text:p>Smith</text:p>
          </table:table-cell>
          <table:table-cell office:value-type="string">
            <text:p>Adam</text:p>
          </table:table-cell>
          <table:table-cell office:value-type="string">
            <text:p>DD</text:p>
          </table:table-cell>
          <table:table-cell office:value-type="string">
            <text:p>http://2015.sofifa.org/15/players/60/190885.png</text:p>
          </table:table-cell>
          <table:table-cell office:value-type="string">
            <text:p>AFC Bournemouth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3">
          <table:table-cell office:value-type="string">
            <text:p>Francis</text:p>
          </table:table-cell>
          <table:table-cell office:value-type="string">
            <text:p>Simon</text:p>
          </table:table-cell>
          <table:table-cell office:value-type="string">
            <text:p>DD</text:p>
          </table:table-cell>
          <table:table-cell office:value-type="string">
            <text:p>http://2015.sofifa.org/15/players/60/135883.png</text:p>
          </table:table-cell>
          <table:table-cell office:value-type="string">
            <text:p>AFC Bournemouth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3">
          <table:table-cell office:value-type="string">
            <text:p>Addison</text:p>
          </table:table-cell>
          <table:table-cell office:value-type="string">
            <text:p>Miles</text:p>
          </table:table-cell>
          <table:table-cell office:value-type="string">
            <text:p>DC</text:p>
          </table:table-cell>
          <table:table-cell office:value-type="string">
            <text:p>http://2015.sofifa.org/15/players/60/173440.png</text:p>
          </table:table-cell>
          <table:table-cell office:value-type="string">
            <text:p>AFC Bournemouth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3">
          <table:table-cell office:value-type="string">
            <text:p>Arter</text:p>
          </table:table-cell>
          <table:table-cell office:value-type="string">
            <text:p>Harry</text:p>
          </table:table-cell>
          <table:table-cell office:value-type="string">
            <text:p>MC</text:p>
          </table:table-cell>
          <table:table-cell office:value-type="string">
            <text:p>http://2015.sofifa.org/15/players/60/184469.png</text:p>
          </table:table-cell>
          <table:table-cell office:value-type="string">
            <text:p>AFC Bournemouth</text:p>
          </table:table-cell>
          <table:table-cell/>
          <table:table-cell office:value-type="string">
            <text:p>Irlande</text:p>
          </table:table-cell>
          <table:table-cell office:value-type="string">
            <text:p>SkyBet Championship</text:p>
          </table:table-cell>
        </table:table-row>
        <table:table-row table:style-name="ro3">
          <table:table-cell office:value-type="string">
            <text:p>Matthews</text:p>
          </table:table-cell>
          <table:table-cell office:value-type="string">
            <text:p>Samuel</text:p>
          </table:table-cell>
          <table:table-cell office:value-type="string">
            <text:p>MC</text:p>
          </table:table-cell>
          <table:table-cell/>
          <table:table-cell office:value-type="string">
            <text:p>AFC Bournemouth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3">
          <table:table-cell office:value-type="string">
            <text:p>Muleba</text:p>
          </table:table-cell>
          <table:table-cell office:value-type="string">
            <text:p>Jonathan</text:p>
          </table:table-cell>
          <table:table-cell office:value-type="string">
            <text:p>DC</text:p>
          </table:table-cell>
          <table:table-cell office:value-type="string">
            <text:p>http://2015.sofifa.org/15/players/60/213660.png</text:p>
          </table:table-cell>
          <table:table-cell office:value-type="string">
            <text:p>AFC Bournemouth</text:p>
          </table:table-cell>
          <table:table-cell/>
          <table:table-cell office:value-type="string">
            <text:p>Burundi</text:p>
          </table:table-cell>
          <table:table-cell office:value-type="string">
            <text:p>SkyBet Championship</text:p>
          </table:table-cell>
        </table:table-row>
        <table:table-row table:style-name="ro3">
          <table:table-cell office:value-type="string">
            <text:p>Kermorgant</text:p>
          </table:table-cell>
          <table:table-cell office:value-type="string">
            <text:p>Yann</text:p>
          </table:table-cell>
          <table:table-cell office:value-type="string">
            <text:p>BU</text:p>
          </table:table-cell>
          <table:table-cell office:value-type="string">
            <text:p>http://2015.sofifa.org/15/players/60/170353.png</text:p>
          </table:table-cell>
          <table:table-cell office:value-type="string">
            <text:p>AFC Bournemouth</text:p>
          </table:table-cell>
          <table:table-cell/>
          <table:table-cell office:value-type="string">
            <text:p>France</text:p>
          </table:table-cell>
          <table:table-cell office:value-type="string">
            <text:p>SkyBet Championship</text:p>
          </table:table-cell>
        </table:table-row>
        <table:table-row table:style-name="ro3">
          <table:table-cell office:value-type="string">
            <text:p>Ward</text:p>
          </table:table-cell>
          <table:table-cell office:value-type="string">
            <text:p>Elliott</text:p>
          </table:table-cell>
          <table:table-cell office:value-type="string">
            <text:p>DC</text:p>
          </table:table-cell>
          <table:table-cell office:value-type="string">
            <text:p>http://2015.sofifa.org/15/players/60/161943.png</text:p>
          </table:table-cell>
          <table:table-cell office:value-type="string">
            <text:p>AFC Bournemouth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3">
          <table:table-cell office:value-type="string">
            <text:p>Elphick</text:p>
          </table:table-cell>
          <table:table-cell office:value-type="string">
            <text:p>Tommy</text:p>
          </table:table-cell>
          <table:table-cell office:value-type="string">
            <text:p>DC</text:p>
          </table:table-cell>
          <table:table-cell office:value-type="string">
            <text:p>http://2015.sofifa.org/15/players/60/180635.png</text:p>
          </table:table-cell>
          <table:table-cell office:value-type="string">
            <text:p>AFC Bournemouth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3">
          <table:table-cell office:value-type="string">
            <text:p>MacDonald</text:p>
          </table:table-cell>
          <table:table-cell office:value-type="string">
            <text:p>Shaun</text:p>
          </table:table-cell>
          <table:table-cell office:value-type="string">
            <text:p>MC</text:p>
          </table:table-cell>
          <table:table-cell office:value-type="string">
            <text:p>http://2015.sofifa.org/15/players/60/170879.png</text:p>
          </table:table-cell>
          <table:table-cell office:value-type="string">
            <text:p>AFC Bournemouth</text:p>
          </table:table-cell>
          <table:table-cell/>
          <table:table-cell office:value-type="string">
            <text:p>Pays de Galles</text:p>
          </table:table-cell>
          <table:table-cell office:value-type="string">
            <text:p>SkyBet Championship</text:p>
          </table:table-cell>
        </table:table-row>
        <table:table-row table:style-name="ro3">
          <table:table-cell office:value-type="string">
            <text:p>Daniels</text:p>
          </table:table-cell>
          <table:table-cell office:value-type="string">
            <text:p>Charlie</text:p>
          </table:table-cell>
          <table:table-cell office:value-type="string">
            <text:p>DG</text:p>
          </table:table-cell>
          <table:table-cell office:value-type="string">
            <text:p>http://2015.sofifa.org/15/players/60/169638.png</text:p>
          </table:table-cell>
          <table:table-cell office:value-type="string">
            <text:p>AFC Bournemouth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3">
          <table:table-cell office:value-type="string">
            <text:p>Partington</text:p>
          </table:table-cell>
          <table:table-cell office:value-type="string">
            <text:p>Joe</text:p>
          </table:table-cell>
          <table:table-cell office:value-type="string">
            <text:p>MDC</text:p>
          </table:table-cell>
          <table:table-cell office:value-type="string">
            <text:p>http://2015.sofifa.org/15/players/60/184726.png</text:p>
          </table:table-cell>
          <table:table-cell office:value-type="string">
            <text:p>AFC Bournemouth</text:p>
          </table:table-cell>
          <table:table-cell/>
          <table:table-cell office:value-type="string">
            <text:p>Pays de Galles</text:p>
          </table:table-cell>
          <table:table-cell office:value-type="string">
            <text:p>SkyBet Championship</text:p>
          </table:table-cell>
        </table:table-row>
        <table:table-row table:style-name="ro3">
          <table:table-cell office:value-type="string">
            <text:p>Flahavan</text:p>
          </table:table-cell>
          <table:table-cell office:value-type="string">
            <text:p>Darryl</text:p>
          </table:table-cell>
          <table:table-cell office:value-type="string">
            <text:p>G</text:p>
          </table:table-cell>
          <table:table-cell office:value-type="string">
            <text:p>http://2015.sofifa.org/15/players/60/152933.png</text:p>
          </table:table-cell>
          <table:table-cell office:value-type="string">
            <text:p>AFC Bournemouth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  <table:table-row table:style-name="ro3">
          <table:table-cell office:value-type="string">
            <text:p>O'Hanlon</text:p>
          </table:table-cell>
          <table:table-cell office:value-type="string">
            <text:p>Josh</text:p>
          </table:table-cell>
          <table:table-cell office:value-type="string">
            <text:p>BU</text:p>
          </table:table-cell>
          <table:table-cell/>
          <table:table-cell office:value-type="string">
            <text:p>AFC Bournemouth</text:p>
          </table:table-cell>
          <table:table-cell/>
          <table:table-cell office:value-type="string">
            <text:p>Irlande</text:p>
          </table:table-cell>
          <table:table-cell office:value-type="string">
            <text:p>SkyBet Championship</text:p>
          </table:table-cell>
        </table:table-row>
        <table:table-row table:style-name="ro3">
          <table:table-cell office:value-type="string">
            <text:p>Carmichael</text:p>
          </table:table-cell>
          <table:table-cell office:value-type="string">
            <text:p>Josh</text:p>
          </table:table-cell>
          <table:table-cell office:value-type="string">
            <text:p>MC</text:p>
          </table:table-cell>
          <table:table-cell/>
          <table:table-cell office:value-type="string">
            <text:p>AFC Bournemouth</text:p>
          </table:table-cell>
          <table:table-cell/>
          <table:table-cell office:value-type="string">
            <text:p>Ecosse</text:p>
          </table:table-cell>
          <table:table-cell office:value-type="string">
            <text:p>SkyBet Championship</text:p>
          </table:table-cell>
        </table:table-row>
        <table:table-row table:style-name="ro3">
          <table:table-cell office:value-type="string">
            <text:p>Whitfield</text:p>
          </table:table-cell>
          <table:table-cell office:value-type="string">
            <text:p>Ben</text:p>
          </table:table-cell>
          <table:table-cell office:value-type="string">
            <text:p>MOC</text:p>
          </table:table-cell>
          <table:table-cell/>
          <table:table-cell office:value-type="string">
            <text:p>AFC Bournemouth</text:p>
          </table:table-cell>
          <table:table-cell/>
          <table:table-cell office:value-type="string">
            <text:p>Angleterre</text:p>
          </table:table-cell>
          <table:table-cell office:value-type="string">
            <text:p>SkyBet Championship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2">02/11/2014</text:date>, <text:time>22:4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x Boss</meta:initial-creator>
    <meta:creation-date>2014-10-29T22:14:48.56</meta:creation-date>
    <dc:date>2014-11-02T22:40:00.66</dc:date>
    <dc:creator>Max Boss</dc:creator>
    <meta:editing-duration>PT3H47M21S</meta:editing-duration>
    <meta:editing-cycles>34</meta:editing-cycles>
    <meta:generator>OpenOffice.org/3.3$Win32 OpenOffice.org_project/330m20$Build-9567</meta:generator>
    <meta:document-statistic meta:table-count="3" meta:cell-count="4749" meta:object-count="0"/>
  </office:meta>
</office:document-meta>
</file>